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Main-bold" svg:font-family="STIXMathJax_Main-bold" style:font-family-generic="roman"/>
    <style:font-face style:name="STIXMathJax_Size1" svg:font-family="STIXMathJax_Size1" style:font-family-generic="roman"/>
    <style:font-face style:name="STIXMathJax_Operators" svg:font-family="STIXMathJax_Operators"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Aria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T2" style:parent-style-name="DefaultParagraphFont" style:family="text">
      <style:text-properties fo:font-weight="bold" style:font-weight-asian="bold"/>
    </style:style>
    <style:style style:name="P3" style:parent-style-name="Normal" style:family="paragraph">
      <style:paragraph-properties fo:text-indent="0.25in"/>
      <style:text-properties style:font-name="Arial" style:font-name-complex="Arial" fo:font-size="10.5pt" style:font-size-asian="10.5pt" style:font-size-complex="10.5pt"/>
    </style:style>
    <style:style style:name="P4" style:parent-style-name="Normal" style:family="paragraph">
      <style:paragraph-properties fo:text-indent="0.25in"/>
      <style:text-properties style:font-name="Arial" style:font-name-complex="Arial" fo:font-weight="bold" style:font-weight-asian="bold" fo:font-size="10.5pt" style:font-size-asian="10.5pt" style:font-size-complex="10.5pt"/>
    </style:style>
    <style:style style:name="P5" style:parent-style-name="ListParagraph" style:family="paragraph">
      <style:text-properties style:font-name="Arial" style:font-name-complex="Arial" fo:font-size="10.5pt" style:font-size-asian="10.5pt" style:font-size-complex="10.5pt"/>
    </style:style>
    <style:style style:name="P6" style:parent-style-name="ListParagraph" style:family="paragraph">
      <style:text-properties style:font-name="Arial" style:font-name-complex="Arial" fo:font-size="10.5pt" style:font-size-asian="10.5pt" style:font-size-complex="10.5pt"/>
    </style:style>
    <style:style style:name="P7" style:parent-style-name="ListParagraph" style:family="paragraph">
      <style:text-properties style:font-name="Arial" style:font-name-complex="Arial" fo:font-size="10.5pt" style:font-size-asian="10.5pt" style:font-size-complex="10.5pt"/>
    </style:style>
    <style:style style:name="P8" style:parent-style-name="ListParagraph" style:family="paragraph">
      <style:text-properties style:font-name="Arial" style:font-name-complex="Arial" fo:font-size="10.5pt" style:font-size-asian="10.5pt" style:font-size-complex="10.5pt"/>
    </style:style>
    <style:style style:name="P9" style:parent-style-name="ListParagraph" style:family="paragraph">
      <style:text-properties style:font-name="Arial" style:font-name-complex="Arial" fo:font-size="10.5pt" style:font-size-asian="10.5pt" style:font-size-complex="10.5pt"/>
    </style:style>
    <style:style style:name="P10" style:parent-style-name="ListParagraph" style:family="paragraph">
      <style:text-properties style:font-name="Arial" style:font-name-complex="Arial" fo:font-size="10.5pt" style:font-size-asian="10.5pt" style:font-size-complex="10.5pt"/>
    </style:style>
    <style:style style:name="P11" style:parent-style-name="Normal"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1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13"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14"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15" style:parent-style-name="ListParagraph" style:family="paragraph">
      <style:paragraph-properties fo:border-top="none" fo:border-left="none" fo:border-bottom="0.0104in solid #000000" fo:border-right="none" fo:padding="0in" style:shadow="none"/>
    </style:style>
    <style:style style:name="T16" style:parent-style-name="DefaultParagraphFont" style:family="text">
      <style:text-properties style:font-name="Arial" style:font-name-complex="Arial" fo:font-size="10.5pt" style:font-size-asian="10.5pt" style:font-size-complex="10.5pt"/>
    </style:style>
    <style:style style:name="T17" style:parent-style-name="DefaultParagraphFont" style:family="text">
      <style:text-properties style:font-name="Arial" style:font-name-complex="Arial" fo:font-size="10.5pt" style:font-size-asian="10.5pt" style:font-size-complex="10.5pt"/>
    </style:style>
    <style:style style:name="T18" style:parent-style-name="DefaultParagraphFont" style:family="text">
      <style:text-properties style:font-name="Arial" style:font-name-complex="Arial" fo:font-size="10.5pt" style:font-size-asian="10.5pt" style:font-size-complex="10.5pt"/>
    </style:style>
    <style:style style:name="P19"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0"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1"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3"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24"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5"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6"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7"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8"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29"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0"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1"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3"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4"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35"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6"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7"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38"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39"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40"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1"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3"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4"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5"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6"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7"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8"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49"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50"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51"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5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53" style:parent-style-name="ListParagraph" style:family="paragraph">
      <style:paragraph-properties fo:border-top="none" fo:border-left="none" fo:border-bottom="0.0104in solid #000000" fo:border-right="none" fo:padding="0in" style:shadow="none"/>
    </style:style>
    <style:style style:name="T54" style:parent-style-name="DefaultParagraphFont" style:family="text">
      <style:text-properties style:font-name="Arial" style:font-name-complex="Arial" fo:font-weight="bold" style:font-weight-asian="bold" fo:font-size="10.5pt" style:font-size-asian="10.5pt" style:font-size-complex="10.5pt"/>
    </style:style>
    <style:style style:name="T55" style:parent-style-name="DefaultParagraphFont" style:family="text">
      <style:text-properties style:font-name="Arial" style:font-name-complex="Arial" fo:font-size="10.5pt" style:font-size-asian="10.5pt" style:font-size-complex="10.5pt"/>
    </style:style>
    <style:style style:name="P56"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57"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58"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59"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0"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1"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2"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3"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4"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5"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weight="bold" style:font-weight-asian="bold" fo:font-size="10.5pt" style:font-size-asian="10.5pt" style:font-size-complex="10.5pt"/>
    </style:style>
    <style:style style:name="P66"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7"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8"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69" style:parent-style-name="ListParagraph" style:family="paragraph">
      <style:paragraph-properties fo:border-top="none" fo:border-left="none" fo:border-bottom="0.0104in solid #000000" fo:border-right="none" fo:padding="0in" style:shadow="none"/>
      <style:text-properties style:font-name="Arial" style:font-name-complex="Arial" fo:font-size="10.5pt" style:font-size-asian="10.5pt" style:font-size-complex="10.5pt"/>
    </style:style>
    <style:style style:name="P70" style:parent-style-name="Normal" style:family="paragraph">
      <style:paragraph-properties fo:border-top="none" fo:border-left="none" fo:border-bottom="0.0104in solid #000000" fo:border-right="none" fo:padding="0in" style:shadow="none" fo:margin-left="0.25in">
        <style:tab-stops/>
      </style:paragraph-properties>
      <style:text-properties style:font-name="Arial" style:font-name-complex="Arial" fo:font-size="10.5pt" style:font-size-asian="10.5pt" style:font-size-complex="10.5pt"/>
    </style:style>
    <style:style style:name="P71" style:parent-style-name="Heading3" style:family="paragraph">
      <style:text-properties fo:font-weight="bold" style:font-weight-asian="bold" fo:background-color="#FAFAFA" style:text-underline-type="single" style:text-underline-style="solid" style:text-underline-width="auto" style:text-underline-mode="continuous"/>
    </style:style>
    <style:style style:name="P72" style:parent-style-name="Heading2" style:family="paragraph">
      <style:text-properties fo:font-weight="bold" style:font-weight-asian="bold"/>
    </style:style>
    <style:style style:name="P73" style:parent-style-name="Heading1" style:family="paragraph">
      <style:paragraph-properties fo:margin-top="0in" fo:margin-bottom="0.2083in" style:line-height-at-least="0.375in" fo:background-color="#FAFAFA"/>
    </style:style>
    <style:style style:name="T74" style:parent-style-name="DefaultParagraphFont" style:family="text">
      <style:text-properties style:font-name="Arial" style:font-name-complex="Arial" fo:font-weight="bold" style:font-weight-asian="bold" style:font-weight-complex="bold" fo:color="#373A3C"/>
    </style:style>
    <style:style style:name="P7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76"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7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2"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8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8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8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8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8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88" style:parent-style-name="ListParagraph" style:family="paragraph">
      <style:paragraph-properties fo:margin-top="0.0694in" fo:margin-bottom="0.1041in" fo:background-color="#FAFAFA"/>
    </style:style>
    <style:style style:name="T89" style:parent-style-name="DefaultParagraphFont" style:family="text">
      <style:text-properties style:font-name="Helvetica" fo:color="#000000" fo:font-size="10.5pt" style:font-size-asian="10.5pt" style:font-size-complex="10.5pt"/>
    </style:style>
    <style:style style:name="T90" style:parent-style-name="HTMLCode" style:family="text">
      <style:text-properties style:font-name-asian="Calibri" fo:color="#000000" fo:font-size="10.5pt" style:font-size-asian="10.5pt" style:font-size-complex="10.5pt" fo:background-color="#FFFFFF"/>
    </style:style>
    <style:style style:name="T91" style:parent-style-name="DefaultParagraphFont" style:family="text">
      <style:text-properties style:font-name="Helvetica" fo:color="#000000" fo:font-size="10.5pt" style:font-size-asian="10.5pt" style:font-size-complex="10.5pt"/>
    </style:style>
    <style:style style:name="P92" style:parent-style-name="ListParagraph" style:family="paragraph">
      <style:paragraph-properties fo:margin-top="0.0694in" fo:margin-bottom="0.1041in" fo:background-color="#FAFAFA"/>
    </style:style>
    <style:style style:name="T93" style:parent-style-name="DefaultParagraphFont" style:family="text">
      <style:text-properties style:font-name="Helvetica" fo:color="#000000" fo:font-size="10.5pt" style:font-size-asian="10.5pt" style:font-size-complex="10.5pt"/>
    </style:style>
    <style:style style:name="T94" style:parent-style-name="DefaultParagraphFont" style:family="text">
      <style:text-properties style:font-name="Helvetica"/>
    </style:style>
    <style:style style:name="T95" style:parent-style-name="DefaultParagraphFont" style:family="text">
      <style:text-properties style:font-name="Helvetica" fo:color="#000000" fo:font-size="10.5pt" style:font-size-asian="10.5pt" style:font-size-complex="10.5pt"/>
    </style:style>
    <style:style style:name="P9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9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9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9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0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0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02" style:parent-style-name="Normal" style:family="paragraph">
      <style:paragraph-properties fo:margin-top="0.0694in" fo:margin-bottom="0.1041in" fo:margin-left="0.5in" fo:background-color="#FAFAFA">
        <style:tab-stops>
          <style:tab-stop style:type="left" style:position="3.4868in"/>
        </style:tab-stops>
      </style:paragraph-properties>
    </style:style>
    <style:style style:name="T103" style:parent-style-name="DefaultParagraphFont" style:family="text">
      <style:text-properties style:font-name="Arial" style:font-name-complex="Arial" fo:font-weight="bold" style:font-weight-asian="bold" fo:color="#373A3C" fo:font-size="10.5pt" style:font-size-asian="10.5pt" style:font-size-complex="10.5pt"/>
    </style:style>
    <style:style style:name="T104" style:parent-style-name="DefaultParagraphFont" style:family="text">
      <style:text-properties style:font-name="Arial" style:font-name-complex="Arial" fo:font-weight="bold" style:font-weight-asian="bold" fo:color="#373A3C" fo:font-size="10.5pt" style:font-size-asian="10.5pt" style:font-size-complex="10.5pt"/>
    </style:style>
    <style:style style:name="P105" style:parent-style-name="Heading3" style:family="paragraph">
      <style:paragraph-properties fo:margin-left="0.5in">
        <style:tab-stops/>
      </style:paragraph-properties>
      <style:text-properties fo:font-weight="bold" style:font-weight-asian="bold"/>
    </style:style>
    <style:style style:name="P106" style:parent-style-name="Normal" style:family="paragraph">
      <style:paragraph-properties fo:margin-left="0.5in">
        <style:tab-stops/>
      </style:paragraph-properties>
    </style:style>
    <style:style style:name="T107" style:parent-style-name="Strong" style:family="text">
      <style:text-properties style:font-name="Arial" style:font-name-complex="Arial" fo:color="#000000" fo:font-size="10.5pt" style:font-size-asian="10.5pt" style:font-size-complex="10.5pt"/>
    </style:style>
    <style:style style:name="T108" style:parent-style-name="DefaultParagraphFont" style:family="text">
      <style:text-properties style:font-name="Arial" style:font-name-complex="Arial" fo:font-size="10.5pt" style:font-size-asian="10.5pt" style:font-size-complex="10.5pt"/>
    </style:style>
    <style:style style:name="T109" style:parent-style-name="Hyperlink" style:family="text">
      <style:text-properties style:font-name="Arial" style:font-name-complex="Arial" fo:color="#337AB7" fo:font-size="10.5pt" style:font-size-asian="10.5pt" style:font-size-complex="10.5pt"/>
    </style:style>
    <style:style style:name="T110" style:parent-style-name="DefaultParagraphFont" style:family="text">
      <style:text-properties style:font-name="Arial" style:font-name-complex="Arial" fo:font-size="10.5pt" style:font-size-asian="10.5pt" style:font-size-complex="10.5pt"/>
    </style:style>
    <style:style style:name="T111" style:parent-style-name="DefaultParagraphFont" style:family="text">
      <style:text-properties style:font-name="Arial" style:font-name-complex="Arial" fo:font-size="10.5pt" style:font-size-asian="10.5pt" style:font-size-complex="10.5pt"/>
    </style:style>
    <style:style style:name="P112"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13" style:parent-style-name="Normal" style:family="paragraph">
      <style:paragraph-properties fo:margin-left="0.5in">
        <style:tab-stops/>
      </style:paragraph-properties>
    </style:style>
    <style:style style:name="T114" style:parent-style-name="DefaultParagraphFont" style:family="text">
      <style:text-properties style:font-name="Arial" style:font-name-complex="Arial" fo:font-size="10.5pt" style:font-size-asian="10.5pt" style:font-size-complex="10.5pt"/>
    </style:style>
    <style:style style:name="P115" style:parent-style-name="Normal" style:family="paragraph">
      <style:paragraph-properties fo:margin-left="0.5in">
        <style:tab-stops/>
      </style:paragraph-properties>
    </style:style>
    <style:style style:name="T116" style:parent-style-name="DefaultParagraphFont" style:family="text">
      <style:text-properties style:font-name="Arial" style:font-name-complex="Arial" fo:font-weight="bold" style:font-weight-asian="bold" fo:font-size="10.5pt" style:font-size-asian="10.5pt" style:font-size-complex="10.5pt"/>
    </style:style>
    <style:style style:name="T117" style:parent-style-name="DefaultParagraphFont" style:family="text">
      <style:text-properties style:font-name="Arial" style:font-name-complex="Arial" fo:font-size="10.5pt" style:font-size-asian="10.5pt" style:font-size-complex="10.5pt"/>
    </style:style>
    <style:style style:name="T118" style:parent-style-name="Strong" style:family="text">
      <style:text-properties style:font-name="Arial" style:font-name-complex="Arial" fo:color="#000000" fo:font-size="10.5pt" style:font-size-asian="10.5pt" style:font-size-complex="10.5pt"/>
    </style:style>
    <style:style style:name="T119" style:parent-style-name="DefaultParagraphFont" style:family="text">
      <style:text-properties style:font-name="Arial" style:font-name-complex="Arial" fo:font-size="10.5pt" style:font-size-asian="10.5pt" style:font-size-complex="10.5pt"/>
    </style:style>
    <style:style style:name="T120" style:parent-style-name="Strong" style:family="text">
      <style:text-properties style:font-name="Arial" style:font-name-complex="Arial" fo:color="#000000" fo:font-size="10.5pt" style:font-size-asian="10.5pt" style:font-size-complex="10.5pt"/>
    </style:style>
    <style:style style:name="T121" style:parent-style-name="DefaultParagraphFont" style:family="text">
      <style:text-properties style:font-name="Arial" style:font-name-complex="Arial" fo:font-size="10.5pt" style:font-size-asian="10.5pt" style:font-size-complex="10.5pt"/>
    </style:style>
    <style:style style:name="P122"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2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2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25" style:parent-style-name="ListParagraph"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12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27" style:parent-style-name="ListParagraph" style:family="paragraph">
      <style:paragraph-properties fo:margin-top="0.0694in" fo:margin-bottom="0.1041in" fo:background-color="#FAFAFA"/>
    </style:style>
    <style:style style:name="T128" style:parent-style-name="DefaultParagraphFont" style:family="text">
      <style:text-properties style:font-name="Helvetica" fo:color="#000000" fo:font-size="10.5pt" style:font-size-asian="10.5pt" style:font-size-complex="10.5pt"/>
    </style:style>
    <style:style style:name="T129" style:parent-style-name="Strong" style:family="text">
      <style:text-properties style:font-name="&amp;quot" fo:color="#000000" fo:font-size="10.5pt" style:font-size-asian="10.5pt" style:font-size-complex="10.5pt"/>
    </style:style>
    <style:style style:name="T130" style:parent-style-name="DefaultParagraphFont" style:family="text">
      <style:text-properties style:font-name="Helvetica" fo:color="#000000" fo:font-size="10.5pt" style:font-size-asian="10.5pt" style:font-size-complex="10.5pt"/>
    </style:style>
    <style:style style:name="P13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3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3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3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35" style:parent-style-name="ListParagraph" style:family="paragraph">
      <style:paragraph-properties fo:margin-top="0.0694in" fo:margin-bottom="0.1041in" fo:background-color="#FAFAFA"/>
    </style:style>
    <style:style style:name="T136" style:parent-style-name="DefaultParagraphFont" style:family="text">
      <style:text-properties style:font-name="Helvetica" fo:color="#000000" fo:font-size="10.5pt" style:font-size-asian="10.5pt" style:font-size-complex="10.5pt"/>
    </style:style>
    <style:style style:name="T137" style:parent-style-name="DefaultParagraphFont" style:family="text">
      <style:text-properties style:font-name="Helvetica" fo:color="#000000" fo:font-size="10.5pt" style:font-size-asian="10.5pt" style:font-size-complex="10.5pt"/>
    </style:style>
    <style:style style:name="P13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3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4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4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4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43"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144" style:parent-style-name="ListParagraph" style:family="paragraph">
      <style:paragraph-properties fo:margin-top="0.0694in" fo:margin-bottom="0.1041in" fo:margin-left="1in" fo:background-color="#FAFAFA">
        <style:tab-stops/>
      </style:paragraph-properties>
      <style:text-properties style:font-name="Helvetica" fo:font-weight="bold" style:font-weight-asian="bold" fo:color="#000000" fo:font-size="10.5pt" style:font-size-asian="10.5pt" style:font-size-complex="10.5pt"/>
    </style:style>
    <style:style style:name="P145"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146"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147" style:parent-style-name="ListParagraph" style:family="paragraph">
      <style:paragraph-properties fo:margin-top="0.0694in" fo:margin-bottom="0.1041in" fo:background-color="#FAFAFA"/>
    </style:style>
    <style:style style:name="T148" style:parent-style-name="DefaultParagraphFont" style:family="text">
      <style:text-properties style:font-name="Helvetica" fo:color="#000000" fo:font-size="10.5pt" style:font-size-asian="10.5pt" style:font-size-complex="10.5pt"/>
    </style:style>
    <style:style style:name="T149" style:parent-style-name="DefaultParagraphFont" style:family="text">
      <style:text-properties style:font-name="Helvetica" fo:color="#000000" fo:font-size="10.5pt" style:font-size-asian="10.5pt" style:font-size-complex="10.5pt"/>
    </style:style>
    <style:style style:name="T150" style:parent-style-name="DefaultParagraphFont" style:family="text">
      <style:text-properties style:font-name="Helvetica" fo:color="#000000" fo:font-size="10.5pt" style:font-size-asian="10.5pt" style:font-size-complex="10.5pt"/>
    </style:style>
    <style:style style:name="T151" style:parent-style-name="DefaultParagraphFont" style:family="text">
      <style:text-properties style:font-name="Helvetica"/>
    </style:style>
    <style:style style:name="T152" style:parent-style-name="DefaultParagraphFont" style:family="text">
      <style:text-properties style:font-name="Helvetica" fo:color="#000000" fo:font-size="10.5pt" style:font-size-asian="10.5pt" style:font-size-complex="10.5pt"/>
    </style:style>
    <style:style style:name="P15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5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55" style:parent-style-name="ListParagraph" style:family="paragraph">
      <style:paragraph-properties fo:margin-top="0.0694in" fo:margin-bottom="0.1041in" fo:background-color="#FAFAFA"/>
    </style:style>
    <style:style style:name="T156" style:parent-style-name="DefaultParagraphFont" style:family="text">
      <style:text-properties style:font-name="Helvetica" fo:font-weight="bold" style:font-weight-asian="bold" style:font-weight-complex="bold"/>
    </style:style>
    <style:style style:name="T157" style:parent-style-name="DefaultParagraphFont" style:family="text">
      <style:text-properties style:font-name="Helvetica" fo:color="#000000" fo:font-size="10.5pt" style:font-size-asian="10.5pt" style:font-size-complex="10.5pt"/>
    </style:style>
    <style:style style:name="T158" style:parent-style-name="DefaultParagraphFont" style:family="text">
      <style:text-properties style:font-name="Helvetica" fo:font-weight="bold" style:font-weight-asian="bold" style:font-weight-complex="bold"/>
    </style:style>
    <style:style style:name="T159" style:parent-style-name="DefaultParagraphFont" style:family="text">
      <style:text-properties style:font-name="Helvetica" fo:color="#000000" fo:font-size="10.5pt" style:font-size-asian="10.5pt" style:font-size-complex="10.5pt"/>
    </style:style>
    <style:style style:name="T160" style:parent-style-name="DefaultParagraphFont" style:family="text">
      <style:text-properties style:font-name="Helvetica" fo:font-weight="bold" style:font-weight-asian="bold" style:font-weight-complex="bold"/>
    </style:style>
    <style:style style:name="T161" style:parent-style-name="DefaultParagraphFont" style:family="text">
      <style:text-properties style:font-name="Helvetica" fo:color="#000000" fo:font-size="10.5pt" style:font-size-asian="10.5pt" style:font-size-complex="10.5pt"/>
    </style:style>
    <style:style style:name="P162" style:parent-style-name="ListParagraph" style:family="paragraph">
      <style:paragraph-properties fo:margin-top="0.0694in" fo:margin-bottom="0.1041in" fo:background-color="#FAFAFA"/>
    </style:style>
    <style:style style:name="T163" style:parent-style-name="DefaultParagraphFont" style:family="text">
      <style:text-properties style:font-name="Helvetica" fo:color="#000000" fo:font-size="10.5pt" style:font-size-asian="10.5pt" style:font-size-complex="10.5pt"/>
    </style:style>
    <style:style style:name="T164" style:parent-style-name="DefaultParagraphFont" style:family="text">
      <style:text-properties style:font-name="Helvetica" fo:color="#000000" fo:font-size="10.5pt" style:font-size-asian="10.5pt" style:font-size-complex="10.5pt"/>
    </style:style>
    <style:style style:name="T165" style:parent-style-name="DefaultParagraphFont" style:family="text">
      <style:text-properties style:font-name="Helvetica" fo:color="#000000" fo:font-size="10.5pt" style:font-size-asian="10.5pt" style:font-size-complex="10.5pt"/>
    </style:style>
    <style:style style:name="P16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6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68" style:parent-style-name="ListParagraph" style:family="paragraph">
      <style:paragraph-properties fo:margin-top="0.0694in" fo:margin-bottom="0.1041in" fo:background-color="#FAFAFA"/>
    </style:style>
    <style:style style:name="T169" style:parent-style-name="DefaultParagraphFont" style:family="text">
      <style:text-properties style:font-name="Helvetica" fo:font-weight="bold" style:font-weight-asian="bold" style:font-weight-complex="bold"/>
    </style:style>
    <style:style style:name="T170" style:parent-style-name="DefaultParagraphFont" style:family="text">
      <style:text-properties style:font-name="Helvetica" fo:color="#000000" fo:font-size="10.5pt" style:font-size-asian="10.5pt" style:font-size-complex="10.5pt"/>
    </style:style>
    <style:style style:name="P171" style:parent-style-name="ListParagraph" style:family="paragraph">
      <style:paragraph-properties fo:margin-top="0.0694in" fo:margin-bottom="0.1041in" fo:background-color="#FAFAFA"/>
    </style:style>
    <style:style style:name="T172" style:parent-style-name="DefaultParagraphFont" style:family="text">
      <style:text-properties style:font-name="Helvetica" fo:font-weight="bold" style:font-weight-asian="bold" style:font-weight-complex="bold"/>
    </style:style>
    <style:style style:name="T173" style:parent-style-name="DefaultParagraphFont" style:family="text">
      <style:text-properties style:font-name="Helvetica" fo:color="#000000" fo:font-size="10.5pt" style:font-size-asian="10.5pt" style:font-size-complex="10.5pt"/>
    </style:style>
    <style:style style:name="P174" style:parent-style-name="ListParagraph" style:family="paragraph">
      <style:paragraph-properties fo:margin-top="0.0694in" fo:margin-bottom="0.1041in" fo:background-color="#FAFAFA"/>
    </style:style>
    <style:style style:name="T175" style:parent-style-name="DefaultParagraphFont" style:family="text">
      <style:text-properties style:font-name="Helvetica" fo:font-weight="bold" style:font-weight-asian="bold" style:font-weight-complex="bold"/>
    </style:style>
    <style:style style:name="T176" style:parent-style-name="DefaultParagraphFont" style:family="text">
      <style:text-properties style:font-name="Helvetica" fo:color="#000000" fo:font-size="10.5pt" style:font-size-asian="10.5pt" style:font-size-complex="10.5pt"/>
    </style:style>
    <style:style style:name="P177" style:parent-style-name="ListParagraph" style:family="paragraph">
      <style:paragraph-properties fo:margin-top="0.0694in" fo:margin-bottom="0.1041in" fo:background-color="#FAFAFA"/>
      <style:text-properties style:font-name="Helvetica" fo:font-weight="bold" style:font-weight-asian="bold" style:font-weight-complex="bold"/>
    </style:style>
    <style:style style:name="P178" style:parent-style-name="ListParagraph" style:family="paragraph">
      <style:paragraph-properties fo:margin-top="0.0694in" fo:margin-bottom="0.1041in" fo:background-color="#FAFAFA"/>
    </style:style>
    <style:style style:name="T179" style:parent-style-name="DefaultParagraphFont" style:family="text">
      <style:text-properties style:font-name="Helvetica" fo:font-weight="bold" style:font-weight-asian="bold" style:font-weight-complex="bold"/>
    </style:style>
    <style:style style:name="T180" style:parent-style-name="DefaultParagraphFont" style:family="text">
      <style:text-properties style:font-name="Helvetica" fo:color="#000000" fo:font-size="10.5pt" style:font-size-asian="10.5pt" style:font-size-complex="10.5pt"/>
    </style:style>
    <style:style style:name="P18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189" style:parent-style-name="Heading2" style:family="paragraph">
      <style:text-properties fo:font-weight="bold" style:font-weight-asian="bold"/>
    </style:style>
    <style:style style:name="P190" style:parent-style-name="Heading1" style:family="paragraph">
      <style:paragraph-properties fo:margin-top="0in" fo:margin-bottom="0.2083in" style:line-height-at-least="0.375in" fo:background-color="#FAFAFA"/>
    </style:style>
    <style:style style:name="T191" style:parent-style-name="DefaultParagraphFont" style:family="text">
      <style:text-properties style:font-name="Arial" style:font-name-complex="Arial" fo:font-weight="bold" style:font-weight-asian="bold" style:font-weight-complex="bold" fo:color="#373A3C"/>
    </style:style>
    <style:style style:name="P19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9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1" style:parent-style-name="Normal" style:family="paragraph">
      <style:paragraph-properties fo:margin-bottom="0.2083in" style:line-height-at-least="0.2083in" fo:background-color="#FAFAFA"/>
    </style:style>
    <style:style style:name="T202"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203"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204"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205"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20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20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208"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20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8" style:parent-style-name="ListParagraph" style:family="paragraph">
      <style:paragraph-properties fo:margin-top="0.0694in" fo:margin-bottom="0.1041in" fo:background-color="#FAFAFA"/>
    </style:style>
    <style:style style:name="P219" style:parent-style-name="ListParagraph" style:family="paragraph">
      <style:paragraph-properties fo:margin-top="0.0694in" fo:margin-bottom="0.1041in" fo:background-color="#FAFAFA"/>
    </style:style>
    <style:style style:name="T220" style:parent-style-name="Strong" style:family="text">
      <style:text-properties style:font-name="&amp;quot" fo:color="#000000" fo:font-size="10.5pt" style:font-size-asian="10.5pt" style:font-size-complex="10.5pt"/>
    </style:style>
    <style:style style:name="T221" style:parent-style-name="DefaultParagraphFont" style:family="text">
      <style:text-properties style:font-name="Helvetica" fo:color="#000000" fo:font-size="10.5pt" style:font-size-asian="10.5pt" style:font-size-complex="10.5pt"/>
    </style:style>
    <style:style style:name="T222" style:parent-style-name="Hyperlink" style:family="text">
      <style:text-properties style:font-name="&amp;quot" fo:color="#337AB7" fo:font-size="10.5pt" style:font-size-asian="10.5pt" style:font-size-complex="10.5pt"/>
    </style:style>
    <style:style style:name="T223" style:parent-style-name="DefaultParagraphFont" style:family="text">
      <style:text-properties style:font-name="Helvetica" fo:color="#000000" fo:font-size="10.5pt" style:font-size-asian="10.5pt" style:font-size-complex="10.5pt"/>
    </style:style>
    <style:style style:name="T224" style:parent-style-name="Emphasis" style:family="text">
      <style:text-properties style:font-name="&amp;quot" fo:color="#000000" fo:font-size="10.5pt" style:font-size-asian="10.5pt" style:font-size-complex="10.5pt"/>
    </style:style>
    <style:style style:name="T225" style:parent-style-name="DefaultParagraphFont" style:family="text">
      <style:text-properties style:font-name="Helvetica" fo:color="#000000" fo:font-size="10.5pt" style:font-size-asian="10.5pt" style:font-size-complex="10.5pt"/>
    </style:style>
    <style:style style:name="T226" style:parent-style-name="Strong" style:family="text">
      <style:text-properties style:font-name="&amp;quot" fo:color="#000000" fo:font-size="10.5pt" style:font-size-asian="10.5pt" style:font-size-complex="10.5pt"/>
    </style:style>
    <style:style style:name="T227" style:parent-style-name="DefaultParagraphFont" style:family="text">
      <style:text-properties style:font-name="Helvetica" fo:color="#000000" fo:font-size="10.5pt" style:font-size-asian="10.5pt" style:font-size-complex="10.5pt"/>
    </style:style>
    <style:style style:name="P228" style:parent-style-name="ListParagraph" style:family="paragraph">
      <style:paragraph-properties fo:margin-top="0.0694in" fo:margin-bottom="0.1041in" fo:background-color="#FAFAFA"/>
    </style:style>
    <style:style style:name="T229" style:parent-style-name="DefaultParagraphFont" style:family="text">
      <style:text-properties style:font-name="Helvetica" fo:color="#000000" fo:font-size="10.5pt" style:font-size-asian="10.5pt" style:font-size-complex="10.5pt"/>
    </style:style>
    <style:style style:name="T230" style:parent-style-name="DefaultParagraphFont" style:family="text">
      <style:text-properties style:font-name="Helvetica" fo:color="#000000" fo:font-size="10.5pt" style:font-size-asian="10.5pt" style:font-size-complex="10.5pt"/>
    </style:style>
    <style:style style:name="P23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32" style:parent-style-name="ListParagraph" style:family="paragraph">
      <style:paragraph-properties fo:margin-top="0.0694in" fo:margin-bottom="0.1041in" fo:background-color="#FAFAFA"/>
    </style:style>
    <style:style style:name="T233" style:parent-style-name="DefaultParagraphFont" style:family="text">
      <style:text-properties style:font-name="Helvetica" fo:color="#000000" fo:font-size="10.5pt" style:font-size-asian="10.5pt" style:font-size-complex="10.5pt"/>
    </style:style>
    <style:style style:name="T234" style:parent-style-name="DefaultParagraphFont" style:family="text">
      <style:text-properties style:font-name="Helvetica" fo:font-weight="bold" style:font-weight-asian="bold" style:font-weight-complex="bold"/>
    </style:style>
    <style:style style:name="T235" style:parent-style-name="DefaultParagraphFont" style:family="text">
      <style:text-properties style:font-name="Helvetica" fo:color="#000000" fo:font-size="10.5pt" style:font-size-asian="10.5pt" style:font-size-complex="10.5pt"/>
    </style:style>
    <style:style style:name="P236" style:parent-style-name="ListParagraph" style:family="paragraph">
      <style:paragraph-properties fo:margin-top="0.0694in" fo:margin-bottom="0.1041in" fo:background-color="#FAFAFA"/>
    </style:style>
    <style:style style:name="T237" style:parent-style-name="DefaultParagraphFont" style:family="text">
      <style:text-properties style:font-name="Helvetica" fo:color="#000000" fo:font-size="10.5pt" style:font-size-asian="10.5pt" style:font-size-complex="10.5pt"/>
    </style:style>
    <style:style style:name="T238" style:parent-style-name="DefaultParagraphFont" style:family="text">
      <style:text-properties style:font-name="Helvetica" fo:font-weight="bold" style:font-weight-asian="bold" style:font-weight-complex="bold"/>
    </style:style>
    <style:style style:name="T239" style:parent-style-name="DefaultParagraphFont" style:family="text">
      <style:text-properties style:font-name="Helvetica" fo:color="#000000" fo:font-size="10.5pt" style:font-size-asian="10.5pt" style:font-size-complex="10.5pt"/>
    </style:style>
    <style:style style:name="T240" style:parent-style-name="DefaultParagraphFont" style:family="text">
      <style:text-properties style:font-name="Helvetica"/>
    </style:style>
    <style:style style:name="T241" style:parent-style-name="DefaultParagraphFont" style:family="text">
      <style:text-properties style:font-name="Helvetica" fo:color="#000000" fo:font-size="10.5pt" style:font-size-asian="10.5pt" style:font-size-complex="10.5pt"/>
    </style:style>
    <style:style style:name="T242" style:parent-style-name="DefaultParagraphFont" style:family="text">
      <style:text-properties style:font-name="Helvetica"/>
    </style:style>
    <style:style style:name="T243" style:parent-style-name="DefaultParagraphFont" style:family="text">
      <style:text-properties style:font-name="Helvetica" fo:color="#000000" fo:font-size="10.5pt" style:font-size-asian="10.5pt" style:font-size-complex="10.5pt"/>
    </style:style>
    <style:style style:name="T244" style:parent-style-name="DefaultParagraphFont" style:family="text">
      <style:text-properties style:font-name="Helvetica"/>
    </style:style>
    <style:style style:name="T245" style:parent-style-name="DefaultParagraphFont" style:family="text">
      <style:text-properties style:font-name="Helvetica" fo:color="#000000" fo:font-size="10.5pt" style:font-size-asian="10.5pt" style:font-size-complex="10.5pt"/>
    </style:style>
    <style:style style:name="P246" style:parent-style-name="Normal" style:family="paragraph">
      <style:paragraph-properties fo:margin-top="0.0694in" fo:margin-bottom="0.1041in" fo:margin-left="0.5in" fo:background-color="#FAFAFA">
        <style:tab-stops/>
      </style:paragraph-properties>
      <style:text-properties style:font-name="Helvetica"/>
    </style:style>
    <style:style style:name="P247"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248" style:parent-style-name="Normal" style:family="paragraph">
      <style:paragraph-properties fo:margin-top="0.0694in" fo:margin-bottom="0.1041in" fo:margin-left="0.5in" fo:background-color="#FAFAFA">
        <style:tab-stops/>
      </style:paragraph-properties>
      <style:text-properties style:font-name="Helvetica"/>
    </style:style>
    <style:style style:name="P249" style:parent-style-name="Normal" style:family="paragraph">
      <style:paragraph-properties fo:margin-top="0.0694in" fo:margin-bottom="0.1041in" fo:margin-left="0.5in" fo:background-color="#FAFAFA">
        <style:tab-stops/>
      </style:paragraph-properties>
      <style:text-properties style:font-name="Helvetica"/>
    </style:style>
    <style:style style:name="P250" style:parent-style-name="Normal" style:family="paragraph">
      <style:paragraph-properties fo:margin-top="0.0694in" fo:margin-bottom="0.1041in" fo:margin-left="0.5in" fo:background-color="#FAFAFA">
        <style:tab-stops/>
      </style:paragraph-properties>
      <style:text-properties style:font-name="Helvetica"/>
    </style:style>
    <style:style style:name="P251" style:parent-style-name="Normal" style:family="paragraph">
      <style:paragraph-properties fo:margin-top="0.0694in" fo:margin-bottom="0.1041in" fo:margin-left="0.5in" fo:background-color="#FAFAFA">
        <style:tab-stops/>
      </style:paragraph-properties>
      <style:text-properties style:font-name="Helvetica"/>
    </style:style>
    <style:style style:name="P252" style:parent-style-name="Normal" style:family="paragraph">
      <style:paragraph-properties fo:margin-top="0.0694in" fo:margin-bottom="0.1041in" fo:margin-left="0.5in" fo:background-color="#FAFAFA">
        <style:tab-stops/>
      </style:paragraph-properties>
      <style:text-properties style:font-name="Helvetica"/>
    </style:style>
    <style:style style:name="P253" style:parent-style-name="ListParagraph" style:family="paragraph">
      <style:paragraph-properties fo:margin-top="0.0694in" fo:margin-bottom="0.1041in" fo:background-color="#FAFAFA"/>
    </style:style>
    <style:style style:name="T254" style:parent-style-name="DefaultParagraphFont" style:family="text">
      <style:text-properties style:font-name="Helvetica" fo:color="#000000" fo:font-size="10.5pt" style:font-size-asian="10.5pt" style:font-size-complex="10.5pt"/>
    </style:style>
    <style:style style:name="T255" style:parent-style-name="HTMLCode" style:family="text">
      <style:text-properties style:font-name-asian="Calibri" fo:color="#000000" fo:font-size="10.5pt" style:font-size-asian="10.5pt" style:font-size-complex="10.5pt" fo:background-color="#FFFFFF"/>
    </style:style>
    <style:style style:name="T256" style:parent-style-name="DefaultParagraphFont" style:family="text">
      <style:text-properties style:font-name="Helvetica" fo:color="#000000" fo:font-size="10.5pt" style:font-size-asian="10.5pt" style:font-size-complex="10.5pt"/>
    </style:style>
    <style:style style:name="P257" style:parent-style-name="ListParagraph" style:family="paragraph">
      <style:paragraph-properties fo:margin-top="0.0694in" fo:margin-bottom="0.1041in" fo:background-color="#FAFAFA"/>
      <style:text-properties style:font-name="Helvetica"/>
    </style:style>
    <style:style style:name="P258" style:parent-style-name="ListParagraph" style:family="paragraph">
      <style:paragraph-properties fo:margin-top="0.0694in" fo:margin-bottom="0.1041in" fo:background-color="#FAFAFA"/>
      <style:text-properties style:font-name="Helvetica"/>
    </style:style>
    <style:style style:name="P259" style:parent-style-name="ListParagraph" style:family="paragraph">
      <style:paragraph-properties fo:margin-top="0.0694in" fo:margin-bottom="0.1041in" fo:background-color="#FAFAFA"/>
      <style:text-properties style:font-name="Helvetica"/>
    </style:style>
    <style:style style:name="P260" style:parent-style-name="ListParagraph" style:family="paragraph">
      <style:paragraph-properties fo:margin-top="0.0694in" fo:margin-bottom="0.1041in" fo:background-color="#FAFAFA"/>
      <style:text-properties style:font-name="Helvetica"/>
    </style:style>
    <style:style style:name="P261" style:parent-style-name="ListParagraph" style:family="paragraph">
      <style:paragraph-properties fo:margin-top="0.0694in" fo:margin-bottom="0.1041in" fo:background-color="#FAFAFA"/>
      <style:text-properties style:font-name="Helvetica"/>
    </style:style>
    <style:style style:name="P262" style:parent-style-name="ListParagraph" style:family="paragraph">
      <style:paragraph-properties fo:margin-top="0.0694in" fo:margin-bottom="0.1041in" fo:background-color="#FAFAFA"/>
      <style:text-properties style:font-name="Helvetica"/>
    </style:style>
    <style:style style:name="P263" style:parent-style-name="ListParagraph" style:family="paragraph">
      <style:paragraph-properties fo:margin-top="0.0694in" fo:margin-bottom="0.1041in" fo:background-color="#FAFAFA"/>
      <style:text-properties style:font-name="Helvetica"/>
    </style:style>
    <style:style style:name="P264" style:parent-style-name="ListParagraph" style:family="paragraph">
      <style:paragraph-properties fo:margin-top="0.0694in" fo:margin-bottom="0.1041in" fo:background-color="#FAFAFA"/>
      <style:text-properties style:font-name="Helvetica"/>
    </style:style>
    <style:style style:name="P265" style:parent-style-name="ListParagraph" style:family="paragraph">
      <style:paragraph-properties fo:margin-top="0.0694in" fo:margin-bottom="0.1041in" fo:background-color="#FAFAFA"/>
      <style:text-properties style:font-name="Helvetica"/>
    </style:style>
    <style:style style:name="P266" style:parent-style-name="ListParagraph" style:family="paragraph">
      <style:paragraph-properties fo:margin-top="0.0694in" fo:margin-bottom="0.1041in" fo:background-color="#FAFAFA"/>
      <style:text-properties style:font-name="Helvetica"/>
    </style:style>
    <style:style style:name="P267" style:parent-style-name="ListParagraph" style:family="paragraph">
      <style:paragraph-properties fo:margin-top="0.0694in" fo:margin-bottom="0.1041in" fo:background-color="#FAFAFA"/>
      <style:text-properties style:font-name="Helvetica"/>
    </style:style>
    <style:style style:name="P268" style:parent-style-name="ListParagraph" style:family="paragraph">
      <style:paragraph-properties fo:margin-top="0.0694in" fo:margin-bottom="0.1041in" fo:background-color="#FAFAFA"/>
      <style:text-properties style:font-name="Helvetica"/>
    </style:style>
    <style:style style:name="P269" style:parent-style-name="ListParagraph" style:family="paragraph">
      <style:paragraph-properties fo:margin-top="0.0694in" fo:margin-bottom="0.1041in" fo:background-color="#FAFAFA"/>
      <style:text-properties style:font-name="Helvetica"/>
    </style:style>
    <style:style style:name="P270" style:parent-style-name="ListParagraph" style:family="paragraph">
      <style:paragraph-properties fo:margin-top="0.0694in" fo:margin-bottom="0.1041in" fo:background-color="#FAFAFA"/>
      <style:text-properties style:font-name="Helvetica"/>
    </style:style>
    <style:style style:name="P271" style:parent-style-name="ListParagraph" style:family="paragraph">
      <style:paragraph-properties fo:margin-top="0.0694in" fo:margin-bottom="0.1041in" fo:background-color="#FAFAFA"/>
      <style:text-properties style:font-name="Helvetica"/>
    </style:style>
    <style:style style:name="P272" style:parent-style-name="ListParagraph" style:family="paragraph">
      <style:paragraph-properties fo:margin-top="0.0694in" fo:margin-bottom="0.1041in" fo:background-color="#FAFAFA"/>
      <style:text-properties style:font-name="Helvetica"/>
    </style:style>
    <style:style style:name="P273" style:parent-style-name="ListParagraph" style:family="paragraph">
      <style:paragraph-properties fo:margin-top="0.0694in" fo:margin-bottom="0.1041in" fo:margin-left="1in" fo:background-color="#FAFAFA">
        <style:tab-stops/>
      </style:paragraph-properties>
      <style:text-properties style:font-name="Helvetica"/>
    </style:style>
    <style:style style:name="P274" style:parent-style-name="ListParagraph" style:family="paragraph">
      <style:paragraph-properties fo:margin-top="0.0694in" fo:margin-bottom="0.1041in" fo:margin-left="1in" fo:background-color="#FAFAFA">
        <style:tab-stops/>
      </style:paragraph-properties>
      <style:text-properties style:font-name="Helvetica"/>
    </style:style>
    <style:style style:name="P275" style:parent-style-name="ListParagraph" style:family="paragraph">
      <style:paragraph-properties fo:margin-top="0.0694in" fo:margin-bottom="0.1041in" fo:margin-left="1in" fo:background-color="#FAFAFA">
        <style:tab-stops/>
      </style:paragraph-properties>
      <style:text-properties style:font-name="Helvetica"/>
    </style:style>
    <style:style style:name="P276" style:parent-style-name="ListParagraph" style:family="paragraph">
      <style:paragraph-properties fo:margin-top="0.0694in" fo:margin-bottom="0.1041in" fo:margin-left="1in" fo:background-color="#FAFAFA">
        <style:tab-stops/>
      </style:paragraph-properties>
      <style:text-properties style:font-name="Helvetica"/>
    </style:style>
    <style:style style:name="P277" style:parent-style-name="ListParagraph" style:family="paragraph">
      <style:paragraph-properties fo:margin-top="0.0694in" fo:margin-bottom="0.1041in" fo:margin-left="1in" fo:background-color="#FAFAFA">
        <style:tab-stops/>
      </style:paragraph-properties>
      <style:text-properties style:font-name="Helvetica"/>
    </style:style>
    <style:style style:name="P278" style:parent-style-name="ListParagraph" style:family="paragraph">
      <style:paragraph-properties fo:margin-top="0.0694in" fo:margin-bottom="0.1041in" fo:margin-left="1in" fo:background-color="#FAFAFA">
        <style:tab-stops/>
      </style:paragraph-properties>
      <style:text-properties style:font-name="Helvetica"/>
    </style:style>
    <style:style style:name="P279" style:parent-style-name="ListParagraph" style:family="paragraph">
      <style:paragraph-properties fo:margin-top="0.0694in" fo:margin-bottom="0.1041in" fo:margin-left="1in" fo:background-color="#FAFAFA">
        <style:tab-stops/>
      </style:paragraph-properties>
      <style:text-properties style:font-name="Helvetica"/>
    </style:style>
    <style:style style:name="P280" style:parent-style-name="ListParagraph" style:family="paragraph">
      <style:paragraph-properties fo:margin-top="0.0694in" fo:margin-bottom="0.1041in" fo:background-color="#FAFAFA"/>
      <style:text-properties style:font-name="Helvetica"/>
    </style:style>
    <style:style style:name="P281" style:parent-style-name="ListParagraph" style:family="paragraph">
      <style:paragraph-properties fo:margin-top="0.0694in" fo:margin-bottom="0.1041in" fo:background-color="#FAFAFA"/>
      <style:text-properties style:font-name="Helvetica"/>
    </style:style>
    <style:style style:name="P282" style:parent-style-name="ListParagraph" style:family="paragraph">
      <style:paragraph-properties fo:margin-top="0.0694in" fo:margin-bottom="0.1041in" fo:background-color="#FAFAFA"/>
      <style:text-properties style:font-name="Helvetica"/>
    </style:style>
    <style:style style:name="P283" style:parent-style-name="ListParagraph" style:family="paragraph">
      <style:paragraph-properties fo:margin-top="0.0694in" fo:margin-bottom="0.1041in" fo:background-color="#FAFAFA"/>
      <style:text-properties style:font-name="Helvetica"/>
    </style:style>
    <style:style style:name="P284" style:parent-style-name="ListParagraph" style:family="paragraph">
      <style:paragraph-properties fo:margin-top="0.0694in" fo:margin-bottom="0.1041in" fo:background-color="#FAFAFA"/>
      <style:text-properties style:font-name="Helvetica"/>
    </style:style>
    <style:style style:name="P285" style:parent-style-name="ListParagraph" style:family="paragraph">
      <style:paragraph-properties fo:margin-top="0.0694in" fo:margin-bottom="0.1041in" fo:background-color="#FAFAFA"/>
      <style:text-properties style:font-name="Helvetica"/>
    </style:style>
    <style:style style:name="P286" style:parent-style-name="ListParagraph" style:family="paragraph">
      <style:paragraph-properties fo:margin-top="0.0694in" fo:margin-bottom="0.1041in" fo:background-color="#FAFAFA"/>
      <style:text-properties style:font-name="Helvetica"/>
    </style:style>
    <style:style style:name="P287" style:parent-style-name="ListParagraph"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text-properties style:font-name="Helvetica"/>
    </style:style>
    <style:style style:name="P288" style:parent-style-name="Heading2" style:family="paragraph">
      <style:text-properties fo:font-weight="bold" style:font-weight-asian="bold"/>
    </style:style>
    <style:style style:name="P289" style:parent-style-name="Heading1" style:family="paragraph">
      <style:paragraph-properties fo:margin-top="0in" fo:margin-bottom="0.2083in" style:line-height-at-least="0.375in" fo:background-color="#FAFAFA"/>
    </style:style>
    <style:style style:name="T290" style:parent-style-name="DefaultParagraphFont" style:family="text">
      <style:text-properties style:font-name="Arial" style:font-name-complex="Arial" fo:font-weight="bold" style:font-weight-asian="bold" style:font-weight-complex="bold" fo:color="#373A3C"/>
    </style:style>
    <style:style style:name="P29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9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9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6" style:parent-style-name="Normal" style:family="paragraph">
      <style:text-properties fo:font-weight="bold" style:font-weight-asian="bold"/>
    </style:style>
    <style:style style:name="P29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0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0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02"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0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0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0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0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0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0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09"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1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1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12"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1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14"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1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16"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17"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1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19"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2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6"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2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29" style:parent-style-name="Normal" style:family="paragraph">
      <style:paragraph-properties fo:margin-top="0.0694in" fo:margin-bottom="0.1041in" fo:margin-left="0.0833in" fo:background-color="#FAFAFA">
        <style:tab-stops/>
      </style:paragraph-properties>
    </style:style>
    <style:style style:name="T330" style:parent-style-name="DefaultParagraphFont" style:family="text">
      <style:text-properties style:font-name="Arial" style:font-name-complex="Arial" fo:font-weight="bold" style:font-weight-asian="bold" fo:color="#373A3C" fo:font-size="10.5pt" style:font-size-asian="10.5pt" style:font-size-complex="10.5pt"/>
    </style:style>
    <style:style style:name="T331" style:parent-style-name="DefaultParagraphFont" style:family="text">
      <style:text-properties style:font-name="Arial" style:font-name-complex="Arial" fo:color="#373A3C" fo:font-size="10.5pt" style:font-size-asian="10.5pt" style:font-size-complex="10.5pt"/>
    </style:style>
    <style:style style:name="P33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5"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36"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3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8"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39"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4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41"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42"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43"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344" style:parent-style-name="DefaultParagraphFont" style:family="text">
      <style:text-properties style:font-name="Arial" style:font-name-complex="Arial" fo:color="#373A3C" fo:font-size="10.5pt" style:font-size-asian="10.5pt" style:font-size-complex="10.5pt"/>
    </style:style>
    <style:style style:name="T345" style:parent-style-name="DefaultParagraphFont" style:family="text">
      <style:text-properties style:font-name="Arial" style:font-name-complex="Arial" fo:color="#373A3C" fo:font-size="10.5pt" style:font-size-asian="10.5pt" style:font-size-complex="10.5pt"/>
    </style:style>
    <style:style style:name="P346" style:parent-style-name="Normal" style:family="paragraph">
      <style:paragraph-properties fo:margin-top="0.0694in" fo:margin-bottom="0.1041in" fo:margin-left="0.25in" fo:background-color="#FAFAFA">
        <style:tab-stops/>
      </style:paragraph-properties>
    </style:style>
    <style:style style:name="T347" style:parent-style-name="DefaultParagraphFont" style:family="text">
      <style:text-properties style:font-name="Arial" style:font-name-complex="Arial" fo:color="#373A3C" fo:font-size="10.5pt" style:font-size-asian="10.5pt" style:font-size-complex="10.5pt"/>
    </style:style>
    <style:style style:name="T348" style:parent-style-name="DefaultParagraphFont" style:family="text">
      <style:text-properties style:font-name="Arial" style:font-name-complex="Arial" fo:font-weight="bold" style:font-weight-asian="bold" style:font-weight-complex="bold" fo:color="#373A3C"/>
    </style:style>
    <style:style style:name="T349" style:parent-style-name="DefaultParagraphFont" style:family="text">
      <style:text-properties style:font-name="Arial" style:font-name-complex="Arial" fo:color="#373A3C" fo:font-size="10.5pt" style:font-size-asian="10.5pt" style:font-size-complex="10.5pt"/>
    </style:style>
    <style:style style:name="T350" style:parent-style-name="DefaultParagraphFont" style:family="text">
      <style:text-properties style:font-name="Arial" style:font-name-complex="Arial" fo:font-weight="bold" style:font-weight-asian="bold" style:font-weight-complex="bold" fo:color="#373A3C"/>
    </style:style>
    <style:style style:name="T351" style:parent-style-name="DefaultParagraphFont" style:family="text">
      <style:text-properties style:font-name="Arial" style:font-name-complex="Arial" fo:color="#373A3C" fo:font-size="10.5pt" style:font-size-asian="10.5pt" style:font-size-complex="10.5pt"/>
    </style:style>
    <style:style style:name="T352" style:parent-style-name="DefaultParagraphFont" style:family="text">
      <style:text-properties style:font-name="Arial" style:font-name-complex="Arial" fo:font-weight="bold" style:font-weight-asian="bold" style:font-weight-complex="bold" fo:color="#373A3C"/>
    </style:style>
    <style:style style:name="T353" style:parent-style-name="DefaultParagraphFont" style:family="text">
      <style:text-properties style:font-name="Arial" style:font-name-complex="Arial" fo:color="#373A3C" fo:font-size="10.5pt" style:font-size-asian="10.5pt" style:font-size-complex="10.5pt"/>
    </style:style>
    <style:style style:name="P354" style:parent-style-name="Normal" style:family="paragraph">
      <style:paragraph-properties fo:margin-top="0.0694in" fo:margin-bottom="0.1041in" fo:margin-left="0.25in" fo:background-color="#FAFAFA">
        <style:tab-stops/>
      </style:paragraph-properties>
      <style:text-properties style:font-name="Arial" style:font-name-complex="Arial" fo:color="#373A3C" fo:font-size="10.5pt" style:font-size-asian="10.5pt" style:font-size-complex="10.5pt"/>
    </style:style>
    <style:style style:name="P355" style:parent-style-name="Normal" style:family="paragraph">
      <style:paragraph-properties fo:margin-top="0.0694in" fo:margin-bottom="0.1041in" fo:background-color="#FAFAFA"/>
    </style:style>
    <style:style style:name="T356" style:parent-style-name="DefaultParagraphFont" style:family="text">
      <style:text-properties style:font-name="Arial" style:font-name-complex="Arial" fo:font-weight="bold" style:font-weight-asian="bold" style:font-weight-complex="bold" fo:color="#373A3C"/>
    </style:style>
    <style:style style:name="T357" style:parent-style-name="DefaultParagraphFont" style:family="text">
      <style:text-properties style:font-name="Arial" style:font-name-complex="Arial" fo:color="#373A3C" fo:font-size="10.5pt" style:font-size-asian="10.5pt" style:font-size-complex="10.5pt"/>
    </style:style>
    <style:style style:name="T358" style:parent-style-name="DefaultParagraphFont" style:family="text">
      <style:text-properties style:font-name="Arial" style:font-name-complex="Arial" fo:color="#373A3C"/>
    </style:style>
    <style:style style:name="T359" style:parent-style-name="DefaultParagraphFont" style:family="text">
      <style:text-properties style:font-name="Arial" style:font-name-complex="Arial" fo:color="#373A3C" fo:font-size="10.5pt" style:font-size-asian="10.5pt" style:font-size-complex="10.5pt"/>
    </style:style>
    <style:style style:name="P360" style:parent-style-name="Normal" style:family="paragraph">
      <style:paragraph-properties fo:margin-top="0.0694in" fo:margin-bottom="0.1041in" fo:background-color="#FAFAFA"/>
    </style:style>
    <style:style style:name="T361" style:parent-style-name="DefaultParagraphFont" style:family="text">
      <style:text-properties style:font-name="Arial" style:font-name-complex="Arial" fo:font-weight="bold" style:font-weight-asian="bold" style:font-weight-complex="bold" fo:color="#373A3C"/>
    </style:style>
    <style:style style:name="T362" style:parent-style-name="DefaultParagraphFont" style:family="text">
      <style:text-properties style:font-name="Arial" style:font-name-complex="Arial" fo:color="#373A3C" fo:font-size="10.5pt" style:font-size-asian="10.5pt" style:font-size-complex="10.5pt"/>
    </style:style>
    <style:style style:name="T363" style:parent-style-name="DefaultParagraphFont" style:family="text">
      <style:text-properties style:font-name="Arial" style:font-name-complex="Arial" fo:color="#373A3C"/>
    </style:style>
    <style:style style:name="T364" style:parent-style-name="DefaultParagraphFont" style:family="text">
      <style:text-properties style:font-name="Arial" style:font-name-complex="Arial" fo:color="#373A3C" fo:font-size="10.5pt" style:font-size-asian="10.5pt" style:font-size-complex="10.5pt"/>
    </style:style>
    <style:style style:name="P365" style:parent-style-name="Normal" style:family="paragraph">
      <style:paragraph-properties fo:margin-top="0.0694in" fo:margin-bottom="0.1041in" fo:background-color="#FAFAFA"/>
    </style:style>
    <style:style style:name="T366" style:parent-style-name="DefaultParagraphFont" style:family="text">
      <style:text-properties style:font-name="Arial" style:font-name-complex="Arial" fo:font-weight="bold" style:font-weight-asian="bold" style:font-weight-complex="bold" fo:color="#373A3C"/>
    </style:style>
    <style:style style:name="T367" style:parent-style-name="DefaultParagraphFont" style:family="text">
      <style:text-properties style:font-name="Arial" style:font-name-complex="Arial" fo:color="#373A3C" fo:font-size="10.5pt" style:font-size-asian="10.5pt" style:font-size-complex="10.5pt"/>
    </style:style>
    <style:style style:name="T368" style:parent-style-name="DefaultParagraphFont" style:family="text">
      <style:text-properties style:font-name="Arial" style:font-name-complex="Arial" fo:color="#373A3C"/>
    </style:style>
    <style:style style:name="T369" style:parent-style-name="DefaultParagraphFont" style:family="text">
      <style:text-properties style:font-name="Arial" style:font-name-complex="Arial" fo:color="#373A3C" fo:font-size="10.5pt" style:font-size-asian="10.5pt" style:font-size-complex="10.5pt"/>
    </style:style>
    <style:style style:name="P370"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371" style:parent-style-name="DefaultParagraphFont" style:family="text">
      <style:text-properties style:font-name="Arial" style:font-name-complex="Arial" fo:color="#373A3C" fo:font-size="10.5pt" style:font-size-asian="10.5pt" style:font-size-complex="10.5pt"/>
    </style:style>
    <style:style style:name="T372" style:parent-style-name="DefaultParagraphFont" style:family="text">
      <style:text-properties style:font-name="Arial" style:font-name-complex="Arial" fo:color="#373A3C" fo:font-size="10.5pt" style:font-size-asian="10.5pt" style:font-size-complex="10.5pt"/>
    </style:style>
    <style:style style:name="P373" style:parent-style-name="Normal" style:family="paragraph">
      <style:paragraph-properties fo:margin-top="0.0694in" fo:margin-bottom="0.1041in" fo:margin-left="0.5in" fo:background-color="#FAFAFA">
        <style:tab-stops/>
      </style:paragraph-properties>
    </style:style>
    <style:style style:name="T374" style:parent-style-name="DefaultParagraphFont" style:family="text">
      <style:text-properties style:font-name="Arial" style:font-name-complex="Arial" fo:color="#373A3C" fo:font-size="10.5pt" style:font-size-asian="10.5pt" style:font-size-complex="10.5pt"/>
    </style:style>
    <style:style style:name="T375" style:parent-style-name="DefaultParagraphFont" style:family="text">
      <style:text-properties style:font-name="Arial" style:font-name-complex="Arial" fo:font-weight="bold" style:font-weight-asian="bold" style:font-weight-complex="bold" fo:color="#373A3C"/>
    </style:style>
    <style:style style:name="T376" style:parent-style-name="DefaultParagraphFont" style:family="text">
      <style:text-properties style:font-name="Arial" style:font-name-complex="Arial" fo:color="#373A3C" fo:font-size="10.5pt" style:font-size-asian="10.5pt" style:font-size-complex="10.5pt"/>
    </style:style>
    <style:style style:name="T377" style:parent-style-name="DefaultParagraphFont" style:family="text">
      <style:text-properties style:font-name="Arial" style:font-name-complex="Arial" fo:font-weight="bold" style:font-weight-asian="bold" style:font-weight-complex="bold" fo:color="#373A3C"/>
    </style:style>
    <style:style style:name="T378" style:parent-style-name="DefaultParagraphFont" style:family="text">
      <style:text-properties style:font-name="Arial" style:font-name-complex="Arial" fo:color="#373A3C" fo:font-size="10.5pt" style:font-size-asian="10.5pt" style:font-size-complex="10.5pt"/>
    </style:style>
    <style:style style:name="T379" style:parent-style-name="DefaultParagraphFont" style:family="text">
      <style:text-properties style:font-name="Arial" style:font-name-complex="Arial" fo:font-weight="bold" style:font-weight-asian="bold" style:font-weight-complex="bold" fo:color="#373A3C"/>
    </style:style>
    <style:style style:name="T380" style:parent-style-name="DefaultParagraphFont" style:family="text">
      <style:text-properties style:font-name="Arial" style:font-name-complex="Arial" fo:color="#373A3C" fo:font-size="10.5pt" style:font-size-asian="10.5pt" style:font-size-complex="10.5pt"/>
    </style:style>
    <style:style style:name="P381"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382" style:parent-style-name="Normal" style:family="paragraph">
      <style:paragraph-properties fo:margin-top="0.0694in" fo:margin-bottom="0.1041in" fo:background-color="#FAFAFA">
        <style:tab-stops>
          <style:tab-stop style:type="left" style:position="-1.0833in"/>
        </style:tab-stops>
      </style:paragraph-properties>
    </style:style>
    <style:style style:name="T383" style:parent-style-name="DefaultParagraphFont" style:family="text">
      <style:text-properties style:font-name="Arial" style:font-name-complex="Arial" fo:font-weight="bold" style:font-weight-asian="bold" style:font-weight-complex="bold" fo:color="#373A3C"/>
    </style:style>
    <style:style style:name="T384" style:parent-style-name="DefaultParagraphFont" style:family="text">
      <style:text-properties style:font-name="Arial" style:font-name-complex="Arial" fo:color="#373A3C" fo:font-size="10.5pt" style:font-size-asian="10.5pt" style:font-size-complex="10.5pt"/>
    </style:style>
    <style:style style:name="P385" style:parent-style-name="Normal" style:family="paragraph">
      <style:paragraph-properties fo:margin-top="0.0694in" fo:margin-bottom="0.1041in" fo:background-color="#FAFAFA">
        <style:tab-stops>
          <style:tab-stop style:type="left" style:position="-1.0833in"/>
        </style:tab-stops>
      </style:paragraph-properties>
    </style:style>
    <style:style style:name="T386" style:parent-style-name="DefaultParagraphFont" style:family="text">
      <style:text-properties style:font-name="Arial" style:font-name-complex="Arial" fo:font-weight="bold" style:font-weight-asian="bold" style:font-weight-complex="bold" fo:color="#373A3C"/>
    </style:style>
    <style:style style:name="T387" style:parent-style-name="DefaultParagraphFont" style:family="text">
      <style:text-properties style:font-name="Arial" style:font-name-complex="Arial" fo:color="#373A3C" fo:font-size="10.5pt" style:font-size-asian="10.5pt" style:font-size-complex="10.5pt"/>
    </style:style>
    <style:style style:name="P388"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tab-stops>
          <style:tab-stop style:type="left" style:position="-1.0833in"/>
        </style:tab-stops>
      </style:paragraph-properties>
    </style:style>
    <style:style style:name="T389" style:parent-style-name="DefaultParagraphFont" style:family="text">
      <style:text-properties style:font-name="Arial" style:font-name-complex="Arial" fo:font-weight="bold" style:font-weight-asian="bold" style:font-weight-complex="bold" fo:color="#373A3C"/>
    </style:style>
    <style:style style:name="T390" style:parent-style-name="DefaultParagraphFont" style:family="text">
      <style:text-properties style:font-name="Arial" style:font-name-complex="Arial" fo:color="#373A3C" fo:font-size="10.5pt" style:font-size-asian="10.5pt" style:font-size-complex="10.5pt"/>
    </style:style>
    <style:style style:name="P391" style:parent-style-name="Heading3" style:family="paragraph">
      <style:text-properties fo:font-weight="bold" style:font-weight-asian="bold"/>
    </style:style>
    <style:style style:name="P392" style:parent-style-name="Heading3" style:family="paragraph">
      <style:text-properties fo:font-weight="bold" style:font-weight-asian="bold"/>
    </style:style>
    <style:style style:name="P393" style:parent-style-name="Heading1" style:family="paragraph">
      <style:paragraph-properties fo:margin-top="0in" fo:margin-bottom="0.2083in" style:line-height-at-least="0.375in" fo:background-color="#FAFAFA"/>
    </style:style>
    <style:style style:name="T394" style:parent-style-name="DefaultParagraphFont" style:family="text">
      <style:text-properties style:font-name="Arial" style:font-name-complex="Arial" fo:font-weight="bold" style:font-weight-asian="bold" style:font-weight-complex="bold" fo:color="#373A3C"/>
    </style:style>
    <style:style style:name="P39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396" style:parent-style-name="Normal" style:family="paragraph">
      <style:paragraph-properties fo:margin-top="0.0694in" fo:margin-bottom="0.1041in" fo:margin-left="-0.1666in" fo:background-color="#FAFAFA">
        <style:tab-stops/>
      </style:paragraph-properties>
      <style:text-properties style:font-name="Arial" style:font-name-complex="Arial" fo:color="#373A3C" fo:font-size="10.5pt" style:font-size-asian="10.5pt" style:font-size-complex="10.5pt"/>
    </style:style>
    <style:style style:name="P39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0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0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02" style:parent-style-name="Normal" style:family="paragraph">
      <style:text-properties fo:font-weight="bold" style:font-weight-asian="bold"/>
    </style:style>
    <style:style style:name="P40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04"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405" style:parent-style-name="DefaultParagraphFont" style:family="text">
      <style:text-properties style:font-name="Arial" style:font-name-complex="Arial" fo:color="#373A3C" fo:font-size="10.5pt" style:font-size-asian="10.5pt" style:font-size-complex="10.5pt"/>
    </style:style>
    <style:style style:name="T406" style:parent-style-name="DefaultParagraphFont" style:family="text">
      <style:text-properties style:font-name="Helvetica" fo:color="#000000" fo:font-size="10.5pt" style:font-size-asian="10.5pt" style:font-size-complex="10.5pt"/>
    </style:style>
    <style:style style:name="P407"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408" style:parent-style-name="DefaultParagraphFont" style:family="text">
      <style:text-properties style:font-name="Helvetica" fo:color="#000000" fo:font-size="10.5pt" style:font-size-asian="10.5pt" style:font-size-complex="10.5pt"/>
    </style:style>
    <style:style style:name="P40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1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1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1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13"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414" style:parent-style-name="DefaultParagraphFont" style:family="text">
      <style:text-properties style:font-name="Helvetica" fo:color="#000000" fo:font-size="10.5pt" style:font-size-asian="10.5pt" style:font-size-complex="10.5pt"/>
    </style:style>
    <style:style style:name="T415" style:parent-style-name="Hyperlink" style:family="text">
      <style:text-properties style:font-name="&amp;quot" fo:color="#337AB7" fo:font-size="10.5pt" style:font-size-asian="10.5pt" style:font-size-complex="10.5pt"/>
    </style:style>
    <style:style style:name="T416" style:parent-style-name="DefaultParagraphFont" style:family="text">
      <style:text-properties style:font-name="Helvetica" fo:color="#000000" fo:font-size="10.5pt" style:font-size-asian="10.5pt" style:font-size-complex="10.5pt"/>
    </style:style>
    <style:style style:name="P417" style:parent-style-name="Normal" style:family="paragraph">
      <style:paragraph-properties fo:margin-top="0.0694in" fo:margin-bottom="0.1041in" fo:background-color="#FAFAFA"/>
    </style:style>
    <style:style style:name="T418" style:parent-style-name="DefaultParagraphFont" style:family="text">
      <style:text-properties style:font-name="Helvetica" fo:color="#000000" fo:font-size="10.5pt" style:font-size-asian="10.5pt" style:font-size-complex="10.5pt"/>
    </style:style>
    <style:style style:name="T419" style:parent-style-name="Strong" style:family="text">
      <style:text-properties style:font-name="&amp;quot" fo:color="#000000" fo:font-size="10.5pt" style:font-size-asian="10.5pt" style:font-size-complex="10.5pt"/>
    </style:style>
    <style:style style:name="T420" style:parent-style-name="DefaultParagraphFont" style:family="text">
      <style:text-properties style:font-name="Helvetica" fo:color="#000000" fo:font-size="10.5pt" style:font-size-asian="10.5pt" style:font-size-complex="10.5pt"/>
    </style:style>
    <style:style style:name="T421" style:parent-style-name="HTMLCode" style:family="text">
      <style:text-properties style:font-name-asian="Calibri" fo:color="#000000" fo:font-size="10.5pt" style:font-size-asian="10.5pt" style:font-size-complex="10.5pt" fo:background-color="#FFFFFF"/>
    </style:style>
    <style:style style:name="T422" style:parent-style-name="DefaultParagraphFont" style:family="text">
      <style:text-properties style:font-name="Helvetica" fo:color="#000000" fo:font-size="10.5pt" style:font-size-asian="10.5pt" style:font-size-complex="10.5pt"/>
    </style:style>
    <style:style style:name="P423" style:parent-style-name="Normal" style:family="paragraph">
      <style:paragraph-properties fo:margin-top="0.0694in" fo:margin-bottom="0.1041in" fo:margin-left="0.5in" fo:background-color="#FAFAFA">
        <style:tab-stops/>
      </style:paragraph-properties>
      <style:text-properties style:font-name="Helvetica" fo:font-weight="bold" style:font-weight-asian="bold" fo:color="#000000" fo:font-size="10.5pt" style:font-size-asian="10.5pt" style:font-size-complex="10.5pt"/>
    </style:style>
    <style:style style:name="P424"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42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2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2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2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29"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430" style:parent-style-name="ListParagraph"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43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3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T433" style:parent-style-name="DefaultParagraphFont" style:family="text">
      <style:text-properties style:font-name="Helvetica" fo:font-weight="bold" style:font-weight-asian="bold" fo:color="#000000" fo:font-size="10.5pt" style:font-size-asian="10.5pt" style:font-size-complex="10.5pt"/>
    </style:style>
    <style:style style:name="T434" style:parent-style-name="DefaultParagraphFont" style:family="text">
      <style:text-properties style:font-name="Helvetica" fo:color="#000000" fo:font-size="10.5pt" style:font-size-asian="10.5pt" style:font-size-complex="10.5pt"/>
    </style:style>
    <style:style style:name="P43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36" style:parent-style-name="ListParagraph" style:family="paragraph">
      <style:paragraph-properties fo:margin-bottom="0in"/>
    </style:style>
    <style:style style:name="T437" style:parent-style-name="DefaultParagraphFont" style:family="text">
      <style:text-properties style:font-name="Helvetica" style:font-name-asian="Times New Roman" fo:color="#000000" fo:font-size="10.5pt" style:font-size-asian="10.5pt" style:font-size-complex="10.5pt" style:language-asian="en" style:country-asian="GB"/>
    </style:style>
    <style:style style:name="P438" style:parent-style-name="ListParagraph" style:family="paragraph">
      <style:paragraph-properties fo:margin-bottom="0in"/>
      <style:text-properties style:font-name="STIXMathJax_Main" style:font-name-asian="Times New Roman" fo:color="#000000" fo:font-size="12.5pt" style:font-size-asian="12.5pt" style:font-size-complex="12.5pt" style:language-asian="en" style:country-asian="GB"/>
    </style:style>
    <style:style style:name="P439" style:parent-style-name="Normal" style:family="paragraph">
      <style:paragraph-properties fo:margin-top="0.0694in" fo:margin-bottom="0.1041in" fo:margin-left="0.0833in" fo:text-indent="0.4166in" fo:background-color="#FAFAFA">
        <style:tab-stops/>
      </style:paragraph-properties>
      <style:text-properties style:font-name="STIXMathJax_Main" style:font-name-asian="Times New Roman" fo:font-weight="bold" style:font-weight-asian="bold" fo:color="#000000" fo:font-size="12.5pt" style:font-size-asian="12.5pt" style:font-size-complex="12.5pt" style:language-asian="en" style:country-asian="GB"/>
    </style:style>
    <style:style style:name="P440"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1"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2"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3"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4"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46"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7"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8"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49"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0"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1"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2"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3"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4"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5"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6"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7" style:parent-style-name="Normal" style:family="paragraph">
      <style:paragraph-properties fo:margin-top="0.0694in" fo:margin-bottom="0.1041in" fo:margin-left="0.0833in" fo:text-indent="0.4166in" fo:background-color="#FAFAFA">
        <style:tab-stops/>
      </style:paragraph-properties>
      <style:text-properties style:font-name="Helvetica" fo:font-weight="bold" style:font-weight-asian="bold" fo:color="#000000" fo:font-size="10.5pt" style:font-size-asian="10.5pt" style:font-size-complex="10.5pt"/>
    </style:style>
    <style:style style:name="P458"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59"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460" style:parent-style-name="ListParagraph" style:family="paragraph">
      <style:paragraph-properties fo:margin-top="0.0694in" fo:margin-bottom="0.1041in" fo:background-color="#FAFAFA"/>
      <style:text-properties style:font-name="Courier New" style:font-name-complex="Courier New" fo:color="#000000" fo:font-size="10.5pt" style:font-size-asian="10.5pt" style:font-size-complex="10.5pt"/>
    </style:style>
    <style:style style:name="P461" style:parent-style-name="ListParagraph" style:family="paragraph">
      <style:paragraph-properties fo:margin-top="0.0694in" fo:margin-bottom="0.1041in" fo:background-color="#FAFAFA"/>
      <style:text-properties style:font-name="Courier New" style:font-name-complex="Courier New" fo:color="#000000" fo:font-size="10.5pt" style:font-size-asian="10.5pt" style:font-size-complex="10.5pt"/>
    </style:style>
    <style:style style:name="P462" style:parent-style-name="ListParagraph" style:family="paragraph">
      <style:paragraph-properties fo:margin-top="0.0694in" fo:margin-bottom="0.1041in" fo:background-color="#FAFAFA"/>
    </style:style>
    <style:style style:name="T463" style:parent-style-name="DefaultParagraphFont" style:family="text">
      <style:text-properties style:font-name="Helvetica" fo:font-weight="bold" style:font-weight-asian="bold" fo:color="#000000" fo:font-size="10.5pt" style:font-size-asian="10.5pt" style:font-size-complex="10.5pt"/>
    </style:style>
    <style:style style:name="T464" style:parent-style-name="DefaultParagraphFont" style:family="text">
      <style:text-properties style:font-name="Helvetica" fo:color="#000000" fo:font-size="10.5pt" style:font-size-asian="10.5pt" style:font-size-complex="10.5pt"/>
    </style:style>
    <style:style style:name="P46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6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6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6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6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7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7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72" style:parent-style-name="ListParagraph" style:family="paragraph">
      <style:paragraph-properties fo:margin-top="0.0694in" fo:margin-bottom="0.1041in" fo:background-color="#FAFAFA"/>
    </style:style>
    <style:style style:name="T473" style:parent-style-name="DefaultParagraphFont" style:family="text">
      <style:text-properties style:font-name="Helvetica" fo:font-weight="bold" style:font-weight-asian="bold" style:font-weight-complex="bold"/>
    </style:style>
    <style:style style:name="T474" style:parent-style-name="DefaultParagraphFont" style:family="text">
      <style:text-properties style:font-name="Helvetica" fo:color="#000000" fo:font-size="10.5pt" style:font-size-asian="10.5pt" style:font-size-complex="10.5pt"/>
    </style:style>
    <style:style style:name="T475" style:parent-style-name="DefaultParagraphFont" style:family="text">
      <style:text-properties style:font-name="Helvetica" fo:font-weight="bold" style:font-weight-asian="bold" style:font-weight-complex="bold"/>
    </style:style>
    <style:style style:name="T476" style:parent-style-name="DefaultParagraphFont" style:family="text">
      <style:text-properties style:font-name="Helvetica" fo:color="#000000" fo:font-size="10.5pt" style:font-size-asian="10.5pt" style:font-size-complex="10.5pt"/>
    </style:style>
    <style:style style:name="P47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7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79"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8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8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9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49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492"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493"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494" style:parent-style-name="Normal" style:family="paragraph">
      <style:paragraph-properties fo:margin-top="0.0694in" fo:margin-bottom="0.1041in" fo:margin-left="0.5in" fo:background-color="#FAFAFA">
        <style:tab-stops/>
      </style:paragraph-properties>
    </style:style>
    <style:style style:name="T495" style:parent-style-name="DefaultParagraphFont" style:family="text">
      <style:text-properties style:font-name="Helvetica" fo:font-weight="bold" style:font-weight-asian="bold" style:font-weight-complex="bold"/>
    </style:style>
    <style:style style:name="T496" style:parent-style-name="DefaultParagraphFont" style:family="text">
      <style:text-properties style:font-name="Helvetica" fo:color="#000000" fo:font-size="10.5pt" style:font-size-asian="10.5pt" style:font-size-complex="10.5pt"/>
    </style:style>
    <style:style style:name="T497" style:parent-style-name="DefaultParagraphFont" style:family="text">
      <style:text-properties style:font-name="Helvetica" fo:font-weight="bold" style:font-weight-asian="bold" style:font-weight-complex="bold"/>
    </style:style>
    <style:style style:name="T498" style:parent-style-name="DefaultParagraphFont" style:family="text">
      <style:text-properties style:font-name="Helvetica" fo:color="#000000" fo:font-size="10.5pt" style:font-size-asian="10.5pt" style:font-size-complex="10.5pt"/>
    </style:style>
    <style:style style:name="T499" style:parent-style-name="DefaultParagraphFont" style:family="text">
      <style:text-properties style:font-name="Helvetica" fo:font-weight="bold" style:font-weight-asian="bold" style:font-weight-complex="bold"/>
    </style:style>
    <style:style style:name="T500" style:parent-style-name="DefaultParagraphFont" style:family="text">
      <style:text-properties style:font-name="Helvetica" fo:color="#000000" fo:font-size="10.5pt" style:font-size-asian="10.5pt" style:font-size-complex="10.5pt"/>
    </style:style>
    <style:style style:name="P501"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50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03"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margin-left="0.5in" fo:background-color="#FAFAFA">
        <style:tab-stops/>
      </style:paragraph-properties>
      <style:text-properties style:font-name="Helvetica" fo:color="#000000" fo:font-size="10.5pt" style:font-size-asian="10.5pt" style:font-size-complex="10.5pt"/>
    </style:style>
    <style:style style:name="T504" style:parent-style-name="DefaultParagraphFont" style:family="text">
      <style:text-properties fo:font-weight="bold" style:font-weight-asian="bold" style:language-asian="en" style:country-asian="GB"/>
    </style:style>
    <style:style style:name="P505" style:parent-style-name="Heading1" style:family="paragraph">
      <style:paragraph-properties fo:margin-top="0in" fo:margin-bottom="0.2083in" style:line-height-at-least="0.375in" fo:background-color="#FAFAFA"/>
    </style:style>
    <style:style style:name="T506" style:parent-style-name="DefaultParagraphFont" style:family="text">
      <style:text-properties style:font-name="Arial" style:font-name-complex="Arial" fo:font-weight="bold" style:font-weight-asian="bold" style:font-weight-complex="bold" fo:color="#373A3C"/>
    </style:style>
    <style:style style:name="P507"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508" style:parent-style-name="NormalWeb" style:family="paragraph">
      <style:paragraph-properties fo:margin-top="0in" fo:margin-bottom="0.2083in" style:line-height-at-least="0.2083in" fo:background-color="#FAFAFA"/>
    </style:style>
    <style:style style:name="T509" style:parent-style-name="Strong" style:family="text">
      <style:text-properties style:font-name="Arial" style:font-name-complex="Arial" fo:color="#373A3C" fo:font-size="10.5pt" style:font-size-asian="10.5pt" style:font-size-complex="10.5pt"/>
    </style:style>
    <style:style style:name="T510" style:parent-style-name="DefaultParagraphFont" style:family="text">
      <style:text-properties style:font-name="Arial" style:font-name-complex="Arial" fo:color="#373A3C" fo:font-size="10.5pt" style:font-size-asian="10.5pt" style:font-size-complex="10.5pt"/>
    </style:style>
    <style:style style:name="P51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17" style:parent-style-name="Normal" style:family="paragraph">
      <style:text-properties style:language-asian="en" style:country-asian="GB"/>
    </style:style>
    <style:style style:name="P518" style:parent-style-name="Normal" style:family="paragraph">
      <style:text-properties style:font-name="Arial" style:font-name-complex="Arial" fo:font-weight="bold" style:font-weight-asian="bold" fo:color="#373A3C" fo:font-size="10.5pt" style:font-size-asian="10.5pt" style:font-size-complex="10.5pt"/>
    </style:style>
    <style:style style:name="P519" style:parent-style-name="ListParagraph" style:family="paragraph">
      <style:paragraph-properties fo:line-height="104%"/>
      <style:text-properties style:font-name="Arial" style:font-name-complex="Arial" fo:color="#373A3C" fo:font-size="10.5pt" style:font-size-asian="10.5pt" style:font-size-complex="10.5pt"/>
    </style:style>
    <style:style style:name="P520" style:parent-style-name="ListParagraph" style:family="paragraph">
      <style:paragraph-properties fo:line-height="104%"/>
      <style:text-properties style:font-name="Arial" style:font-name-complex="Arial" fo:color="#373A3C" fo:font-size="10.5pt" style:font-size-asian="10.5pt" style:font-size-complex="10.5pt"/>
    </style:style>
    <style:style style:name="P521" style:parent-style-name="ListParagraph" style:family="paragraph">
      <style:paragraph-properties fo:line-height="104%"/>
      <style:text-properties style:font-name="Arial" style:font-name-complex="Arial" fo:color="#373A3C" fo:font-size="10.5pt" style:font-size-asian="10.5pt" style:font-size-complex="10.5pt"/>
    </style:style>
    <style:style style:name="P522" style:parent-style-name="ListParagraph" style:family="paragraph">
      <style:paragraph-properties fo:line-height="104%"/>
      <style:text-properties style:font-name="Arial" style:font-name-complex="Arial" fo:color="#373A3C" fo:font-size="10.5pt" style:font-size-asian="10.5pt" style:font-size-complex="10.5pt"/>
    </style:style>
    <style:style style:name="P523" style:parent-style-name="ListParagraph" style:family="paragraph">
      <style:paragraph-properties fo:line-height="104%"/>
      <style:text-properties style:font-name="Arial" style:font-name-complex="Arial" fo:color="#373A3C" fo:font-size="10.5pt" style:font-size-asian="10.5pt" style:font-size-complex="10.5pt"/>
    </style:style>
    <style:style style:name="P524" style:parent-style-name="ListParagraph" style:family="paragraph">
      <style:paragraph-properties fo:line-height="104%"/>
      <style:text-properties style:font-name="Arial" style:font-name-complex="Arial" fo:color="#373A3C" fo:font-size="10.5pt" style:font-size-asian="10.5pt" style:font-size-complex="10.5pt"/>
    </style:style>
    <style:style style:name="P525" style:parent-style-name="ListParagraph" style:family="paragraph">
      <style:paragraph-properties fo:line-height="104%"/>
      <style:text-properties style:font-name="Arial" style:font-name-complex="Arial" fo:color="#373A3C" fo:font-size="10.5pt" style:font-size-asian="10.5pt" style:font-size-complex="10.5pt"/>
    </style:style>
    <style:style style:name="P526" style:parent-style-name="ListParagraph" style:family="paragraph">
      <style:paragraph-properties fo:line-height="104%"/>
      <style:text-properties style:font-name="Arial" style:font-name-complex="Arial" fo:color="#373A3C" fo:font-size="10.5pt" style:font-size-asian="10.5pt" style:font-size-complex="10.5pt"/>
    </style:style>
    <style:style style:name="P527" style:parent-style-name="ListParagraph" style:family="paragraph">
      <style:paragraph-properties fo:line-height="104%"/>
      <style:text-properties style:font-name="Arial" style:font-name-complex="Arial" fo:color="#373A3C" fo:font-size="10.5pt" style:font-size-asian="10.5pt" style:font-size-complex="10.5pt"/>
    </style:style>
    <style:style style:name="P528" style:parent-style-name="ListParagraph" style:family="paragraph">
      <style:paragraph-properties fo:line-height="104%"/>
      <style:text-properties style:font-name="Arial" style:font-name-complex="Arial" fo:color="#373A3C" fo:font-size="10.5pt" style:font-size-asian="10.5pt" style:font-size-complex="10.5pt"/>
    </style:style>
    <style:style style:name="P529" style:parent-style-name="ListParagraph" style:family="paragraph">
      <style:paragraph-properties fo:line-height="104%"/>
      <style:text-properties style:font-name="Arial" style:font-name-complex="Arial" fo:color="#373A3C" fo:font-size="10.5pt" style:font-size-asian="10.5pt" style:font-size-complex="10.5pt"/>
    </style:style>
    <style:style style:name="P530" style:parent-style-name="ListParagraph" style:family="paragraph">
      <style:paragraph-properties fo:line-height="104%"/>
      <style:text-properties style:font-name="Arial" style:font-name-complex="Arial" fo:color="#373A3C" fo:font-size="10.5pt" style:font-size-asian="10.5pt" style:font-size-complex="10.5pt"/>
    </style:style>
    <style:style style:name="P531" style:parent-style-name="ListParagraph" style:family="paragraph">
      <style:paragraph-properties fo:line-height="104%"/>
      <style:text-properties style:font-name="Arial" style:font-name-complex="Arial" fo:color="#373A3C" fo:font-size="10.5pt" style:font-size-asian="10.5pt" style:font-size-complex="10.5pt"/>
    </style:style>
    <style:style style:name="P532" style:parent-style-name="ListParagraph" style:family="paragraph">
      <style:paragraph-properties fo:margin-bottom="0in" style:line-height-at-least="0.2083in"/>
    </style:style>
    <style:style style:name="T533" style:parent-style-name="DefaultParagraphFont" style:family="text">
      <style:text-properties style:font-name="Arial" style:font-name-complex="Arial" fo:color="#373A3C" fo:font-size="10.5pt" style:font-size-asian="10.5pt" style:font-size-complex="10.5pt"/>
    </style:style>
    <style:style style:name="P534" style:parent-style-name="ListParagraph" style:family="paragraph">
      <style:paragraph-properties fo:margin-bottom="0in" style:line-height-at-least="0.2083in"/>
    </style:style>
    <style:style style:name="T535" style:parent-style-name="HTMLCode" style:family="text">
      <style:text-properties style:font-name-asian="Calibri" fo:font-size="9.5pt" style:font-size-asian="9.5pt" style:font-size-complex="9.5pt"/>
    </style:style>
    <style:style style:name="T536" style:parent-style-name="DefaultParagraphFont" style:family="text">
      <style:text-properties style:font-name="Helvetica" style:font-name-complex="Arial" fo:color="#000000" fo:font-size="10.5pt" style:font-size-asian="10.5pt" style:font-size-complex="10.5pt"/>
    </style:style>
    <style:style style:name="T537" style:parent-style-name="mathjax1" style:family="text">
      <style:text-properties style:font-name="STIXMathJax_Main-italic" style:font-name-complex="Arial" fo:color="#000000" fo:font-size="12.5pt" style:font-size-asian="12.5pt" style:font-size-complex="12.5pt"/>
    </style:style>
    <style:style style:name="T538" style:parent-style-name="mathjax1" style:family="text">
      <style:text-properties style:font-name="STIXMathJax_Main" style:font-name-complex="Arial" fo:color="#000000" fo:font-size="9pt" style:font-size-asian="9pt" style:font-size-complex="9pt"/>
    </style:style>
    <style:style style:name="T539" style:parent-style-name="mathjax1" style:family="text">
      <style:text-properties style:font-name="STIXMathJax_Main" style:font-name-complex="Arial" fo:color="#000000" fo:font-size="12.5pt" style:font-size-asian="12.5pt" style:font-size-complex="12.5pt"/>
    </style:style>
    <style:style style:name="T540" style:parent-style-name="mathjax1" style:family="text">
      <style:text-properties style:font-name="STIXMathJax_Main-italic" style:font-name-complex="Arial" fo:color="#000000" fo:font-size="12.5pt" style:font-size-asian="12.5pt" style:font-size-complex="12.5pt"/>
    </style:style>
    <style:style style:name="T541" style:parent-style-name="mathjax1" style:family="text">
      <style:text-properties style:font-name="STIXMathJax_Main-italic" style:font-name-complex="Arial" fo:color="#000000" fo:font-size="9pt" style:font-size-asian="9pt" style:font-size-complex="9pt"/>
    </style:style>
    <style:style style:name="T542" style:parent-style-name="DefaultParagraphFont" style:family="text">
      <style:text-properties style:font-name="Helvetica" style:font-name-complex="Arial" fo:color="#000000" fo:font-size="10.5pt" style:font-size-asian="10.5pt" style:font-size-complex="10.5pt"/>
    </style:style>
    <style:style style:name="P543" style:parent-style-name="Normal" style:family="paragraph">
      <style:paragraph-properties fo:margin-bottom="0in" style:line-height-at-least="0.2083in" fo:margin-left="0.5in">
        <style:tab-stops/>
      </style:paragraph-properties>
    </style:style>
    <style:style style:name="T544" style:parent-style-name="HTMLCode" style:family="text">
      <style:text-properties style:font-name-asian="Calibri" fo:font-size="9.5pt" style:font-size-asian="9.5pt" style:font-size-complex="9.5pt"/>
    </style:style>
    <style:style style:name="T545" style:parent-style-name="DefaultParagraphFont" style:family="text">
      <style:text-properties style:font-name="Helvetica" style:font-name-complex="Arial" fo:color="#000000" fo:font-size="10.5pt" style:font-size-asian="10.5pt" style:font-size-complex="10.5pt"/>
    </style:style>
    <style:style style:name="T546" style:parent-style-name="mathjax1" style:family="text">
      <style:text-properties style:font-name="STIXMathJax_Main-italic" style:font-name-complex="Arial" fo:color="#000000" fo:font-size="12.5pt" style:font-size-asian="12.5pt" style:font-size-complex="12.5pt"/>
    </style:style>
    <style:style style:name="T547" style:parent-style-name="mathjax1" style:family="text">
      <style:text-properties style:font-name="STIXMathJax_Main" style:font-name-complex="Arial" fo:color="#000000" fo:font-size="9pt" style:font-size-asian="9pt" style:font-size-complex="9pt"/>
    </style:style>
    <style:style style:name="T548" style:parent-style-name="mathjax1" style:family="text">
      <style:text-properties style:font-name="STIXMathJax_Main" style:font-name-complex="Arial" fo:color="#000000" fo:font-size="12.5pt" style:font-size-asian="12.5pt" style:font-size-complex="12.5pt"/>
    </style:style>
    <style:style style:name="T549" style:parent-style-name="mathjax1" style:family="text">
      <style:text-properties style:font-name="STIXMathJax_Main-italic" style:font-name-complex="Arial" fo:color="#000000" fo:font-size="12.5pt" style:font-size-asian="12.5pt" style:font-size-complex="12.5pt"/>
    </style:style>
    <style:style style:name="T550" style:parent-style-name="mathjax1" style:family="text">
      <style:text-properties style:font-name="STIXMathJax_Main-italic" style:font-name-complex="Arial" fo:color="#000000" fo:font-size="9pt" style:font-size-asian="9pt" style:font-size-complex="9pt"/>
    </style:style>
    <style:style style:name="T551" style:parent-style-name="DefaultParagraphFont" style:family="text">
      <style:text-properties style:font-name="Helvetica" style:font-name-complex="Arial" fo:color="#000000" fo:font-size="10.5pt" style:font-size-asian="10.5pt" style:font-size-complex="10.5pt"/>
    </style:style>
    <style:style style:name="P552" style:parent-style-name="NormalWeb" style:family="paragraph">
      <style:paragraph-properties style:line-height-at-least="0.2083in"/>
      <style:text-properties style:font-name="Helvetica" style:font-name-complex="Arial" fo:color="#000000" fo:font-size="10.5pt" style:font-size-asian="10.5pt" style:font-size-complex="10.5pt"/>
    </style:style>
    <style:style style:name="P553" style:parent-style-name="Normal" style:family="paragraph">
      <style:paragraph-properties fo:text-align="center" style:line-height-at-least="0.2083in"/>
    </style:style>
    <style:style style:name="T554" style:parent-style-name="mathjax2" style:family="text">
      <style:text-properties style:font-name="STIXMathJax_Main" style:font-name-complex="Arial" fo:color="#000000" fo:font-size="12.5pt" style:font-size-asian="12.5pt" style:font-size-complex="12.5pt"/>
    </style:style>
    <style:style style:name="T555" style:parent-style-name="mathjax2" style:family="text">
      <style:text-properties style:font-name="STIXMathJax_Main-italic" style:font-name-complex="Arial" fo:color="#000000" fo:font-size="12.5pt" style:font-size-asian="12.5pt" style:font-size-complex="12.5pt"/>
    </style:style>
    <style:style style:name="T556" style:parent-style-name="mathjax2" style:family="text">
      <style:text-properties style:font-name="STIXMathJax_Main" style:font-name-complex="Arial" fo:color="#000000" fo:font-size="12.5pt" style:font-size-asian="12.5pt" style:font-size-complex="12.5pt"/>
    </style:style>
    <style:style style:name="T557" style:parent-style-name="mathjax2" style:family="text">
      <style:text-properties style:font-name="STIXMathJax_Main-bold" style:font-name-complex="Arial" fo:color="#000000" fo:font-size="12.5pt" style:font-size-asian="12.5pt" style:font-size-complex="12.5pt"/>
    </style:style>
    <style:style style:name="T558" style:parent-style-name="mathjax2" style:family="text">
      <style:text-properties style:font-name="STIXMathJax_Main" style:font-name-complex="Arial" fo:color="#000000" fo:font-size="12.5pt" style:font-size-asian="12.5pt" style:font-size-complex="12.5pt"/>
    </style:style>
    <style:style style:name="T559" style:parent-style-name="mathjax2" style:family="text">
      <style:text-properties style:font-name="STIXMathJax_Size1" style:font-name-complex="Arial" fo:color="#000000" fo:font-size="12.5pt" style:font-size-asian="12.5pt" style:font-size-complex="12.5pt"/>
    </style:style>
    <style:style style:name="T560" style:parent-style-name="mathjax2" style:family="text">
      <style:text-properties style:font-name="STIXMathJax_Main-italic" style:font-name-complex="Arial" fo:color="#000000" fo:font-size="9pt" style:font-size-asian="9pt" style:font-size-complex="9pt"/>
    </style:style>
    <style:style style:name="T561" style:parent-style-name="mathjax2" style:family="text">
      <style:text-properties style:font-name="STIXMathJax_Main" style:font-name-complex="Arial" fo:color="#000000" fo:font-size="9pt" style:font-size-asian="9pt" style:font-size-complex="9pt"/>
    </style:style>
    <style:style style:name="T562" style:parent-style-name="mathjax2" style:family="text">
      <style:text-properties style:font-name="STIXMathJax_Main-italic" style:font-name-complex="Arial" fo:color="#000000" fo:font-size="9pt" style:font-size-asian="9pt" style:font-size-complex="9pt"/>
    </style:style>
    <style:style style:name="T563" style:parent-style-name="mathjax2" style:family="text">
      <style:text-properties style:font-name="STIXMathJax_Main-italic" style:font-name-complex="Arial" fo:color="#000000" fo:font-size="12.5pt" style:font-size-asian="12.5pt" style:font-size-complex="12.5pt"/>
    </style:style>
    <style:style style:name="T564" style:parent-style-name="mathjax2" style:family="text">
      <style:text-properties style:font-name="STIXMathJax_Main-italic" style:font-name-complex="Arial" fo:color="#000000" fo:font-size="9pt" style:font-size-asian="9pt" style:font-size-complex="9pt"/>
    </style:style>
    <style:style style:name="T565" style:parent-style-name="mathjax2" style:family="text">
      <style:text-properties style:font-name="STIXMathJax_Main" style:font-name-complex="Arial" fo:color="#000000" fo:font-size="12.5pt" style:font-size-asian="12.5pt" style:font-size-complex="12.5pt"/>
    </style:style>
    <style:style style:name="T566" style:parent-style-name="mathjax2" style:family="text">
      <style:text-properties style:font-name="STIXMathJax_Main-italic" style:font-name-complex="Arial" fo:color="#000000" fo:font-size="12.5pt" style:font-size-asian="12.5pt" style:font-size-complex="12.5pt"/>
    </style:style>
    <style:style style:name="T567" style:parent-style-name="mathjax2" style:family="text">
      <style:text-properties style:font-name="STIXMathJax_Main-italic" style:font-name-complex="Arial" fo:color="#000000" fo:font-size="9pt" style:font-size-asian="9pt" style:font-size-complex="9pt"/>
    </style:style>
    <style:style style:name="T568" style:parent-style-name="mathjax2" style:family="text">
      <style:text-properties style:font-name="STIXMathJax_Main" style:font-name-complex="Arial" fo:color="#000000" fo:font-size="12.5pt" style:font-size-asian="12.5pt" style:font-size-complex="12.5pt"/>
    </style:style>
    <style:style style:name="T569" style:parent-style-name="mathjax2" style:family="text">
      <style:text-properties style:font-name="STIXMathJax_Main-italic" style:font-name-complex="Arial" fo:color="#000000" fo:font-size="12.5pt" style:font-size-asian="12.5pt" style:font-size-complex="12.5pt"/>
    </style:style>
    <style:style style:name="T570" style:parent-style-name="mathjax2" style:family="text">
      <style:text-properties style:font-name="STIXMathJax_Main-italic" style:font-name-complex="Arial" fo:color="#000000" fo:font-size="9pt" style:font-size-asian="9pt" style:font-size-complex="9pt"/>
    </style:style>
    <style:style style:name="T571" style:parent-style-name="mathjax2" style:family="text">
      <style:text-properties style:font-name="STIXMathJax_Main" style:font-name-complex="Arial" fo:color="#000000" fo:font-size="12.5pt" style:font-size-asian="12.5pt" style:font-size-complex="12.5pt"/>
    </style:style>
    <style:style style:name="P572" style:parent-style-name="Normal" style:family="paragraph">
      <style:paragraph-properties style:line-height-at-least="0.2083in"/>
    </style:style>
    <style:style style:name="T573" style:parent-style-name="DefaultParagraphFont" style:family="text">
      <style:text-properties style:font-name="Helvetica" style:font-name-complex="Arial" fo:color="#000000" fo:font-size="10.5pt" style:font-size-asian="10.5pt" style:font-size-complex="10.5pt"/>
    </style:style>
    <style:style style:name="P574" style:parent-style-name="Normal" style:family="paragraph">
      <style:paragraph-properties fo:text-align="center" style:line-height-at-least="0.2083in"/>
    </style:style>
    <style:style style:name="T575" style:parent-style-name="mathjax2" style:family="text">
      <style:text-properties style:font-name="STIXMathJax_Main" style:font-name-complex="Arial" fo:color="#000000" fo:font-size="12.5pt" style:font-size-asian="12.5pt" style:font-size-complex="12.5pt"/>
    </style:style>
    <style:style style:name="T576" style:parent-style-name="mathjax2" style:family="text">
      <style:text-properties style:font-name="STIXMathJax_Main-italic" style:font-name-complex="Arial" fo:color="#000000" fo:font-size="12.5pt" style:font-size-asian="12.5pt" style:font-size-complex="12.5pt"/>
    </style:style>
    <style:style style:name="T577" style:parent-style-name="mathjax2" style:family="text">
      <style:text-properties style:font-name="STIXMathJax_Main" style:font-name-complex="Arial" fo:color="#000000" fo:font-size="12.5pt" style:font-size-asian="12.5pt" style:font-size-complex="12.5pt"/>
    </style:style>
    <style:style style:name="T578" style:parent-style-name="mathjax2" style:family="text">
      <style:text-properties style:font-name="STIXMathJax_Main-bold" style:font-name-complex="Arial" fo:color="#000000" fo:font-size="12.5pt" style:font-size-asian="12.5pt" style:font-size-complex="12.5pt"/>
    </style:style>
    <style:style style:name="T579" style:parent-style-name="mathjax2" style:family="text">
      <style:text-properties style:font-name="STIXMathJax_Main" style:font-name-complex="Arial" fo:color="#000000" fo:font-size="12.5pt" style:font-size-asian="12.5pt" style:font-size-complex="12.5pt"/>
    </style:style>
    <style:style style:name="T580" style:parent-style-name="mathjax2" style:family="text">
      <style:text-properties style:font-name="STIXMathJax_Main-italic" style:font-name-complex="Arial" fo:color="#000000" fo:font-size="12.5pt" style:font-size-asian="12.5pt" style:font-size-complex="12.5pt"/>
    </style:style>
    <style:style style:name="T581" style:parent-style-name="mathjax2" style:family="text">
      <style:text-properties style:font-name="STIXMathJax_Main" style:font-name-complex="Arial" fo:color="#000000" fo:font-size="12.5pt" style:font-size-asian="12.5pt" style:font-size-complex="12.5pt"/>
    </style:style>
    <style:style style:name="T582" style:parent-style-name="mathjax2" style:family="text">
      <style:text-properties style:font-name="STIXMathJax_Main-bold" style:font-name-complex="Arial" fo:color="#000000" fo:font-size="12.5pt" style:font-size-asian="12.5pt" style:font-size-complex="12.5pt"/>
    </style:style>
    <style:style style:name="T583" style:parent-style-name="mathjax2" style:family="text">
      <style:text-properties style:font-name="STIXMathJax_Main" style:font-name-complex="Arial" fo:color="#000000" fo:font-size="12.5pt" style:font-size-asian="12.5pt" style:font-size-complex="12.5pt"/>
    </style:style>
    <style:style style:name="T584" style:parent-style-name="mathjax2" style:family="text">
      <style:text-properties style:font-name="STIXMathJax_Operators" style:font-name-complex="Arial" fo:color="#000000" fo:font-size="12.5pt" style:font-size-asian="12.5pt" style:font-size-complex="12.5pt"/>
    </style:style>
    <style:style style:name="T585" style:parent-style-name="mathjax2" style:family="text">
      <style:text-properties style:font-name="STIXMathJax_Main-italic" style:font-name-complex="Arial" fo:color="#000000" fo:font-size="9pt" style:font-size-asian="9pt" style:font-size-complex="9pt"/>
    </style:style>
    <style:style style:name="T586" style:parent-style-name="mathjax2" style:family="text">
      <style:text-properties style:font-name="STIXMathJax_Main" style:font-name-complex="Arial" fo:color="#000000" fo:font-size="9pt" style:font-size-asian="9pt" style:font-size-complex="9pt"/>
    </style:style>
    <style:style style:name="T587" style:parent-style-name="mathjax2" style:family="text">
      <style:text-properties style:font-name="STIXMathJax_Main-italic" style:font-name-complex="Arial" fo:color="#000000" fo:font-size="12.5pt" style:font-size-asian="12.5pt" style:font-size-complex="12.5pt"/>
    </style:style>
    <style:style style:name="T588" style:parent-style-name="mathjax2" style:family="text">
      <style:text-properties style:font-name="STIXMathJax_Main-italic" style:font-name-complex="Arial" fo:color="#000000" fo:font-size="9pt" style:font-size-asian="9pt" style:font-size-complex="9pt"/>
    </style:style>
    <style:style style:name="P589" style:parent-style-name="NormalWeb" style:family="paragraph">
      <style:paragraph-properties style:line-height-at-least="0.2083in"/>
    </style:style>
    <style:style style:name="T590" style:parent-style-name="DefaultParagraphFont" style:family="text">
      <style:text-properties style:font-name="Helvetica" style:font-name-complex="Arial" fo:color="#000000" fo:font-size="10.5pt" style:font-size-asian="10.5pt" style:font-size-complex="10.5pt"/>
    </style:style>
    <style:style style:name="T591" style:parent-style-name="Strong" style:family="text">
      <style:text-properties style:font-name="Helvetica" style:font-name-complex="Arial" fo:color="#000000" fo:font-size="10.5pt" style:font-size-asian="10.5pt" style:font-size-complex="10.5pt"/>
    </style:style>
    <style:style style:name="T592" style:parent-style-name="DefaultParagraphFont" style:family="text">
      <style:text-properties style:font-name="Helvetica" style:font-name-complex="Arial" fo:color="#000000" fo:font-size="10.5pt" style:font-size-asian="10.5pt" style:font-size-complex="10.5pt"/>
    </style:style>
    <style:style style:name="P593" style:parent-style-name="Normal" style:family="paragraph">
      <style:paragraph-properties fo:margin-bottom="0in" style:line-height-at-least="0.2083in"/>
    </style:style>
    <style:style style:name="T594" style:parent-style-name="mathjax1" style:family="text">
      <style:text-properties style:font-name="STIXMathJax_Main" style:font-name-complex="Arial" fo:color="#000000" fo:font-size="12.5pt" style:font-size-asian="12.5pt" style:font-size-complex="12.5pt"/>
    </style:style>
    <style:style style:name="T595" style:parent-style-name="mathjax1" style:family="text">
      <style:text-properties style:font-name="STIXMathJax_Main" style:font-name-complex="Arial" fo:color="#000000" fo:font-size="9pt" style:font-size-asian="9pt" style:font-size-complex="9pt"/>
    </style:style>
    <style:style style:name="T596" style:parent-style-name="DefaultParagraphFont" style:family="text">
      <style:text-properties style:font-name="Helvetica" style:font-name-complex="Arial" fo:color="#000000" fo:font-size="10.5pt" style:font-size-asian="10.5pt" style:font-size-complex="10.5pt"/>
    </style:style>
    <style:style style:name="T597" style:parent-style-name="mathjax1" style:family="text">
      <style:text-properties style:font-name="STIXMathJax_Main-italic" style:font-name-complex="Arial" fo:color="#000000" fo:font-size="12.5pt" style:font-size-asian="12.5pt" style:font-size-complex="12.5pt"/>
    </style:style>
    <style:style style:name="T598" style:parent-style-name="mathjax1" style:family="text">
      <style:text-properties style:font-name="STIXMathJax_Main" style:font-name-complex="Arial" fo:color="#000000" fo:font-size="12.5pt" style:font-size-asian="12.5pt" style:font-size-complex="12.5pt"/>
    </style:style>
    <style:style style:name="T599" style:parent-style-name="mathjax1" style:family="text">
      <style:text-properties style:font-name="STIXMathJax_Main-italic" style:font-name-complex="Arial" fo:color="#000000" fo:font-size="9pt" style:font-size-asian="9pt" style:font-size-complex="9pt"/>
    </style:style>
    <style:style style:name="T600" style:parent-style-name="mathjax1" style:family="text">
      <style:text-properties style:font-name="STIXMathJax_Main" style:font-name-complex="Arial" fo:color="#000000" fo:font-size="12.5pt" style:font-size-asian="12.5pt" style:font-size-complex="12.5pt"/>
    </style:style>
    <style:style style:name="T601" style:parent-style-name="DefaultParagraphFont" style:family="text">
      <style:text-properties style:font-name="Helvetica" style:font-name-complex="Arial" fo:color="#000000" fo:font-size="10.5pt" style:font-size-asian="10.5pt" style:font-size-complex="10.5pt"/>
    </style:style>
    <style:style style:name="T602" style:parent-style-name="mathjax1" style:family="text">
      <style:text-properties style:font-name="STIXMathJax_Main" style:font-name-complex="Arial" fo:color="#000000" fo:font-size="12.5pt" style:font-size-asian="12.5pt" style:font-size-complex="12.5pt"/>
    </style:style>
    <style:style style:name="T603" style:parent-style-name="mathjax1" style:family="text">
      <style:text-properties style:font-name="STIXMathJax_Main-italic" style:font-name-complex="Arial" fo:color="#000000" fo:font-size="12.5pt" style:font-size-asian="12.5pt" style:font-size-complex="12.5pt"/>
    </style:style>
    <style:style style:name="T604" style:parent-style-name="mathjax1" style:family="text">
      <style:text-properties style:font-name="STIXMathJax_Main" style:font-name-complex="Arial" fo:color="#000000" fo:font-size="12.5pt" style:font-size-asian="12.5pt" style:font-size-complex="12.5pt"/>
    </style:style>
    <style:style style:name="T605" style:parent-style-name="mathjax1" style:family="text">
      <style:text-properties style:font-name="STIXMathJax_Main-bold" style:font-name-complex="Arial" fo:color="#000000" fo:font-size="12.5pt" style:font-size-asian="12.5pt" style:font-size-complex="12.5pt"/>
    </style:style>
    <style:style style:name="T606" style:parent-style-name="DefaultParagraphFont" style:family="text">
      <style:text-properties style:font-name="Helvetica" style:font-name-complex="Arial" fo:color="#000000" fo:font-size="10.5pt" style:font-size-asian="10.5pt" style:font-size-complex="10.5pt"/>
    </style:style>
    <style:style style:name="P607" style:parent-style-name="NormalWeb" style:family="paragraph">
      <style:paragraph-properties fo:margin-top="0in" fo:margin-bottom="0in" style:line-height-at-least="0.2083in"/>
    </style:style>
    <style:style style:name="T608" style:parent-style-name="mathjax3" style:family="text">
      <style:text-properties style:font-name="STIXMathJax_Main" style:font-name-complex="Arial" fo:color="#000000" fo:font-size="12.5pt" style:font-size-asian="12.5pt" style:font-size-complex="12.5pt"/>
    </style:style>
    <style:style style:name="T609" style:parent-style-name="mathjax3" style:family="text">
      <style:text-properties style:font-name="STIXMathJax_Main" style:font-name-complex="Arial" fo:color="#000000" fo:font-size="9pt" style:font-size-asian="9pt" style:font-size-complex="9pt"/>
    </style:style>
    <style:style style:name="T610" style:parent-style-name="DefaultParagraphFont" style:family="text">
      <style:text-properties style:font-name="Helvetica" style:font-name-complex="Arial" fo:color="#000000" fo:font-size="10.5pt" style:font-size-asian="10.5pt" style:font-size-complex="10.5pt"/>
    </style:style>
    <style:style style:name="T611" style:parent-style-name="mathjax3" style:family="text">
      <style:text-properties style:font-name="STIXMathJax_Main-italic" style:font-name-complex="Arial" fo:color="#000000" fo:font-size="12.5pt" style:font-size-asian="12.5pt" style:font-size-complex="12.5pt"/>
    </style:style>
    <style:style style:name="T612" style:parent-style-name="mathjax3" style:family="text">
      <style:text-properties style:font-name="STIXMathJax_Main" style:font-name-complex="Arial" fo:color="#000000" fo:font-size="12.5pt" style:font-size-asian="12.5pt" style:font-size-complex="12.5pt"/>
    </style:style>
    <style:style style:name="T613" style:parent-style-name="mathjax3" style:family="text">
      <style:text-properties style:font-name="STIXMathJax_Main-italic" style:font-name-complex="Arial" fo:color="#000000" fo:font-size="9pt" style:font-size-asian="9pt" style:font-size-complex="9pt"/>
    </style:style>
    <style:style style:name="T614" style:parent-style-name="mathjax3" style:family="text">
      <style:text-properties style:font-name="STIXMathJax_Main" style:font-name-complex="Arial" fo:color="#000000" fo:font-size="12.5pt" style:font-size-asian="12.5pt" style:font-size-complex="12.5pt"/>
    </style:style>
    <style:style style:name="T615" style:parent-style-name="DefaultParagraphFont" style:family="text">
      <style:text-properties style:font-name="Helvetica" style:font-name-complex="Arial" fo:color="#000000" fo:font-size="10.5pt" style:font-size-asian="10.5pt" style:font-size-complex="10.5pt"/>
    </style:style>
    <style:style style:name="T616" style:parent-style-name="mathjax3" style:family="text">
      <style:text-properties style:font-name="STIXMathJax_Main" style:font-name-complex="Arial" fo:color="#000000" fo:font-size="12.5pt" style:font-size-asian="12.5pt" style:font-size-complex="12.5pt"/>
    </style:style>
    <style:style style:name="T617" style:parent-style-name="mathjax3" style:family="text">
      <style:text-properties style:font-name="STIXMathJax_Main-italic" style:font-name-complex="Arial" fo:color="#000000" fo:font-size="12.5pt" style:font-size-asian="12.5pt" style:font-size-complex="12.5pt"/>
    </style:style>
    <style:style style:name="T618" style:parent-style-name="mathjax3" style:family="text">
      <style:text-properties style:font-name="STIXMathJax_Main" style:font-name-complex="Arial" fo:color="#000000" fo:font-size="12.5pt" style:font-size-asian="12.5pt" style:font-size-complex="12.5pt"/>
    </style:style>
    <style:style style:name="T619" style:parent-style-name="mathjax3" style:family="text">
      <style:text-properties style:font-name="STIXMathJax_Main-bold" style:font-name-complex="Arial" fo:color="#000000" fo:font-size="12.5pt" style:font-size-asian="12.5pt" style:font-size-complex="12.5pt"/>
    </style:style>
    <style:style style:name="T620" style:parent-style-name="DefaultParagraphFont" style:family="text">
      <style:text-properties style:font-name="Helvetica" style:font-name-complex="Arial" fo:color="#000000" fo:font-size="10.5pt" style:font-size-asian="10.5pt" style:font-size-complex="10.5pt"/>
    </style:style>
    <style:style style:name="P621" style:parent-style-name="NormalWeb" style:family="paragraph">
      <style:paragraph-properties style:line-height-at-least="0.2083in" fo:margin-left="0.5in">
        <style:tab-stops/>
      </style:paragraph-properties>
    </style:style>
    <style:style style:name="T622" style:parent-style-name="DefaultParagraphFont" style:family="text">
      <style:text-properties style:font-name="Helvetica" style:font-name-complex="Arial" fo:color="#000000" fo:font-size="10.5pt" style:font-size-asian="10.5pt" style:font-size-complex="10.5pt"/>
    </style:style>
    <style:style style:name="T623" style:parent-style-name="mathjax3" style:family="text">
      <style:text-properties style:font-name="STIXMathJax_Main-bold" style:font-name-complex="Arial" fo:color="#000000" fo:font-size="12.5pt" style:font-size-asian="12.5pt" style:font-size-complex="12.5pt"/>
    </style:style>
    <style:style style:name="T624" style:parent-style-name="DefaultParagraphFont" style:family="text">
      <style:text-properties style:font-name="Helvetica" style:font-name-complex="Arial" fo:color="#000000" fo:font-size="10.5pt" style:font-size-asian="10.5pt" style:font-size-complex="10.5pt"/>
    </style:style>
    <style:style style:name="T625" style:parent-style-name="mathjax3" style:family="text">
      <style:text-properties style:font-name="STIXMathJax_Main-bold" style:font-name-complex="Arial" fo:color="#000000" fo:font-size="12.5pt" style:font-size-asian="12.5pt" style:font-size-complex="12.5pt"/>
    </style:style>
    <style:style style:name="T626" style:parent-style-name="DefaultParagraphFont" style:family="text">
      <style:text-properties style:font-name="Helvetica" style:font-name-complex="Arial" fo:color="#000000" fo:font-size="10.5pt" style:font-size-asian="10.5pt" style:font-size-complex="10.5pt"/>
    </style:style>
    <style:style style:name="P627" style:parent-style-name="NormalWeb" style:family="paragraph">
      <style:paragraph-properties style:line-height-at-least="0.2083in"/>
    </style:style>
    <style:style style:name="T628" style:parent-style-name="DefaultParagraphFont" style:family="text">
      <style:text-properties style:font-name="Helvetica" style:font-name-complex="Arial" fo:color="#000000" fo:font-size="10.5pt" style:font-size-asian="10.5pt" style:font-size-complex="10.5pt"/>
    </style:style>
    <style:style style:name="T629" style:parent-style-name="mathjax4" style:family="text">
      <style:text-properties style:font-name="STIXMathJax_Main" style:font-name-complex="Arial" fo:color="#000000" fo:font-size="12.5pt" style:font-size-asian="12.5pt" style:font-size-complex="12.5pt"/>
    </style:style>
    <style:style style:name="T630" style:parent-style-name="mathjax4" style:family="text">
      <style:text-properties style:font-name="STIXMathJax_Main" style:font-name-complex="Arial" fo:color="#000000" fo:font-size="9pt" style:font-size-asian="9pt" style:font-size-complex="9pt"/>
    </style:style>
    <style:style style:name="T631" style:parent-style-name="DefaultParagraphFont" style:family="text">
      <style:text-properties style:font-name="Helvetica" style:font-name-complex="Arial" fo:color="#000000" fo:font-size="10.5pt" style:font-size-asian="10.5pt" style:font-size-complex="10.5pt"/>
    </style:style>
    <style:style style:name="T632" style:parent-style-name="mathjax4" style:family="text">
      <style:text-properties style:font-name="STIXMathJax_Main" style:font-name-complex="Arial" fo:color="#000000" fo:font-size="12.5pt" style:font-size-asian="12.5pt" style:font-size-complex="12.5pt"/>
    </style:style>
    <style:style style:name="T633" style:parent-style-name="mathjax4" style:family="text">
      <style:text-properties style:font-name="STIXMathJax_Main" style:font-name-complex="Arial" fo:color="#000000" fo:font-size="9pt" style:font-size-asian="9pt" style:font-size-complex="9pt"/>
    </style:style>
    <style:style style:name="T634" style:parent-style-name="DefaultParagraphFont" style:family="text">
      <style:text-properties style:font-name="Helvetica" style:font-name-complex="Arial" fo:color="#000000" fo:font-size="10.5pt" style:font-size-asian="10.5pt" style:font-size-complex="10.5pt"/>
    </style:style>
    <style:style style:name="T635" style:parent-style-name="Strong" style:family="text">
      <style:text-properties style:font-name="Helvetica" style:font-name-complex="Arial" fo:color="#000000" fo:font-size="10.5pt" style:font-size-asian="10.5pt" style:font-size-complex="10.5pt"/>
    </style:style>
    <style:style style:name="T636" style:parent-style-name="DefaultParagraphFont" style:family="text">
      <style:text-properties style:font-name="Helvetica" style:font-name-complex="Arial" fo:color="#000000" fo:font-size="10.5pt" style:font-size-asian="10.5pt" style:font-size-complex="10.5pt"/>
    </style:style>
    <style:style style:name="P637" style:parent-style-name="ListParagraph" style:family="paragraph">
      <style:paragraph-properties fo:line-height="104%"/>
      <style:text-properties style:font-name="Arial" style:font-name-complex="Arial" fo:color="#373A3C" fo:font-size="10.5pt" style:font-size-asian="10.5pt" style:font-size-complex="10.5pt"/>
    </style:style>
    <style:style style:name="P638" style:parent-style-name="ListParagraph" style:family="paragraph">
      <style:paragraph-properties fo:line-height="104%"/>
      <style:text-properties style:font-name="Arial" style:font-name-complex="Arial" fo:color="#373A3C" fo:font-size="10.5pt" style:font-size-asian="10.5pt" style:font-size-complex="10.5pt"/>
    </style:style>
    <style:style style:name="P639" style:parent-style-name="ListParagraph" style:family="paragraph">
      <style:paragraph-properties fo:line-height="104%"/>
      <style:text-properties style:font-name="Arial" style:font-name-complex="Arial" fo:color="#373A3C" fo:font-size="10.5pt" style:font-size-asian="10.5pt" style:font-size-complex="10.5pt"/>
    </style:style>
    <style:style style:name="P640" style:parent-style-name="ListParagraph" style:family="paragraph">
      <style:paragraph-properties fo:line-height="104%"/>
      <style:text-properties style:font-name="Arial" style:font-name-complex="Arial" fo:color="#373A3C" fo:font-size="10.5pt" style:font-size-asian="10.5pt" style:font-size-complex="10.5pt"/>
    </style:style>
    <style:style style:name="P641" style:parent-style-name="ListParagraph" style:family="paragraph">
      <style:paragraph-properties fo:line-height="104%"/>
      <style:text-properties style:font-name="Arial" style:font-name-complex="Arial" fo:color="#373A3C" fo:font-size="10.5pt" style:font-size-asian="10.5pt" style:font-size-complex="10.5pt"/>
    </style:style>
    <style:style style:name="P642" style:parent-style-name="ListParagraph" style:family="paragraph">
      <style:paragraph-properties fo:margin-left="1.25in">
        <style:tab-stops/>
      </style:paragraph-properties>
      <style:text-properties style:font-name="Arial" style:font-name-complex="Arial" fo:font-weight="bold" style:font-weight-asian="bold" fo:color="#373A3C" fo:font-size="10.5pt" style:font-size-asian="10.5pt" style:font-size-complex="10.5pt"/>
    </style:style>
    <style:style style:name="P643" style:parent-style-name="ListParagraph" style:family="paragraph">
      <style:paragraph-properties fo:line-height="104%"/>
      <style:text-properties style:font-name="Arial" style:font-name-complex="Arial" fo:color="#373A3C" fo:font-size="10.5pt" style:font-size-asian="10.5pt" style:font-size-complex="10.5pt"/>
    </style:style>
    <style:style style:name="P644" style:parent-style-name="ListParagraph" style:family="paragraph">
      <style:paragraph-properties fo:line-height="104%"/>
      <style:text-properties style:font-name="Arial" style:font-name-complex="Arial" fo:color="#373A3C" fo:font-size="10.5pt" style:font-size-asian="10.5pt" style:font-size-complex="10.5pt"/>
    </style:style>
    <style:style style:name="P645" style:parent-style-name="ListParagraph" style:family="paragraph">
      <style:paragraph-properties fo:line-height="104%"/>
      <style:text-properties style:font-name="Arial" style:font-name-complex="Arial" fo:color="#373A3C" fo:font-size="10.5pt" style:font-size-asian="10.5pt" style:font-size-complex="10.5pt"/>
    </style:style>
    <style:style style:name="P646" style:parent-style-name="ListParagraph" style:family="paragraph">
      <style:paragraph-properties fo:line-height="104%"/>
      <style:text-properties style:font-name="Arial" style:font-name-complex="Arial" fo:color="#373A3C" fo:font-size="10.5pt" style:font-size-asian="10.5pt" style:font-size-complex="10.5pt"/>
    </style:style>
    <style:style style:name="P647" style:parent-style-name="ListParagraph" style:family="paragraph">
      <style:paragraph-properties fo:margin-left="1.25in">
        <style:tab-stops/>
      </style:paragraph-properties>
      <style:text-properties style:font-name="Arial" style:font-name-complex="Arial" fo:color="#373A3C" fo:font-size="10.5pt" style:font-size-asian="10.5pt" style:font-size-complex="10.5pt"/>
    </style:style>
    <style:style style:name="P648" style:parent-style-name="ListParagraph" style:family="paragraph">
      <style:paragraph-properties fo:line-height="104%"/>
      <style:text-properties style:font-name="Arial" style:font-name-complex="Arial" fo:color="#373A3C" fo:font-size="10.5pt" style:font-size-asian="10.5pt" style:font-size-complex="10.5pt"/>
    </style:style>
    <style:style style:name="P649"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50" style:parent-style-name="ListParagraph" style:family="paragraph">
      <style:paragraph-properties fo:line-height="104%"/>
    </style:style>
    <style:style style:name="T651" style:parent-style-name="DefaultParagraphFont" style:family="text">
      <style:text-properties style:font-name="Arial" style:font-name-complex="Arial" fo:color="#373A3C" fo:font-size="10.5pt" style:font-size-asian="10.5pt" style:font-size-complex="10.5pt"/>
    </style:style>
    <style:style style:name="T652" style:parent-style-name="DefaultParagraphFont" style:family="text">
      <style:text-properties style:font-name="Arial" style:font-name-complex="Arial" fo:font-weight="bold" style:font-weight-asian="bold" fo:color="#373A3C" fo:font-size="10.5pt" style:font-size-asian="10.5pt" style:font-size-complex="10.5pt"/>
    </style:style>
    <style:style style:name="T653" style:parent-style-name="DefaultParagraphFont" style:family="text">
      <style:text-properties style:font-name="Arial" style:font-name-complex="Arial" fo:color="#373A3C" fo:font-size="10.5pt" style:font-size-asian="10.5pt" style:font-size-complex="10.5pt"/>
    </style:style>
    <style:style style:name="P654" style:parent-style-name="Normal" style:family="paragraph">
      <style:paragraph-properties fo:text-indent="0.5in"/>
      <style:text-properties style:font-name="Arial" style:font-name-complex="Arial" fo:color="#373A3C" fo:font-size="10.5pt" style:font-size-asian="10.5pt" style:font-size-complex="10.5pt"/>
    </style:style>
    <style:style style:name="P655" style:parent-style-name="ListParagraph" style:family="paragraph">
      <style:paragraph-properties fo:line-height="104%"/>
      <style:text-properties style:font-name="Arial" style:font-name-complex="Arial" fo:color="#373A3C" fo:font-size="10.5pt" style:font-size-asian="10.5pt" style:font-size-complex="10.5pt"/>
    </style:style>
    <style:style style:name="P656" style:parent-style-name="ListParagraph" style:family="paragraph">
      <style:paragraph-properties fo:line-height="104%"/>
      <style:text-properties style:font-name="Arial" style:font-name-complex="Arial" fo:color="#373A3C" fo:font-size="10.5pt" style:font-size-asian="10.5pt" style:font-size-complex="10.5pt"/>
    </style:style>
    <style:style style:name="P657" style:parent-style-name="ListParagraph" style:family="paragraph">
      <style:paragraph-properties fo:line-height="104%"/>
      <style:text-properties style:font-name="Arial" style:font-name-complex="Arial" fo:color="#373A3C" fo:font-size="10.5pt" style:font-size-asian="10.5pt" style:font-size-complex="10.5pt"/>
    </style:style>
    <style:style style:name="P658" style:parent-style-name="ListParagraph" style:family="paragraph">
      <style:paragraph-properties fo:line-height="104%"/>
      <style:text-properties style:font-name="Arial" style:font-name-complex="Arial" fo:color="#373A3C" fo:font-size="10.5pt" style:font-size-asian="10.5pt" style:font-size-complex="10.5pt"/>
    </style:style>
    <style:style style:name="P659" style:parent-style-name="ListParagraph" style:family="paragraph">
      <style:paragraph-properties fo:margin-left="0.25in">
        <style:tab-stops/>
      </style:paragraph-properties>
      <style:text-properties style:font-name="Arial" style:font-name-complex="Arial" fo:font-weight="bold" style:font-weight-asian="bold" fo:color="#373A3C" fo:font-size="10.5pt" style:font-size-asian="10.5pt" style:font-size-complex="10.5pt"/>
    </style:style>
    <style:style style:name="P660" style:parent-style-name="ListParagraph" style:family="paragraph">
      <style:paragraph-properties fo:line-height="104%"/>
      <style:text-properties style:font-name="Arial" style:font-name-complex="Arial" fo:color="#373A3C" fo:font-size="10.5pt" style:font-size-asian="10.5pt" style:font-size-complex="10.5pt"/>
    </style:style>
    <style:style style:name="P661" style:parent-style-name="ListParagraph" style:family="paragraph">
      <style:paragraph-properties fo:line-height="104%"/>
      <style:text-properties style:font-name="Arial" style:font-name-complex="Arial" fo:color="#373A3C" fo:font-size="10.5pt" style:font-size-asian="10.5pt" style:font-size-complex="10.5pt"/>
    </style:style>
    <style:style style:name="P662" style:parent-style-name="ListParagraph" style:family="paragraph">
      <style:paragraph-properties fo:line-height="104%"/>
      <style:text-properties style:font-name="Arial" style:font-name-complex="Arial" fo:color="#373A3C" fo:font-size="10.5pt" style:font-size-asian="10.5pt" style:font-size-complex="10.5pt"/>
    </style:style>
    <style:style style:name="P663" style:parent-style-name="ListParagraph" style:family="paragraph">
      <style:paragraph-properties fo:line-height="104%"/>
      <style:text-properties style:font-name="Arial" style:font-name-complex="Arial" fo:color="#373A3C" fo:font-size="10.5pt" style:font-size-asian="10.5pt" style:font-size-complex="10.5pt"/>
    </style:style>
    <style:style style:name="P664" style:parent-style-name="ListParagraph" style:family="paragraph">
      <style:paragraph-properties fo:line-height="104%"/>
    </style:style>
    <style:style style:name="T665" style:parent-style-name="DefaultParagraphFont" style:family="text">
      <style:text-properties style:font-name="Arial" style:font-name-complex="Arial" fo:color="#373A3C" fo:font-size="10.5pt" style:font-size-asian="10.5pt" style:font-size-complex="10.5pt"/>
    </style:style>
    <style:style style:name="T666" style:parent-style-name="DefaultParagraphFont" style:family="text">
      <style:text-properties style:font-name="Arial" style:font-name-complex="Arial" fo:color="#373A3C" fo:font-size="10.5pt" style:font-size-asian="10.5pt" style:font-size-complex="10.5pt"/>
    </style:style>
    <style:style style:name="P667" style:parent-style-name="ListParagraph" style:family="paragraph">
      <style:paragraph-properties fo:line-height="104%"/>
      <style:text-properties style:font-name="Arial" style:font-name-complex="Arial" fo:color="#373A3C" fo:font-size="10.5pt" style:font-size-asian="10.5pt" style:font-size-complex="10.5pt"/>
    </style:style>
    <style:style style:name="P668" style:parent-style-name="ListParagraph" style:family="paragraph">
      <style:paragraph-properties fo:line-height="104%"/>
      <style:text-properties style:font-name="Arial" style:font-name-complex="Arial" fo:color="#373A3C" fo:font-size="10.5pt" style:font-size-asian="10.5pt" style:font-size-complex="10.5pt"/>
    </style:style>
    <style:style style:name="P669" style:parent-style-name="ListParagraph" style:family="paragraph">
      <style:paragraph-properties fo:line-height="104%"/>
      <style:text-properties style:font-name="Arial" style:font-name-complex="Arial" fo:color="#373A3C" fo:font-size="10.5pt" style:font-size-asian="10.5pt" style:font-size-complex="10.5pt"/>
    </style:style>
    <style:style style:name="P670" style:parent-style-name="ListParagraph" style:family="paragraph">
      <style:paragraph-properties fo:line-height="104%"/>
      <style:text-properties style:font-name="Arial" style:font-name-complex="Arial" fo:color="#373A3C" fo:font-size="10.5pt" style:font-size-asian="10.5pt" style:font-size-complex="10.5pt"/>
    </style:style>
    <style:style style:name="P671" style:parent-style-name="ListParagraph" style:family="paragraph">
      <style:paragraph-properties fo:line-height="104%"/>
      <style:text-properties style:font-name="Arial" style:font-name-complex="Arial" fo:color="#373A3C" fo:font-size="10.5pt" style:font-size-asian="10.5pt" style:font-size-complex="10.5pt"/>
    </style:style>
    <style:style style:name="P672" style:parent-style-name="ListParagraph" style:family="paragraph">
      <style:paragraph-properties fo:line-height="104%"/>
      <style:text-properties style:font-name="Arial" style:font-name-complex="Arial" fo:color="#373A3C" fo:font-size="10.5pt" style:font-size-asian="10.5pt" style:font-size-complex="10.5pt"/>
    </style:style>
    <style:style style:name="P673" style:parent-style-name="ListParagraph" style:family="paragraph">
      <style:paragraph-properties fo:margin-left="0.25in">
        <style:tab-stops/>
      </style:paragraph-properties>
      <style:text-properties style:font-name="Arial" style:font-name-complex="Arial" fo:font-weight="bold" style:font-weight-asian="bold" fo:color="#373A3C" fo:font-size="10.5pt" style:font-size-asian="10.5pt" style:font-size-complex="10.5pt"/>
    </style:style>
    <style:style style:name="P674"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75" style:parent-style-name="Normal" style:family="paragraph">
      <style:paragraph-properties fo:margin-top="0.1458in" fo:margin-bottom="0in"/>
    </style:style>
    <style:style style:name="T676" style:parent-style-name="DefaultParagraphFont" style:family="text">
      <style:text-properties style:font-name="&amp;quot" style:font-name-asian="Times New Roman" fo:font-weight="bold" style:font-weight-asian="bold" style:font-weight-complex="bold" fo:color="#000000" fo:font-size="10.5pt" style:font-size-asian="10.5pt" style:font-size-complex="10.5pt" style:language-asian="en" style:country-asian="GB"/>
    </style:style>
    <style:style style:name="P677" style:parent-style-name="ListParagraph" style:family="paragraph">
      <style:paragraph-properties fo:line-height="104%"/>
      <style:text-properties style:font-name="Arial" style:font-name-complex="Arial" fo:color="#373A3C" fo:font-size="10.5pt" style:font-size-asian="10.5pt" style:font-size-complex="10.5pt"/>
    </style:style>
    <style:style style:name="P678" style:parent-style-name="ListParagraph" style:family="paragraph">
      <style:paragraph-properties fo:line-height="104%"/>
      <style:text-properties style:font-name="Arial" style:font-name-complex="Arial" fo:color="#373A3C" fo:font-size="10.5pt" style:font-size-asian="10.5pt" style:font-size-complex="10.5pt"/>
    </style:style>
    <style:style style:name="P679" style:parent-style-name="ListParagraph" style:family="paragraph">
      <style:paragraph-properties fo:line-height="104%"/>
      <style:text-properties style:font-name="Arial" style:font-name-complex="Arial" fo:color="#373A3C" fo:font-size="10.5pt" style:font-size-asian="10.5pt" style:font-size-complex="10.5pt"/>
    </style:style>
    <style:style style:name="P680" style:parent-style-name="ListParagraph" style:family="paragraph">
      <style:paragraph-properties fo:line-height="104%"/>
      <style:text-properties style:font-name="Arial" style:font-name-complex="Arial" fo:color="#373A3C" fo:font-size="10.5pt" style:font-size-asian="10.5pt" style:font-size-complex="10.5pt"/>
    </style:style>
    <style:style style:name="P681" style:parent-style-name="ListParagraph" style:family="paragraph">
      <style:paragraph-properties fo:line-height="104%"/>
      <style:text-properties style:font-name="Arial" style:font-name-complex="Arial" fo:color="#373A3C" fo:font-size="10.5pt" style:font-size-asian="10.5pt" style:font-size-complex="10.5pt"/>
    </style:style>
    <style:style style:name="P682"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3"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4"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5"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6"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7"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688" style:parent-style-name="ListParagraph" style:family="paragraph">
      <style:paragraph-properties fo:line-height="104%"/>
      <style:text-properties style:font-name="Arial" style:font-name-complex="Arial" fo:color="#373A3C" fo:font-size="10.5pt" style:font-size-asian="10.5pt" style:font-size-complex="10.5pt"/>
    </style:style>
    <style:style style:name="P689" style:parent-style-name="ListParagraph" style:family="paragraph">
      <style:paragraph-properties fo:line-height="104%"/>
      <style:text-properties style:font-name="Arial" style:font-name-complex="Arial" fo:color="#373A3C" fo:font-size="10.5pt" style:font-size-asian="10.5pt" style:font-size-complex="10.5pt"/>
    </style:style>
    <style:style style:name="P690"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1"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2"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3"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4"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5"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696" style:parent-style-name="ListParagraph" style:family="paragraph">
      <style:paragraph-properties fo:border-top="none" fo:border-left="none" fo:border-bottom="0.0104in solid #000000" fo:border-right="none" fo:padding-top="0in" fo:padding-left="0in" fo:padding-bottom="0.0138in" fo:padding-right="0in" style:shadow="none" fo:line-height="104%"/>
      <style:text-properties style:font-name="Arial" style:font-name-complex="Arial" fo:color="#373A3C" fo:font-size="10.5pt" style:font-size-asian="10.5pt" style:font-size-complex="10.5pt"/>
    </style:style>
  </office:automatic-styles>
  <office:body>
    <office:text text:use-soft-page-breaks="true">
      <text:h text:style-name="P1" text:outline-level="2"><text:bookmark-start text:name="_Toc5372659"/><text:bookmark-start text:name="_Toc6420992"/><text:bookmark-start text:name="_Hlk6862701"/>Identifying safe loans with decision trees</text:h>
      <text:h text:style-name="Heading2" text:outline-level="2"><text:span text:style-name="T2">Summary / Observations:</text:span></text:h>
      <text:p text:style-name="P3">The Lending<text:s/>Club is a peer-to-peer leading company that directly connects borrowers and potential lenders/investors. Built<text:s/>a classification model to predict whether or not a loan provided by Lending<text:s/>Club is likely to default.</text:p>
      <text:p text:style-name="P4">Tasks:</text:p>
      <text:list text:style-name="LFO13" text:continue-numbering="true">
        <text:list-item>
          <text:p text:style-name="P5">Used<text:s/><text:s/>data from the Lending<text:s/>Club to predict whether a loan will be paid off in full or the loan will be charged off and possibly go into default.<text:s/></text:p>
        </text:list-item>
        <text:list-item>
          <text:p text:style-name="P6">Used<text:s/>SFrames to do some feature engineering.</text:p>
        </text:list-item>
        <text:list-item>
          <text:p text:style-name="P7">Trained<text:s/>a decision-tree on the Lending<text:s/>Club dataset.</text:p>
        </text:list-item>
        <text:list-item>
          <text:p text:style-name="P8">Visualized<text:s/>the tree.</text:p>
        </text:list-item>
        <text:list-item>
          <text:p text:style-name="P9"><text:bookmark-end text:name="_Hlk6862701"/>Predicted<text:s/>whether a loan will default along with prediction probabilities (on a validation set).</text:p>
        </text:list-item>
        <text:list-item>
          <text:p text:style-name="P10">Trained<text:s/>a complex tree model and compare it to simple tree model.</text:p>
        </text:list-item>
      </text:list>
      <text:p text:style-name="P11">Observations:</text:p>
      <text:list text:style-name="LFO15" text:continue-numbering="true">
        <text:list-item>
          <text:p text:style-name="P12">Sampled<text:s/>data to balance classes,<text:s/>as<text:s/>our data is disproportionally Note:<text:tab/></text:p>
        </text:list-item>
        <text:list-item>
          <text:p text:style-name="P13">Manage Imbalanced data -There are many approaches for dealing with imbalanced data, including some where we modify the learning algorithm.<text:s/>Used<text:s/>the simplest possible approach, where we subsample the overly represented class to get a more balanced dataset. In general, and especially when the data is highly imbalanced,<text:s/>it is recommended to use<text:s/>more advanced methods.</text:p>
        </text:list-item>
        <text:list-item>
          <text:p text:style-name="P14">The portion of data that we don't train on will be used to help select model parameters (this is known as model selection). Thus, this portion of data should be called a validation set. Recall that examining performance of various potential models (i.e. models with different parameters) should be on validation set, while evaluation of the final selected model should always be on test data.</text:p>
        </text:list-item>
        <text:list-item>
          <text:p text:style-name="P15"><text:span text:style-name="T16">Quantifying the cost of mistakes</text:span><text:a xlink:href="http://localhost:8889/notebooks/Course3/module-5-decision-tree-assignment-1-blank.ipynb#Quantifying-the-cost-of-mistakes" office:target-frame-name="_top" xlink:show="replace"><text:span text:style-name="T17">¶</text:span></text:a><text:span text:style-name="T18">-Every mistake the model makes costs money. In this section, we will try and quantify the cost of each mistake made by the model.</text:span></text:p>
        </text:list-item>
        <text:list-item>
          <text:p text:style-name="P19">Assume the following:</text:p>
        </text:list-item>
        <text:list-item>
          <text:p text:style-name="P20">False negatives: Loans that were actually safe but were predicted to be risky. This results in an opportunity cost of losing a loan that would have otherwise been accepted.<text:s/></text:p>
        </text:list-item>
        <text:list-item>
          <text:p text:style-name="P21">False positives: Loans that were actually risky but were predicted to be safe. These are much more expensive because it results in a risky loan being given.<text:s/></text:p>
        </text:list-item>
        <text:list-item>
          <text:p text:style-name="P22">Correct predictions: All correct predictions don't typically incur any cost.</text:p>
        </text:list-item>
      </text:list>
      <text:p text:style-name="P23">Implementing binary decision trees</text:p>
      <text:list text:style-name="LFO15" text:continue-numbering="true">
        <text:list-item>
          <text:p text:style-name="P24">The goal of this<text:s/>assignment<text:s/>is to implement<text:s/>our own binary decision tree classifier.<text:s/></text:p>
        </text:list-item>
        <text:list-item>
          <text:p text:style-name="P25">Used<text:s/>SFrames to do some feature engineering.</text:p>
        </text:list-item>
        <text:list-item>
          <text:p text:style-name="P26">Transformed<text:s/>categorical variables into binary variables.</text:p>
        </text:list-item>
        <text:list-item>
          <text:p text:style-name="P27">Built<text:s/>a binary decision tree from scratch.</text:p>
        </text:list-item>
        <text:list-item>
          <text:p text:style-name="P28">Made<text:s/>predictions using the decision tree.</text:p>
        </text:list-item>
        <text:list-item>
          <text:p text:style-name="P29">Evaluated<text:s/>the accuracy of the decision tree.</text:p>
        </text:list-item>
        <text:list-item>
          <text:p text:style-name="P30">Visualized<text:s/>the decision at the root node.</text:p>
        </text:list-item>
        <text:list-item>
          <text:p text:style-name="P31">Important Note: In this assignment, we will focus on building decision trees where the data contain only binary (0 or 1) features. This allows us to avoid dealing with:</text:p>
        </text:list-item>
        <text:list-item>
          <text:p text:style-name="P32">Multiple intermediate nodes in a split</text:p>
        </text:list-item>
        <text:list-item>
          <text:p text:style-name="P33">The thresholding issues of real-valued features.</text:p>
        </text:list-item>
      </text:list>
      <text:p text:style-name="P34">Decision Trees in Practice</text:p>
      <text:list text:style-name="LFO15" text:continue-numbering="true">
        <text:list-item>
          <text:p text:style-name="P35">Implement binary decision trees with different early stopping methods.</text:p>
        </text:list-item>
        <text:list-item>
          <text:p text:style-name="P36">Compared<text:s/>models with different stopping parameters.</text:p>
        </text:list-item>
        <text:list-item>
          <text:p text:style-name="P37">Visualized<text:s/><text:tab/>the concept of overfitting in decision trees.</text:p>
        </text:list-item>
      </text:list>
      <text:p text:style-name="P38">Gradient boosted tree classifier</text:p>
      <text:p text:style-name="P39">Tasks:</text:p>
      <text:list text:style-name="LFO15" text:continue-numbering="true">
        <text:list-item>
          <text:p text:style-name="P40">Explored<text:s/>Ensemble Methods</text:p>
        </text:list-item>
        <text:list-item>
          <text:p text:style-name="P41">Explored<text:s/>the use of boosting.</text:p>
        </text:list-item>
        <text:list-item>
          <text:p text:style-name="P42">Used<text:s/>the pre-implemented gradient boosted trees in Graphlab-Create.<text:s/></text:p>
        </text:list-item>
        <text:list-item>
          <text:p text:style-name="P43">Used<text:s/>SFrames to do some feature engineering.</text:p>
        </text:list-item>
        <text:list-item>
          <text:p text:style-name="P44">Trained<text:s/>a boosted ensemble of decision-trees (gradient boosted trees) on the lending club dataset.</text:p>
        </text:list-item>
        <text:list-item>
          <text:p text:style-name="P45">Predicted<text:s/>whether a loan will default along with prediction probabilities (on a validation set).</text:p>
        </text:list-item>
        <text:list-item>
          <text:p text:style-name="P46">Evaluated<text:s/>the trained model and compare it with a baseline.</text:p>
        </text:list-item>
        <text:list-item>
          <text:p text:style-name="P47">Found<text:s/>the most positive and negative loans using the learned model.</text:p>
        </text:list-item>
        <text:list-item>
          <text:p text:style-name="P48">Explored<text:s/>how the number of trees influences classification performance.</text:p>
        </text:list-item>
        <text:list-item>
          <text:p text:style-name="P49">Plotted<text:s/>the training and validation error vs. number of trees</text:p>
        </text:list-item>
      </text:list>
      <text:p text:style-name="P50">Observations:</text:p>
      <text:list text:style-name="LFO15" text:continue-numbering="true">
        <text:list-item>
          <text:p text:style-name="P51">In the earlier assignment, we saw that the prediction accuracy of the decision trees was around 0.64 (rounded). In this assignment, we saw that model_5 has an accuracy of 0.67 (rounded).</text:p>
        </text:list-item>
        <text:list-item>
          <text:p text:style-name="P52">Here, we quantify the benefit of the extra 3% increase in accuracy of model_5 in comparison with a single decision tree from the original decision tree assignment.</text:p>
        </text:list-item>
        <text:list-item>
          <text:p text:style-name="P53"><text:span text:style-name="T54">Reminder:</text:span><text:span text:style-name="T55"><text:s/>Compare the cost of the mistakes made by the boosted trees model with the decision tree model. The extra 3% improvement in prediction accuracy can translate to several million dollars! And, it was so easy to get by simply boosting our decision trees.</text:span></text:p>
        </text:list-item>
      </text:list>
      <text:p text:style-name="P56">Boosting a decision stump</text:p>
      <text:p text:style-name="P57">Tasks:</text:p>
      <text:list text:style-name="LFO15" text:continue-numbering="true">
        <text:list-item>
          <text:p text:style-name="P58">Implement our own boosting module.<text:s/>A<text:s/>fun and challenging assignment.</text:p>
        </text:list-item>
        <text:list-item>
          <text:p text:style-name="P59">Used<text:s/>SFrames to do some feature engineering.</text:p>
        </text:list-item>
        <text:list-item>
          <text:p text:style-name="P60">Trained<text:s/>a boosted ensemble of decision-trees (gradient boosted trees) on the lending club dataset.</text:p>
        </text:list-item>
        <text:list-item>
          <text:p text:style-name="P61">Predicted<text:s/>whether a loan will default along with prediction probabilities (on a validation set).</text:p>
        </text:list-item>
        <text:list-item>
          <text:p text:style-name="P62">Evaluated<text:s/>the trained model and compare it with a baseline.</text:p>
        </text:list-item>
        <text:list-item>
          <text:p text:style-name="P63">Found<text:s/>the most positive and negative loans using the learned model.</text:p>
        </text:list-item>
        <text:list-item>
          <text:p text:style-name="P64">Explored<text:s/>how the number of trees influences classification performance.</text:p>
        </text:list-item>
      </text:list>
      <text:p text:style-name="P65">Observations:</text:p>
      <text:list text:style-name="LFO15" text:continue-numbering="true">
        <text:list-item>
          <text:p text:style-name="P66">The model small_data_decision_tree_subset_20 performs a lot better on subset_20 than on train_data which means<text:s/>-<text:s/>The points with higher weights are the ones that are more important during the training process of the weighted decision tree.</text:p>
        </text:list-item>
        <text:list-item>
          <text:p text:style-name="P67">The points with zero weights are basically ignored during training.</text:p>
        </text:list-item>
        <text:list-item>
          <text:p text:style-name="P68">Stump weights (ŵ ) and data point weights (α) are two different concepts.<text:s/>Stump weights (ŵ ) tell<text:s/>us<text:s/>how important each stump is while making predictions with the entire boosted ensemble.</text:p>
        </text:list-item>
        <text:list-item>
          <text:p text:style-name="P69">Data point weights (α) tell<text:s/>us<text:s/>how important each data point is while training a decision stump.</text:p>
        </text:list-item>
      </text:list>
      <text:p text:style-name="P70"/>
      <text:h text:style-name="P71" text:outline-level="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
      <text:h text:style-name="P72" text:outline-level="2">ASSIGNMENT4:<text:bookmark-end text:name="_Toc5372659"/><text:bookmark-end text:name="_Toc6420992"/></text:h>
      <text:h text:style-name="P73" text:outline-level="1"><text:bookmark-start text:name="_Toc5372660"/><text:bookmark-start text:name="_Toc6420993"/><text:span text:style-name="T74">Identifying safe loans with decision trees</text:span><text:bookmark-end text:name="_Toc5372660"/><text:bookmark-end text:name="_Toc6420993"/></text:h>
      <text:p text:style-name="P75">The<text:s/>Lending Club<text:s/>is a peer-to-peer leading company that directly connects borrowers and potential lenders/investors. In this notebook, you will build a classification model to predict whether or not a loan provided by<text:s/>Lending Club<text:s/>is likely to default.</text:p>
      <text:p text:style-name="P76">In this notebook you will use data from the<text:s/>Lending Club<text:s/>to predict whether a loan will be paid off in full or the loan will be charged off and possibly go into default. In this assignment you will:</text:p>
      <text:list text:style-name="LFO1" text:continue-numbering="true">
        <text:list-item>
          <text:p text:style-name="P77">Use SFrames to do some feature engineering.</text:p>
        </text:list-item>
        <text:list-item>
          <text:p text:style-name="P78">Train a decision-tree on the<text:s/>Lending Club<text:s/>dataset.</text:p>
        </text:list-item>
        <text:list-item>
          <text:p text:style-name="P79">Visualize the tree.</text:p>
        </text:list-item>
        <text:list-item>
          <text:p text:style-name="P80">Predict whether a loan will default along with prediction probabilities (on a validation set).</text:p>
        </text:list-item>
        <text:list-item>
          <text:p text:style-name="P81">Train a complex tree model and compare it to simple tree model.</text:p>
        </text:list-item>
      </text:list>
      <text:p text:style-name="P82">Write-Up / Pseudo Code:</text:p>
      <text:list text:style-name="LFO2" text:continue-numbering="true">
        <text:list-item>
          <text:p text:style-name="P83">Load Lending Club Dataset</text:p>
        </text:list-item>
        <text:list-item>
          <text:p text:style-name="P84">Quickly explore some features of the dataset.</text:p>
        </text:list-item>
        <text:list-item>
          <text:p text:style-name="P85">Exploring the target column and in order to make this more intuitive and consistent with the lectures, we reassign the target to be:</text:p>
          <text:list text:continue-numbering="true">
            <text:list-item>
              <text:p text:style-name="P86">+1 as a safe loan,<text:s/></text:p>
            </text:list-item>
            <text:list-item>
              <text:p text:style-name="P87">-1 as a risky (bad) loan.<text:s/></text:p>
            </text:list-item>
          </text:list>
        </text:list-item>
      </text:list>
      <text:p text:style-name="P88"><text:span text:style-name="T89">We put this in a new column called<text:s/></text:span><text:span text:style-name="T90">safe loans</text:span><text:span text:style-name="T91">.</text:span></text:p>
      <text:list text:style-name="LFO2" text:continue-numbering="true">
        <text:list-item>
          <text:p text:style-name="P92"><text:span text:style-name="T93">Explore the distribution of the column<text:s/></text:span><text:span text:style-name="T94">safe_loans</text:span><text:span text:style-name="T95">. This gives us a sense of how many safe and risky loans are present in the dataset.</text:span></text:p>
        </text:list-item>
        <text:list-item>
          <text:p text:style-name="P96">It showed:</text:p>
          <text:list text:continue-numbering="true">
            <text:list-item>
              <text:p text:style-name="P97">Around 81% safe loans</text:p>
            </text:list-item>
            <text:list-item>
              <text:p text:style-name="P98">Around 19% risky loans</text:p>
            </text:list-item>
          </text:list>
        </text:list-item>
      </text:list>
      <text:p text:style-name="P99">It looks like most of these loans are safe loans (thankfully). But this does make our problem of identifying risky loans challenging.</text:p>
      <text:list text:style-name="LFO2" text:continue-numbering="true">
        <text:list-item>
          <text:p text:style-name="P100">We will be using a subset of features (categorical and numeric).</text:p>
        </text:list-item>
        <text:list-item>
          <text:p text:style-name="P101">Sample data to balance classes, as we explored above, our data is disproportionally full of safe loans.</text:p>
        </text:list-item>
      </text:list>
      <text:p text:style-name="P102"><text:span text:style-name="T103">Note:</text:span><text:span text:style-name="T104"><text:tab/></text:span></text:p>
      <text:h text:style-name="P105" text:outline-level="3"><text:bookmark-start text:name="_Toc5372661"/><text:bookmark-start text:name="_Toc6420994"/>MANAGE IMBALANCED DATA:<text:bookmark-end text:name="_Toc5372661"/><text:bookmark-end text:name="_Toc6420994"/></text:h>
      <text:p text:style-name="P106"><text:bookmark-start text:name="_Toc5372662"/><text:span text:style-name="T107">Note:</text:span><text:span text:style-name="T108"><text:s/>There are many approaches for dealing with imbalanced data, including some where we modify the learning algorithm. These approaches are beyond the scope of this course, but some of them are reviewed in this<text:s/></text:span><text:a xlink:href="http://ieeexplore.ieee.org/xpl/login.jsp?tp=&amp;arnumber=5128907&amp;url=http%3A%2F%2Fieeexplore.ieee.org%2Fiel5%2F69%2F5173046%2F05128907.pdf%3Farnumber%3D5128907" office:target-frame-name="_top" xlink:show="replace"><text:span text:style-name="T109">paper</text:span></text:a><text:span text:style-name="T110">. For this assignment, we use the simplest possible approach, where we subsample the overly represented class to get a<text:s/></text:span><text:soft-page-break/><text:span text:style-name="T111">more balanced dataset. In general, and especially when the data is highly imbalanced, we recommend using more advanced methods.</text:span><text:bookmark-end text:name="_Toc5372662"/></text:p>
      <text:p text:style-name="P112">E.g. # Since there are fewer risky loans than safe loans, find the ratio of the sizes, and use that percentage to under sample the safe loans.</text:p>
      <text:p text:style-name="P113"><text:span text:style-name="T114">Split data into training and validation sets</text:span><text:a xlink:href="http://localhost:8889/notebooks/Course3/module-5-decision-tree-assignment-1-blank.ipynb#Split-data-into-training-and-validation-sets" office:target-frame-name="_top" xlink:show="replace"/></text:p>
      <text:p text:style-name="P115"><text:span text:style-name="T116">Note:</text:span><text:span text:style-name="T117"><text:s/>However, the portion of data that we don't train on will be used to help<text:s/></text:span><text:span text:style-name="T118">select model parameters</text:span><text:span text:style-name="T119"><text:s/>(this is known as model selection). Thus, this portion of data should be called a<text:s/></text:span><text:span text:style-name="T120">validation set</text:span><text:span text:style-name="T121">. Recall that examining performance of various potential models (i.e. models with different parameters) should be on validation set, while evaluation of the final selected model should always be on test data.</text:span></text:p>
      <text:p text:style-name="P122"/>
      <text:list text:style-name="LFO2" text:continue-numbering="true">
        <text:list-item>
          <text:p text:style-name="P123">Sample data to balance classes, as we explored above, our data is disproportionally full of safe loans.</text:p>
        </text:list-item>
        <text:list-item>
          <text:p text:style-name="P124">Use Decision tree to build a classifier.</text:p>
        </text:list-item>
      </text:list>
      <text:p text:style-name="P125">Code:</text:p>
      <text:p text:style-name="P126">decision_tree_model = graphlab.decision_tree_classifier.create(train_data,validation_set=None, <text:s text:c="18"/>target = target, features = features)</text:p>
      <text:list text:style-name="LFO2" text:continue-numbering="true">
        <text:list-item>
          <text:p text:style-name="P127"><text:span text:style-name="T128">Visualizing a learned model. [Typically the max depth of the tree is capped at 6]. We instead learn a smaller model with<text:s/></text:span><text:span text:style-name="T129">max depth of 2</text:span><text:span text:style-name="T130"><text:s/>to gain some intuition by visualizing the learned tree.</text:span></text:p>
        </text:list-item>
      </text:list>
      <text:p text:style-name="P131">small_model.show(view="Tree")</text:p>
      <text:list text:style-name="LFO2" text:continue-numbering="true">
        <text:list-item>
          <text:p text:style-name="P132">Making Predictions- Let's consider two positive and two negative examples from the validation set and see what the model predicts. We will do the following:</text:p>
          <text:list text:continue-numbering="true">
            <text:list-item>
              <text:p text:style-name="P133">Predict whether or not a loan is safe.</text:p>
            </text:list-item>
            <text:list-item>
              <text:p text:style-name="P134">Predict the probability that a loan is safe.</text:p>
            </text:list-item>
          </text:list>
        </text:list-item>
        <text:list-item>
          <text:p text:style-name="P135"><text:span text:style-name="T136">Explore Label predictions for the above sample data -</text:span><text:s/><text:span text:style-name="T137">decision_tree_model.predict(sample_validation_data)</text:span></text:p>
        </text:list-item>
        <text:list-item>
          <text:p text:style-name="P138">Explore Probability predictions for the above sample data</text:p>
          <text:list text:continue-numbering="true">
            <text:list-item>
              <text:p text:style-name="P139">decision_tree_model.predict(sample_validation_data,output_type='probability')</text:p>
            </text:list-item>
          </text:list>
        </text:list-item>
        <text:list-item>
          <text:p text:style-name="P140">Visualize the prediction on a tree with a point in the sample validation data.</text:p>
        </text:list-item>
        <text:list-item>
          <text:p text:style-name="P141">Evaluating the accuracy of the decision tree model [Both small_model and decision_tree_model]</text:p>
          <text:list text:continue-numbering="true">
            <text:list-item>
              <text:p text:style-name="P142">Recall that the accuracy is defined as follows:<text:s/></text:p>
            </text:list-item>
          </text:list>
        </text:list-item>
      </text:list>
      <text:p text:style-name="P143">accuracy=# correctly classified examples/# total examples</text:p>
      <text:p text:style-name="P144">Code:</text:p>
      <text:p text:style-name="P145">print small_model.evaluate(train_data)['accuracy']</text:p>
      <text:p text:style-name="P146">print decision_tree_model.evaluate(train_data)['accuracy']</text:p>
      <text:list text:style-name="LFO2" text:continue-numbering="true">
        <text:list-item>
          <text:p text:style-name="P147"><text:span text:style-name="T148">Evaluating accuracy of a complex decision tree model</text:span><text:a xlink:href="http://localhost:8889/notebooks/Course3/module-5-decision-tree-assignment-1-blank.ipynb#Evaluating-accuracy-of-a-complex-decision-tree-model" office:target-frame-name="_top" xlink:show="replace"><text:span text:style-name="T149">.</text:span></text:a><text:span text:style-name="T150"><text:s/>Here, we will train a large decision tree with<text:s/></text:span><text:span text:style-name="T151">max_depth=10</text:span><text:span text:style-name="T152">. This will allow the learned tree to become very deep, and result in a very complex model.</text:span></text:p>
        </text:list-item>
      </text:list>
      <text:soft-page-break/>
      <text:p text:style-name="P153">big_model = graphlab.decision_tree_classifier.create(train_data, validation_set=None,</text:p>
      <text:p text:style-name="P154"><text:s/>target = target, features = features, max_depth = 10)</text:p>
      <text:p text:style-name="P155"><text:span text:style-name="T156">Checkpoint:</text:span><text:span text:style-name="T157"><text:s/>We should see that<text:s/></text:span><text:span text:style-name="T158">big_model</text:span><text:span text:style-name="T159"><text:s/>has even better performance on the training set than<text:s/></text:span><text:span text:style-name="T160">decision_tree_model</text:span><text:span text:style-name="T161"><text:s/>did on the training set.</text:span></text:p>
      <text:list text:style-name="LFO2" text:continue-numbering="true">
        <text:list-item>
          <text:p text:style-name="P162"><text:span text:style-name="T163">Quantifying the cost of mistakes</text:span><text:a xlink:href="http://localhost:8889/notebooks/Course3/module-5-decision-tree-assignment-1-blank.ipynb#Quantifying-the-cost-of-mistakes" office:target-frame-name="_top" xlink:show="replace"><text:span text:style-name="T164">¶</text:span></text:a><text:span text:style-name="T165">-Every mistake the model makes costs money. In this section, we will try and quantify the cost of each mistake made by the model.</text:span></text:p>
        </text:list-item>
      </text:list>
      <text:p text:style-name="P166"/>
      <text:p text:style-name="P167">Assume the following:</text:p>
      <text:list text:style-name="LFO2" text:continue-numbering="true">
        <text:list-item>
          <text:p text:style-name="P168"><text:span text:style-name="T169">False negatives</text:span><text:span text:style-name="T170">: Loans that were actually safe but were predicted to be risky. This results in an oppurtunity cost of losing a loan that would have otherwise been accepted.<text:s/></text:span></text:p>
        </text:list-item>
        <text:list-item>
          <text:p text:style-name="P171"><text:span text:style-name="T172">False positives</text:span><text:span text:style-name="T173">: Loans that were actually risky but were predicted to be safe. These are much more expensive because it results in a risky loan being given.<text:s/></text:span></text:p>
        </text:list-item>
        <text:list-item>
          <text:p text:style-name="P174"><text:span text:style-name="T175">Correct predictions</text:span><text:span text:style-name="T176">: All correct predictions don't typically incur any cost.</text:span></text:p>
        </text:list-item>
      </text:list>
      <text:p text:style-name="P177"/>
      <text:p text:style-name="P178"><text:span text:style-name="T179">Code</text:span><text:span text:style-name="T180">:</text:span></text:p>
      <text:p text:style-name="P181">decision_tree_model.show(view='Evaluation')</text:p>
      <text:p text:style-name="P182">false_positives = (validation_data[validation_data['safe_loans'] != predictions]['safe_loans'] == -1).sum()</text:p>
      <text:p text:style-name="P183">print false_positives</text:p>
      <text:p text:style-name="P184">false_negatives = (validation_data[validation_data['safe_loans'] != predictions]['safe_loans'] == +1).sum()</text:p>
      <text:p text:style-name="P185">print false_negatives</text:p>
      <text:p text:style-name="P186">cost_of_mistakes = (false_negatives * 10000) + (false_positives * 20000)</text:p>
      <text:p text:style-name="P187">print cost_of_mistakes<text:tab/></text:p>
      <text:p text:style-name="P188"/>
      <text:h text:style-name="P189" text:outline-level="2"><text:bookmark-start text:name="_Toc5372663"/><text:bookmark-start text:name="_Toc6420995"/>ASSIGNMENT5:<text:bookmark-end text:name="_Toc5372663"/><text:bookmark-end text:name="_Toc6420995"/></text:h>
      <text:h text:style-name="P190" text:outline-level="1"><text:bookmark-start text:name="_Toc5372664"/><text:bookmark-start text:name="_Toc6420996"/><text:span text:style-name="T191">Implementing binary decision trees</text:span><text:bookmark-end text:name="_Toc5372664"/><text:bookmark-end text:name="_Toc6420996"/></text:h>
      <text:p text:style-name="P192">The goal of this notebook is to implement your own binary decision tree classifier. You will:</text:p>
      <text:list text:style-name="LFO3" text:continue-numbering="true">
        <text:list-item>
          <text:p text:style-name="P193">Use SFrames to do some feature engineering.</text:p>
        </text:list-item>
        <text:list-item>
          <text:p text:style-name="P194">Transform categorical variables into binary variables.</text:p>
        </text:list-item>
        <text:list-item>
          <text:p text:style-name="P195">Write a function to compute the number of misclassified examples in an intermediate node.</text:p>
        </text:list-item>
        <text:list-item>
          <text:p text:style-name="P196">Write a function to find the best feature to split on.</text:p>
        </text:list-item>
        <text:list-item>
          <text:p text:style-name="P197">Build a binary decision tree from scratch.</text:p>
        </text:list-item>
        <text:list-item>
          <text:p text:style-name="P198">Make predictions using the decision tree.</text:p>
        </text:list-item>
        <text:list-item>
          <text:p text:style-name="P199">Evaluate the accuracy of the decision tree.</text:p>
        </text:list-item>
        <text:list-item>
          <text:p text:style-name="P200">Visualize the decision at the root node.</text:p>
        </text:list-item>
      </text:list>
      <text:soft-page-break/>
      <text:p text:style-name="P201"><text:span text:style-name="T202">Important Note</text:span><text:span text:style-name="T203">: In this assignment, we will focus on building decision trees where the data contain </text:span><text:span text:style-name="T204">only binary (0 or 1) features</text:span><text:span text:style-name="T205">. This allows us to avoid dealing with:</text:span></text:p>
      <text:list text:style-name="LFO4" text:continue-numbering="true">
        <text:list-item>
          <text:p text:style-name="P206">Multiple intermediate nodes in a split</text:p>
        </text:list-item>
        <text:list-item>
          <text:p text:style-name="P207">The thresholding issues of real-valued features.</text:p>
        </text:list-item>
      </text:list>
      <text:p text:style-name="P208">Write Up / Pseudo Code:</text:p>
      <text:list text:style-name="LFO2" text:continue-numbering="true">
        <text:list-item>
          <text:p text:style-name="P209">Load Lending Club Dataset</text:p>
        </text:list-item>
        <text:list-item>
          <text:p text:style-name="P210">Re assign the labels to have +1 for a safe loan, and -1 for a risky (bad) loan.</text:p>
        </text:list-item>
        <text:list-item>
          <text:p text:style-name="P211">Unlike the previous assignment where we used several features, in this assignment, we will just be using 4 categorical features:<text:s/></text:p>
          <text:list text:continue-numbering="true">
            <text:list-item>
              <text:p text:style-name="P212">grade of the loan<text:s/></text:p>
            </text:list-item>
            <text:list-item>
              <text:p text:style-name="P213">the length of the loan term</text:p>
            </text:list-item>
            <text:list-item>
              <text:p text:style-name="P214">the home ownership status: own, mortgage, rent</text:p>
            </text:list-item>
            <text:list-item>
              <text:p text:style-name="P215">number of years of employment.</text:p>
            </text:list-item>
          </text:list>
        </text:list-item>
      </text:list>
      <text:p text:style-name="P216">Since we are building a binary decision tree, we will have to convert these categorical features to a binary representation in a subsequent section using 1-hot encoding.</text:p>
      <text:list text:style-name="LFO2" text:continue-numbering="true">
        <text:list-item>
          <text:p text:style-name="P217">Subsample dataset to make sure classes are balanced.</text:p>
        </text:list-item>
      </text:list>
      <text:p text:style-name="P218"/>
      <text:p text:style-name="P219"><text:span text:style-name="T220">Note:</text:span><text:span text:style-name="T221"><text:s/>There are many approaches for dealing with imbalanced data, including some where we modify the learning algorithm. These approaches are beyond the scope of this course, but some of them are reviewed in "</text:span><text:a xlink:href="http://www.ele.uri.edu/faculty/he/PDFfiles/ImbalancedLearning.pdf" office:target-frame-name="_top" xlink:show="replace"><text:span text:style-name="T222">Learning from Imbalanced Data</text:span></text:a><text:span text:style-name="T223">" by Haibo He and Edwardo A. Garcia,<text:s/></text:span><text:span text:style-name="T224">IEEE Transactions on Knowledge and Data Engineering</text:span><text:span text:style-name="T225"><text:s/></text:span><text:span text:style-name="T226">21</text:span><text:span text:style-name="T227">(9) (June 26, 2009), p. 1263–1284. For this assignment, we use the simplest possible approach, where we subsample the overly represented class to get a more balanced dataset. In general, and especially when the data is highly imbalanced, we recommend using more advanced methods.</text:span></text:p>
      <text:list text:style-name="LFO2" text:continue-numbering="true">
        <text:list-item>
          <text:p text:style-name="P228"><text:span text:style-name="T229">Transform categorical data into binary features</text:span><text:a xlink:href="http://localhost:8889/notebooks/Course3/module-5-decision-tree-assignment-2-blank.ipynb#Transform-categorical-data-into-binary-features" office:target-frame-name="_top" xlink:show="replace"><text:span text:style-name="T230">¶</text:span></text:a></text:p>
        </text:list-item>
      </text:list>
      <text:p text:style-name="P231"/>
      <text:p text:style-name="P232"><text:span text:style-name="T233">In this assignment, we will implement<text:s/></text:span><text:span text:style-name="T234">binary decision trees</text:span><text:span text:style-name="T235"><text:s/>(decision trees for binary features, a specific case of categorical variables taking on two values, e.g., true/false). Since all of our features are currently categorical features, we want to turn them into binary features.<text:s/></text:span></text:p>
      <text:p text:style-name="P236"><text:span text:style-name="T237">For instance, the<text:s/></text:span><text:span text:style-name="T238">home_ownership</text:span><text:span text:style-name="T239"><text:s/>feature represents the home ownership status of the loanee, which is either<text:s/></text:span><text:span text:style-name="T240">own</text:span><text:span text:style-name="T241">,<text:s/></text:span><text:span text:style-name="T242">mortgage</text:span><text:span text:style-name="T243"><text:s/>or<text:s/></text:span><text:span text:style-name="T244">rent</text:span><text:span text:style-name="T245">. For example, if a data point has the feature<text:s/></text:span></text:p>
      <text:p text:style-name="P246"><text:s text:c="3"/>{'home_ownership': 'RENT'}</text:p>
      <text:p text:style-name="P247">we want to turn this into three features:<text:s/></text:p>
      <text:p text:style-name="P248"><text:s/>{<text:s/></text:p>
      <text:p text:style-name="P249"><text:s text:c="3"/>'home_ownership = OWN' <text:s text:c="5"/>: 0,<text:s/></text:p>
      <text:p text:style-name="P250"><text:s text:c="3"/>'home_ownership = MORTGAGE' : 0,<text:s/></text:p>
      <text:p text:style-name="P251"><text:s text:c="3"/>'home_ownership = RENT' <text:s text:c="4"/>: 1</text:p>
      <text:soft-page-break/>
      <text:p text:style-name="P252"><text:s/>}</text:p>
      <text:list text:style-name="LFO2" text:continue-numbering="true">
        <text:list-item>
          <text:p text:style-name="P253"><text:span text:style-name="T254">Train-Test Split: We split the data into a train test split with 80% of the data in the training set and 20% of the data in the test set. We use<text:s/></text:span><text:span text:style-name="T255">seed=1</text:span><text:span text:style-name="T256"><text:s/>so that everyone gets the same result.</text:span></text:p>
        </text:list-item>
        <text:list-item>
          <text:p text:style-name="P257">Decision tree implementation</text:p>
          <text:list text:continue-numbering="true">
            <text:list-item>
              <text:p text:style-name="P258">Function to count number of mistakes while predicting majority class.</text:p>
            </text:list-item>
            <text:list-item>
              <text:p text:style-name="P259">Function to pick best feature to split on</text:p>
            </text:list-item>
            <text:list-item>
              <text:p text:style-name="P260">The function best_splitting_feature takes 3 arguments:<text:s/></text:p>
              <text:list text:continue-numbering="true">
                <text:list-item>
                  <text:p text:style-name="P261">The data (SFrame of data which includes all of the feature columns and label column)</text:p>
                </text:list-item>
                <text:list-item>
                  <text:p text:style-name="P262">The features to consider for splits (a list of strings of column names to consider for splits)</text:p>
                </text:list-item>
                <text:list-item>
                  <text:p text:style-name="P263">The name of the target/label column (string)</text:p>
                </text:list-item>
              </text:list>
            </text:list-item>
            <text:list-item>
              <text:p text:style-name="P264">Follow these steps:<text:s/></text:p>
              <text:list text:continue-numbering="true">
                <text:list-item>
                  <text:p text:style-name="P265">Step 1: Loop over each feature in the feature list</text:p>
                </text:list-item>
                <text:list-item>
                  <text:p text:style-name="P266">Step 2: Within the loop, split the data into two groups: one group where all of the data has feature value 0 or False (we will call this the left split), and one group where all of the data has feature value 1 or True (we will call this the right split). Make sure the left split corresponds with 0 and the right split corresponds with 1 to ensure your implementation fits with our implementation of the tree building process.</text:p>
                </text:list-item>
                <text:list-item>
                  <text:p text:style-name="P267">Step 3: Calculate the number of misclassified examples in both groups of data and use the above formula to compute the classification error.</text:p>
                </text:list-item>
                <text:list-item>
                  <text:p text:style-name="P268">Step 4: If the computed error is smaller than the best error found so far, store this feature and its error.</text:p>
                </text:list-item>
                <text:list-item>
                  <text:p text:style-name="P269">This may seem like a lot, but we have provided pseudocode in the comments in order to help you implement the function correctly.</text:p>
                </text:list-item>
                <text:list-item>
                  <text:p text:style-name="P270">Note: Remember that since we are only dealing with binary features, we do not have to consider thresholds for real-valued features. This makes the implementation of this function much easier.</text:p>
                </text:list-item>
              </text:list>
            </text:list-item>
          </text:list>
        </text:list-item>
        <text:list-item>
          <text:p text:style-name="P271">Building the tree</text:p>
          <text:list text:continue-numbering="true">
            <text:list-item>
              <text:p text:style-name="P272">With the above functions implemented correctly, we are now ready to build our decision tree. Each node in the decision tree is represented as a dictionary which contains the following keys and possible values:</text:p>
            </text:list-item>
          </text:list>
        </text:list-item>
      </text:list>
      <text:p text:style-name="P273">{<text:s/></text:p>
      <text:p text:style-name="P274">'is_leaf' <text:s text:c="11"/>: True/False.</text:p>
      <text:p text:style-name="P275">'prediction' <text:s text:c="8"/>: Prediction at the leaf node.</text:p>
      <text:p text:style-name="P276">'left' <text:s text:c="14"/>: (dictionary corresponding to the left tree).</text:p>
      <text:p text:style-name="P277">'right' <text:s text:c="13"/>: (dictionary corresponding to the right tree).</text:p>
      <text:p text:style-name="P278">'splitting_feature' <text:s/>: The feature that this node splits on.</text:p>
      <text:soft-page-break/>
      <text:p text:style-name="P279">}</text:p>
      <text:list text:style-name="LFO5" text:continue-numbering="true">
        <text:list-item>
          <text:p text:style-name="P280">We have provided a function that learns the decision tree recursively and implements 3 stopping conditions:</text:p>
          <text:list text:continue-numbering="true">
            <text:list-item>
              <text:p text:style-name="P281">Stopping condition 1: All data points in a node are from the same class.</text:p>
            </text:list-item>
            <text:list-item>
              <text:p text:style-name="P282">Stopping condition 2: No more features to split on.</text:p>
            </text:list-item>
            <text:list-item>
              <text:p text:style-name="P283">Additional stopping condition: In addition to the above two stopping conditions covered in lecture, in this assignment we will also consider a stopping condition based on the max_depth of the tree. By not letting the tree grow too deep, we will save computational effort in the learning process.</text:p>
            </text:list-item>
          </text:list>
        </text:list-item>
      </text:list>
      <text:list text:style-name="LFO2" text:continue-numbering="true">
        <text:list-item>
          <text:p text:style-name="P284">Build the tree with max_depth=6 - my_decision_tree=decision_tree_create(train_data, features, 'safe_loans', max_depth = 6)</text:p>
        </text:list-item>
        <text:list-item>
          <text:p text:style-name="P285">Make predictions with the decision tree.</text:p>
        </text:list-item>
        <text:list-item>
          <text:p text:style-name="P286">Evaluating your decision tree.</text:p>
        </text:list-item>
        <text:list-item>
          <text:p text:style-name="P287">Explored the intermediate, left and right sub trees.</text:p>
        </text:list-item>
      </text:list>
      <text:h text:style-name="P288" text:outline-level="2"><text:bookmark-start text:name="_Toc5372667"/><text:bookmark-start text:name="_Toc6420997"/>ASSIGNMENT6:<text:bookmark-end text:name="_Toc5372667"/><text:bookmark-end text:name="_Toc6420997"/></text:h>
      <text:h text:style-name="P289" text:outline-level="1"><text:bookmark-start text:name="_Toc5372668"/><text:bookmark-start text:name="_Toc6420998"/><text:span text:style-name="T290">Decision Trees in Practice</text:span><text:bookmark-end text:name="_Toc5372668"/><text:bookmark-end text:name="_Toc6420998"/></text:h>
      <text:p text:style-name="P291">In this assignment we will explore various techniques for preventing overfitting in decision trees. We will extend the implementation of the binary decision trees that we implemented in the previous assignment. You will have to use your solutions from this previous assignment and extend them.</text:p>
      <text:p text:style-name="P292">In this assignment you will:</text:p>
      <text:list text:style-name="LFO6" text:continue-numbering="true">
        <text:list-item>
          <text:p text:style-name="P293">Implement binary decision trees with different early stopping methods.</text:p>
        </text:list-item>
        <text:list-item>
          <text:p text:style-name="P294">Compare models with different stopping parameters.</text:p>
        </text:list-item>
        <text:list-item>
          <text:p text:style-name="P295">Visualize the concept of overfitting in decision trees.</text:p>
        </text:list-item>
      </text:list>
      <text:p text:style-name="P296">Write Up:</text:p>
      <text:list text:style-name="LFO6" text:continue-numbering="true">
        <text:list-item>
          <text:p text:style-name="P297">Load LendingClub Dataset</text:p>
        </text:list-item>
        <text:list-item>
          <text:p text:style-name="P298">Subsample dataset to make sure classes are balanced</text:p>
        </text:list-item>
        <text:list-item>
          <text:p text:style-name="P299">Transform categorical data into binary features</text:p>
        </text:list-item>
        <text:list-item>
          <text:p text:style-name="P300">Train-Validation split</text:p>
        </text:list-item>
        <text:list-item>
          <text:p text:style-name="P301">Early stopping methods for decision trees¶</text:p>
        </text:list-item>
      </text:list>
      <text:p text:style-name="P302">In this section, we will extend the binary tree implementation from the previous assignment in order to handle some early stopping conditions. Recall the 3 early stopping methods that were discussed in lecture:</text:p>
      <text:list text:style-name="LFO6" text:continue-numbering="true">
        <text:list-item>
          <text:list>
            <text:list-item>
              <text:p text:style-name="P303">Reached a maximum depth. (set by parameter max_depth).</text:p>
            </text:list-item>
            <text:list-item>
              <text:p text:style-name="P304">Reached a minimum node size. (set by parameter min_node_size).</text:p>
            </text:list-item>
            <text:list-item>
              <text:p text:style-name="P305">Don't split if the gain in error reduction is too small. (set by parameter min_error_reduction).</text:p>
            </text:list-item>
          </text:list>
        </text:list-item>
        <text:list-item>
          <text:p text:style-name="P306">Early stopping condition 1: Maximum depth</text:p>
        </text:list-item>
        <text:list-item>
          <text:p text:style-name="P307">Recall that we already implemented the maximum depth stopping condition in the previous assignment.<text:s/></text:p>
        </text:list-item>
        <text:list-item>
          <text:p text:style-name="P308">Early stopping condition 2: Minimum node size</text:p>
        </text:list-item>
      </text:list>
      <text:p text:style-name="P309">The function reached_minimum_node_size takes 2 arguments:</text:p>
      <text:list text:style-name="LFO6" text:continue-numbering="true">
        <text:list-item>
          <text:list>
            <text:list-item>
              <text:p text:style-name="P310">The data (from a node)</text:p>
            </text:list-item>
            <text:list-item>
              <text:p text:style-name="P311">The minimum number of data points that a node is allowed to split on, min_node_size.</text:p>
            </text:list-item>
          </text:list>
        </text:list-item>
      </text:list>
      <text:p text:style-name="P312">This function simply calculates whether the number of data points at a given node is less than or equal to the specified minimum node size. This function will be used to detect this early stopping condition in the decision_tree_create function.</text:p>
      <text:list text:style-name="LFO6" text:continue-numbering="true">
        <text:list-item>
          <text:p text:style-name="P313">Early stopping condition 3: Minimum gain in error reduction¶</text:p>
        </text:list-item>
      </text:list>
      <text:p text:style-name="P314">The function error_reduction takes 2 arguments:</text:p>
      <text:list text:style-name="LFO6" text:continue-numbering="true">
        <text:list-item>
          <text:list>
            <text:list-item>
              <text:p text:style-name="P315">The error before a split, error_before_split.</text:p>
            </text:list-item>
            <text:list-item>
              <text:p text:style-name="P316">The error after a split, error_after_split.</text:p>
            </text:list-item>
          </text:list>
        </text:list-item>
      </text:list>
      <text:p text:style-name="P317">This function computes the gain in error reduction, i.e., the difference between the error before the split and that after the split. This function will be used to detect this early stopping condition in the decision_tree_create function.</text:p>
      <text:list text:style-name="LFO6" text:continue-numbering="true">
        <text:list-item>
          <text:p text:style-name="P318">Implementing early stopping condition 2: minimum node size:</text:p>
        </text:list-item>
        <text:list-item>
          <text:p text:style-name="P319">Step 1: Use the function reached_minimum_node_size that you implemented earlier to write an if condition to detect whether we have hit the base case, i.e., the node does not have enough data points and should be turned into a leaf. Don't forget to use the min_node_size argument.</text:p>
        </text:list-item>
        <text:list-item>
          <text:p text:style-name="P320">Step 2: Return a leaf. This line of code should be the same as the other (pre-implemented) stopping conditions.</text:p>
        </text:list-item>
        <text:list-item>
          <text:p text:style-name="P321">Implementing early stopping condition 3: minimum error reduction:</text:p>
        </text:list-item>
        <text:list-item>
          <text:p text:style-name="P322">Note: This has to come after finding the best splitting feature so we can calculate the error after splitting in order to calculate the error reduction.</text:p>
        </text:list-item>
        <text:list-item>
          <text:p text:style-name="P323">Step 1: Calculate the classification error before splitting. Recall that classification error is defined as:</text:p>
        </text:list-item>
        <text:list-item>
          <text:p text:style-name="P324">classification error=# mistakes# total examples</text:p>
        </text:list-item>
        <text:list-item>
          <text:p text:style-name="P325">Step 2: Calculate the classification error after splitting. This requires calculating the number of mistakes in the left and right splits, and then dividing by the total number of examples.</text:p>
        </text:list-item>
        <text:list-item>
          <text:p text:style-name="P326">Step 3: Use the function error_reduction to that you implemented earlier to write an if condition to detect whether the reduction in error is less than the constant provided (min_error_reduction). Don't forget to use that argument.</text:p>
        </text:list-item>
        <text:list-item>
          <text:p text:style-name="P327">Step 4: Return a leaf. This line of code should be the same as the other (pre-implemented) stopping conditions.</text:p>
        </text:list-item>
        <text:list-item>
          <text:p text:style-name="P328">Build a tree</text:p>
        </text:list-item>
      </text:list>
      <text:p text:style-name="P329"><text:span text:style-name="T330">Code:</text:span><text:span text:style-name="T331"><text:s/>my_decision_tree_new = decision_tree_create(train_data, features, 'safe_loans', max_depth = 6, <text:s/>min_node_size = 100, min_error_reduction=0.0)</text:span></text:p>
      <text:list text:style-name="LFO6" text:continue-numbering="true">
        <text:list-item>
          <text:p text:style-name="P332">Making Predictions</text:p>
        </text:list-item>
        <text:list-item>
          <text:p text:style-name="P333">Evaluate the Model</text:p>
        </text:list-item>
        <text:list-item>
          <text:p text:style-name="P334">Explore the effect of Max Depth</text:p>
        </text:list-item>
      </text:list>
      <text:p text:style-name="P335">We will compare three models trained with different values of the stopping criterion. We intentionally picked models at the extreme ends (too small, just right, and too large).</text:p>
      <text:p text:style-name="P336">Train three models with these parameters:</text:p>
      <text:list text:style-name="LFO6" text:continue-numbering="true">
        <text:list-item>
          <text:p text:style-name="P337">model_1: max_depth = 2 (too small)</text:p>
        </text:list-item>
        <text:list-item>
          <text:p text:style-name="P338">model_2: max_depth = 6 (just right)</text:p>
        </text:list-item>
        <text:list-item>
          <text:p text:style-name="P339">model_3: max_depth = 14 (may be too large)</text:p>
        </text:list-item>
        <text:list-item>
          <text:p text:style-name="P340">Measuring the complexity of the tree</text:p>
        </text:list-item>
      </text:list>
      <text:p text:style-name="P341">Deeper trees being more complex. We will measure the complexity of the tree as</text:p>
      <text:p text:style-name="P342"><text:s text:c="2"/>complexity(T) = number of leaves in the tree T</text:p>
      <text:list text:style-name="LFO6" text:continue-numbering="true">
        <text:list-item>
          <text:p text:style-name="P343"><text:span text:style-name="T344">Exploring the effect of min_error</text:span><text:a xlink:href="http://localhost:8889/notebooks/Course3/module-6-decision-tree-practical-assignment-blank.ipynb#Exploring-the-effect-of-min_error" office:target-frame-name="_top" xlink:show="replace"><text:span text:style-name="T345">¶</text:span></text:a></text:p>
        </text:list-item>
      </text:list>
      <text:p text:style-name="P346"><text:span text:style-name="T347">We will compare three models trained with different values of the stopping criterion. We intentionally picked models at the extreme ends (</text:span><text:span text:style-name="T348">negative</text:span><text:span text:style-name="T349">,<text:s/></text:span><text:span text:style-name="T350">just right</text:span><text:span text:style-name="T351">, and<text:s/></text:span><text:span text:style-name="T352">too positive</text:span><text:span text:style-name="T353">).</text:span></text:p>
      <text:p text:style-name="P354">Train three models with these parameters:</text:p>
      <text:list text:style-name="LFO6" text:continue-numbering="true">
        <text:list-item>
          <text:p text:style-name="P355"><text:span text:style-name="T356">model_4</text:span><text:span text:style-name="T357">:<text:s/></text:span><text:span text:style-name="T358">min_error_reduction = -1</text:span><text:span text:style-name="T359"><text:s/>(ignoring this early stopping condition)</text:span></text:p>
        </text:list-item>
        <text:list-item>
          <text:p text:style-name="P360"><text:span text:style-name="T361">model_5</text:span><text:span text:style-name="T362">:<text:s/></text:span><text:span text:style-name="T363">min_error_reduction = 0</text:span><text:span text:style-name="T364"><text:s/>(just right)</text:span></text:p>
        </text:list-item>
        <text:list-item>
          <text:p text:style-name="P365"><text:span text:style-name="T366">model_6</text:span><text:span text:style-name="T367">:<text:s/></text:span><text:span text:style-name="T368">min_error_reduction = 5</text:span><text:span text:style-name="T369"><text:s/>(too positive)</text:span></text:p>
        </text:list-item>
        <text:list-item>
          <text:p text:style-name="P370"><text:span text:style-name="T371">Exploring the effect of min_node_size</text:span><text:a xlink:href="http://localhost:8889/notebooks/Course3/module-6-decision-tree-practical-assignment-blank.ipynb#Exploring-the-effect-of-min_node_size" office:target-frame-name="_top" xlink:show="replace"><text:span text:style-name="T372">¶</text:span></text:a></text:p>
        </text:list-item>
      </text:list>
      <text:p text:style-name="P373"><text:span text:style-name="T374">We will compare three models trained with different values of the stopping criterion. Again, intentionally picked models at the extreme ends (</text:span><text:span text:style-name="T375">too small</text:span><text:span text:style-name="T376">,<text:s/></text:span><text:span text:style-name="T377">just right</text:span><text:span text:style-name="T378">, and<text:s/></text:span><text:span text:style-name="T379">just right</text:span><text:span text:style-name="T380">).</text:span></text:p>
      <text:p text:style-name="P381">Train three models with these parameters:</text:p>
      <text:list text:style-name="LFO6" text:continue-numbering="true">
        <text:list-item>
          <text:p text:style-name="P382"><text:span text:style-name="T383">model_7</text:span><text:span text:style-name="T384">: min_node_size = 0 (too small)</text:span></text:p>
        </text:list-item>
        <text:list-item>
          <text:p text:style-name="P385"><text:span text:style-name="T386">model_8</text:span><text:span text:style-name="T387">: min_node_size = 2000 (just right)</text:span></text:p>
        </text:list-item>
        <text:list-item>
          <text:p text:style-name="P388"><text:span text:style-name="T389">model_9</text:span><text:span text:style-name="T390">: min_node_size = 50000 (too large)</text:span></text:p>
        </text:list-item>
      </text:list>
      <text:h text:style-name="P391" text:outline-level="3"><text:bookmark-start text:name="_Toc5372681"/><text:bookmark-start text:name="_Toc6420999"/>ASSIGNMENT7:<text:bookmark-end text:name="_Toc5372681"/><text:bookmark-end text:name="_Toc6420999"/></text:h>
      <text:h text:style-name="P392" text:outline-level="3"><text:bookmark-start text:name="_Toc5372682"/><text:bookmark-start text:name="_Toc6421000"/>Gradient boosted tree classifier<text:bookmark-end text:name="_Toc5372682"/><text:bookmark-end text:name="_Toc6421000"/></text:h>
      <text:h text:style-name="P393" text:outline-level="1"><text:bookmark-start text:name="_Toc5372683"/><text:bookmark-start text:name="_Toc6421001"/><text:span text:style-name="T394">Exploring Ensemble Methods</text:span><text:bookmark-end text:name="_Toc5372683"/><text:bookmark-end text:name="_Toc6421001"/></text:h>
      <text:p text:style-name="P395">In this homework we will explore the use of boosting. For this assignment, we will use the pre-implemented gradient boosted trees in Graphlab-Create. You will:</text:p>
      <text:p text:style-name="P396">Use SFrames to do some feature engineering.</text:p>
      <text:soft-page-break/>
      <text:list text:style-name="LFO7" text:continue-numbering="true">
        <text:list-item>
          <text:p text:style-name="P397">Train a boosted ensemble of decision-trees (gradient boosted trees) on the lending club dataset.</text:p>
        </text:list-item>
        <text:list-item>
          <text:p text:style-name="P398">Predict whether a loan will default along with prediction probabilities (on a validation set).</text:p>
        </text:list-item>
        <text:list-item>
          <text:p text:style-name="P399">Evaluate the trained model and compare it with a baseline.</text:p>
        </text:list-item>
        <text:list-item>
          <text:p text:style-name="P400">Find the most positive and negative loans using the learned model.</text:p>
        </text:list-item>
        <text:list-item>
          <text:p text:style-name="P401">Explore how the number of trees influences classification performance.</text:p>
        </text:list-item>
      </text:list>
      <text:p text:style-name="Normal"/>
      <text:p text:style-name="P402">Write up / Pseudo Code:</text:p>
      <text:list text:style-name="LFO7" text:continue-numbering="true">
        <text:list-item>
          <text:p text:style-name="P403">Load Lending Club dataset</text:p>
        </text:list-item>
        <text:list-item>
          <text:p text:style-name="P404"><text:span text:style-name="T405">Modify the target Column<text:s/></text:span><text:span text:style-name="T406">in order to make this more intuitive and consistent with the lectures, we reassign the target to be.</text:span></text:p>
        </text:list-item>
        <text:list-item>
          <text:p text:style-name="P407"><text:span text:style-name="T408">Select a subset of features (categorical and numeric).</text:span></text:p>
        </text:list-item>
        <text:list-item>
          <text:p text:style-name="P409">Skipping observations with missing values</text:p>
        </text:list-item>
        <text:list-item>
          <text:p text:style-name="P410">Recall from the lectures that one common approach to coping with missing values is to skip observations that contain missing values.</text:p>
        </text:list-item>
        <text:list-item>
          <text:p text:style-name="P411">Make sure the classes are balanced- an earlier assignment that this dataset is also imbalanced. We will undersample the larger class (safe loans) in order to balance out our dataset.</text:p>
        </text:list-item>
        <text:list-item>
          <text:p text:style-name="P412">Split data into training and validation sets</text:p>
        </text:list-item>
        <text:list-item>
          <text:p text:style-name="P413"><text:span text:style-name="T414">Gradient boosted tree classifier- Gradient boosted trees are a powerful variant of boosting methods; they have been used to win many<text:s/></text:span><text:a xlink:href="https://www.kaggle.com/" office:target-frame-name="_top" xlink:show="replace"><text:span text:style-name="T415">Kaggle</text:span></text:a><text:span text:style-name="T416"><text:s/>competitions, and have been widely used in industry.</text:span></text:p>
        </text:list-item>
        <text:list-item>
          <text:p text:style-name="P417"><text:span text:style-name="T418">In this section, we will experiment with training an ensemble of 5 trees. To cap the ensemble classifier at 5 trees, we call the function with<text:s/></text:span><text:span text:style-name="T419">max_iterations=5</text:span><text:span text:style-name="T420"><text:s/>(recall that each iterations corresponds to adding a tree). We set<text:s/></text:span><text:span text:style-name="T421">validation_set=None</text:span><text:span text:style-name="T422"><text:s/>to make sure everyone gets the same results.</text:span></text:p>
        </text:list-item>
      </text:list>
      <text:p text:style-name="P423">Code:</text:p>
      <text:p text:style-name="P424">model_5 = graphlab.boosted_trees_classifier.create(train_data, validation_set=None, target = target, features = features, max_iterations = 5)</text:p>
      <text:list text:style-name="LFO7" text:continue-numbering="true">
        <text:list-item>
          <text:p text:style-name="P425">Making predictions</text:p>
        </text:list-item>
        <text:list-item>
          <text:p text:style-name="P426">Make predictions for a few positive and negative examples from the validation set. We will do the following:</text:p>
          <text:list text:continue-numbering="true">
            <text:list-item>
              <text:p text:style-name="P427">Predict whether or not a loan is likely to default.</text:p>
            </text:list-item>
            <text:list-item>
              <text:p text:style-name="P428">Predict the probability with which the loan is likely to default.</text:p>
            </text:list-item>
          </text:list>
        </text:list-item>
      </text:list>
      <text:p text:style-name="P429"/>
      <text:p text:style-name="P430">Code:</text:p>
      <text:p text:style-name="P431">samplepred=model_5.predict(sample_validation_data)</text:p>
      <text:p text:style-name="P432">print model_5.predict(sample_validation_data,output_type='probability')</text:p>
      <text:p text:style-name="Normal"><text:span text:style-name="T433">Checkpoint:</text:span><text:span text:style-name="T434"><text:s/>Can you verify that for all the predictions with probability &gt;= 0.5, the model predicted the label +1?</text:span></text:p>
      <text:list text:style-name="LFO7" text:continue-numbering="true">
        <text:list-item>
          <text:p text:style-name="P435">Evaluating the model on the validation data</text:p>
        </text:list-item>
        <text:list-item>
          <text:p text:style-name="P436"><text:span text:style-name="T437">Recall that the accuracy is defined as follows:<text:s/></text:span></text:p>
        </text:list-item>
      </text:list>
      <text:p text:style-name="P438">accuracy=# correctly classified examples/# total examples</text:p>
      <text:p text:style-name="P439">Code:</text:p>
      <text:p text:style-name="P440">print model_5.evaluate(validation_data)</text:p>
      <text:p text:style-name="P441">False Positives:</text:p>
      <text:p text:style-name="P442">false_positives=sum(model_5.predict(validation_risky_loans)== +1)</text:p>
      <text:p text:style-name="P443">False Negatives:</text:p>
      <text:p text:style-name="P444">false_negatives=sum(model_5.predict(validation_safe_loans)== -1)</text:p>
      <text:list text:style-name="LFO7" text:continue-numbering="true">
        <text:list-item>
          <text:p text:style-name="P445">Comparison with decision trees</text:p>
        </text:list-item>
      </text:list>
      <text:p text:style-name="P446">In the earlier assignment, we saw that the prediction accuracy of the decision trees was around 0.64 (rounded). In this assignment, we saw that model_5 has an accuracy of 0.67 (rounded).</text:p>
      <text:p text:style-name="P447">Here, we quantify the benefit of the extra 3% increase in accuracy of model_5 in comparison with a single decision tree from the original decision tree assignment.</text:p>
      <text:p text:style-name="P448">As we explored in the earlier assignment, we calculated the cost of the mistakes made by the model. We again consider the same costs as follows:</text:p>
      <text:p text:style-name="P449">False negatives: Assume a cost of $10,000 per false negative.</text:p>
      <text:p text:style-name="P450">False positives: Assume a cost of $20,000 per false positive.</text:p>
      <text:p text:style-name="P451">Assume that the number of false positives and false negatives for the learned decision tree was</text:p>
      <text:p text:style-name="P452">False negatives: 1936</text:p>
      <text:p text:style-name="P453">False positives: 1503</text:p>
      <text:p text:style-name="P454">Using the costs defined above and the number of false positives and false negatives for the decision tree, we can calculate the total cost of the mistakes made by the decision tree model as follows:</text:p>
      <text:p text:style-name="P455">cost = $10,000 * 1936 <text:s/>+ $20,000 * 1503 = $49,420,000</text:p>
      <text:p text:style-name="P456">The total cost of the mistakes of the model is $49.42M. That is a lot of money!.</text:p>
      <text:p text:style-name="P457">Cost here:</text:p>
      <text:p text:style-name="P458">cost = (10000 * false_negatives) + (20000 * false_positives)</text:p>
      <text:p text:style-name="P459">print cost</text:p>
      <text:p text:style-name="P460">46990000</text:p>
      <text:p text:style-name="P461"/>
      <text:p text:style-name="P462"><text:span text:style-name="T463">Reminder:</text:span><text:span text:style-name="T464"><text:s/>Compare the cost of the mistakes made by the boosted trees model with the decision tree model. The extra 3% improvement in prediction accuracy can translate to several million dollars! And, it was so easy to get by simply boosting our decision trees.</text:span></text:p>
      <text:list text:style-name="LFO7" text:continue-numbering="true">
        <text:list-item>
          <text:p text:style-name="P465">Find Most positive &amp; negative loans.</text:p>
        </text:list-item>
      </text:list>
      <text:p text:style-name="P466">In this section, we will find the loans that are most likely to be predicted safe. We can do this in a few steps:</text:p>
      <text:list text:style-name="LFO7" text:continue-numbering="true">
        <text:list-item>
          <text:list>
            <text:list-item>
              <text:p text:style-name="P467">Step 1: Use the model_5 (the model with 5 trees) and make probability predictions for all the loans in the validation_data.</text:p>
            </text:list-item>
            <text:list-item>
              <text:p text:style-name="P468">Step 2: Similar to what we did in the very first assignment, add the probability predictions as a column called predictions into the validation_data.</text:p>
            </text:list-item>
            <text:list-item>
              <text:p text:style-name="P469">Step 3: Sort the data (in descreasing order) by the probability predictions.</text:p>
            </text:list-item>
          </text:list>
        </text:list-item>
      </text:list>
      <text:p text:style-name="P470">Start here with Step 1 &amp; Step 2. Make predictions using model_5 for examples in the validation_data. Use output_type = probability.</text:p>
      <text:p text:style-name="P471"/>
      <text:p text:style-name="P472"><text:span text:style-name="T473">Checkpoint:</text:span><text:span text:style-name="T474"><text:s/>For each row, the probabilities should be a number in the range<text:s/></text:span><text:span text:style-name="T475">[0, 1]</text:span><text:span text:style-name="T476">. We have provided a simple check here to make sure your answers are correct.</text:span></text:p>
      <text:p text:style-name="P477"/>
      <text:list text:style-name="LFO7" text:continue-numbering="true">
        <text:list-item>
          <text:p text:style-name="P478">Effect of adding more trees</text:p>
        </text:list-item>
        <text:list-item>
          <text:p text:style-name="P479">In this assignment, we will train 5 different ensemble classifiers in the form of gradient boosted trees. We will train models with 10, 50, 100, 200, and 500 trees. We use the max_iterations parameter in the boosted tree module.<text:s/></text:p>
        </text:list-item>
      </text:list>
      <text:p text:style-name="P480">Let's get sarted with a model with max_iterations = 10:</text:p>
      <text:p text:style-name="P481"/>
      <text:p text:style-name="P482">model_10 = graphlab.boosted_trees_classifier.create(train_data, validation_set=None,<text:s/></text:p>
      <text:p text:style-name="P483"><text:s text:c="8"/>target = target, features = features, max_iterations = 10, verbose=False)</text:p>
      <text:p text:style-name="P484"/>
      <text:p text:style-name="P485">Now, train 4 models with max_iterations to be:</text:p>
      <text:p text:style-name="P486">max_iterations = 50,<text:s/></text:p>
      <text:p text:style-name="P487">max_iterations = 100</text:p>
      <text:p text:style-name="P488">max_iterations = 200</text:p>
      <text:p text:style-name="P489">max_iterations = 500.<text:s/></text:p>
      <text:p text:style-name="P490">Let us call these models model_50, model_100, model_200, and model_500. You can pass in verbose=False in order to suppress the printed output.</text:p>
      <text:list text:style-name="LFO7" text:continue-numbering="true">
        <text:list-item>
          <text:p text:style-name="P491">Compare accuracy on entire validation set</text:p>
        </text:list-item>
        <text:list-item>
          <text:p text:style-name="P492">Now we will compare the predicitve accuracy of our models on the validation set. Evaluate the accuracy of the 10, 50, 100, 200, and 500 tree models on the validation_data. Use the .evaluate method.<text:tab/></text:p>
        </text:list-item>
      </text:list>
      <text:p text:style-name="P493">m.evaluate(validation_data)['accuracy']</text:p>
      <text:p text:style-name="P494"><text:span text:style-name="T495">Quiz Question:</text:span><text:span text:style-name="T496"><text:s/>Which model has the<text:s/></text:span><text:span text:style-name="T497">best</text:span><text:span text:style-name="T498"><text:s/>accuracy on the<text:s/></text:span><text:span text:style-name="T499">validation_data</text:span><text:span text:style-name="T500">? Answer:Model_100 - 0.6917277035760449</text:span></text:p>
      <text:p text:style-name="P501">Is it always true that the model with the most trees will perform best on test data? No</text:p>
      <text:list text:style-name="LFO7" text:continue-numbering="true">
        <text:list-item>
          <text:p text:style-name="P502">Plot the training and validation error vs. number of trees</text:p>
        </text:list-item>
      </text:list>
      <text:p text:style-name="P503">Recall from the lecture that the classification error is defined as classification error=1−accuracy</text:p>
      <text:h text:style-name="Heading2" text:outline-level="2"><text:bookmark-start text:name="_Toc5372688"/><text:bookmark-start text:name="_Toc6421002"/><text:soft-page-break/><text:span text:style-name="T504">ASSIGNMENT 8:</text:span><text:bookmark-end text:name="_Toc5372688"/><text:bookmark-end text:name="_Toc6421002"/></text:h>
      <text:h text:style-name="P505" text:outline-level="1"><text:bookmark-start text:name="_Toc5372689"/><text:bookmark-start text:name="_Toc6421003"/><text:span text:style-name="T506">Boosting a decision stump</text:span><text:bookmark-end text:name="_Toc5372689"/><text:bookmark-end text:name="_Toc6421003"/></text:h>
      <text:p text:style-name="P507">In this homework you will implement your own boosting module.</text:p>
      <text:p text:style-name="P508"><text:span text:style-name="T509">Brace yourselves</text:span><text:span text:style-name="T510">! This is going to be a fun and challenging assignment.</text:span></text:p>
      <text:list text:style-name="LFO8" text:continue-numbering="true">
        <text:list-item>
          <text:p text:style-name="P511">Use SFrames to do some feature engineering.</text:p>
        </text:list-item>
        <text:list-item>
          <text:p text:style-name="P512">Train a boosted ensemble of decision-trees (gradient boosted trees) on the lending club dataset.</text:p>
        </text:list-item>
        <text:list-item>
          <text:p text:style-name="P513">Predict whether a loan will default along with prediction probabilities (on a validation set).</text:p>
        </text:list-item>
        <text:list-item>
          <text:p text:style-name="P514">Evaluate the trained model and compare it with a baseline.</text:p>
        </text:list-item>
        <text:list-item>
          <text:p text:style-name="P515">Find the most positive and negative loans using the learned model.</text:p>
        </text:list-item>
        <text:list-item>
          <text:p text:style-name="P516">Explore how the number of trees influences classification performance.</text:p>
        </text:list-item>
      </text:list>
      <text:p text:style-name="P517"/>
      <text:p text:style-name="P518">Write Up / Pseudo Code:</text:p>
      <text:list text:style-name="LFO9" text:continue-numbering="true">
        <text:list-item>
          <text:p text:style-name="P519">Load the Data from LendingClub dataset</text:p>
        </text:list-item>
        <text:list-item>
          <text:p text:style-name="P520">Extract the target and feature columns as below:</text:p>
          <text:list text:continue-numbering="true">
            <text:list-item>
              <text:p text:style-name="P521">we re-assign the target to have +1 as a safe (good) loan, and -1 as a risky (bad) loan.</text:p>
            </text:list-item>
            <text:list-item>
              <text:p text:style-name="P522">Next, we select four categorical features:<text:s/></text:p>
              <text:list text:continue-numbering="true">
                <text:list-item>
                  <text:p text:style-name="P523">grade of the loan<text:s/></text:p>
                </text:list-item>
                <text:list-item>
                  <text:p text:style-name="P524">the length of the loan term</text:p>
                </text:list-item>
                <text:list-item>
                  <text:p text:style-name="P525">the home ownership status: own, mortgage, rent</text:p>
                </text:list-item>
                <text:list-item>
                  <text:p text:style-name="P526">number of years of employment.</text:p>
                </text:list-item>
              </text:list>
            </text:list-item>
          </text:list>
        </text:list-item>
        <text:list-item>
          <text:p text:style-name="P527">Subsample dataset to make sure classes are balanced</text:p>
        </text:list-item>
        <text:list-item>
          <text:p text:style-name="P528">Transform categorical data into binary features -</text:p>
          <text:list text:continue-numbering="true">
            <text:list-item>
              <text:p text:style-name="P529">In this assignment, we will work with binary decision trees. Since all of our features are currently categorical features, we want to turn them into binary features using 1-hot encoding.</text:p>
            </text:list-item>
          </text:list>
        </text:list-item>
        <text:list-item>
          <text:p text:style-name="P530">Train-test split</text:p>
        </text:list-item>
        <text:list-item>
          <text:p text:style-name="P531">Write a function to compute weight of mistakes</text:p>
        </text:list-item>
      </text:list>
      <text:list text:style-name="LFO10" text:continue-numbering="true">
        <text:list-item>
          <text:p text:style-name="P532"><text:span text:style-name="T533">Write a function that calculates the weight of mistakes for making the "weighted-majority" predictions for a dataset. The function accepts two inputs:</text:span></text:p>
        </text:list-item>
      </text:list>
      <text:p text:style-name="P534"><text:span text:style-name="T535">labels_in_node</text:span><text:span text:style-name="T536">: Targets<text:s/></text:span><text:span text:style-name="T537">y</text:span><text:span text:style-name="T538">1</text:span><text:span text:style-name="T539">...</text:span><text:span text:style-name="T540">y</text:span><text:span text:style-name="T541">n</text:span><text:span text:style-name="T542"><text:s/></text:span></text:p>
      <text:p text:style-name="P543"><text:span text:style-name="T544">data_weights</text:span><text:span text:style-name="T545">: Data point weights<text:s/></text:span><text:span text:style-name="T546">α</text:span><text:span text:style-name="T547">1</text:span><text:span text:style-name="T548">...</text:span><text:span text:style-name="T549">α</text:span><text:span text:style-name="T550">n</text:span><text:span text:style-name="T551"><text:s/></text:span></text:p>
      <text:p text:style-name="P552">We are interested in computing the (total) weight of mistakes, i.e.<text:s/></text:p>
      <text:p text:style-name="P553"><text:span text:style-name="T554">WM(</text:span><text:span text:style-name="T555">α</text:span><text:span text:style-name="T556">,</text:span><text:span text:style-name="T557">ŷ </text:span><text:span text:style-name="T558">)=</text:span><text:span text:style-name="T559">∑</text:span><text:span text:style-name="T560">i</text:span><text:span text:style-name="T561">=1</text:span><text:span text:style-name="T562">n</text:span><text:span text:style-name="T563">α</text:span><text:span text:style-name="T564">i</text:span><text:span text:style-name="T565">×1[</text:span><text:span text:style-name="T566">y</text:span><text:span text:style-name="T567">i</text:span><text:span text:style-name="T568">≠</text:span><text:span text:style-name="T569">y</text:span><text:span text:style-name="T570">i</text:span><text:span text:style-name="T571">^].</text:span></text:p>
      <text:soft-page-break/>
      <text:p text:style-name="P572"><text:span text:style-name="T573">This quantity is analogous to the number of mistakes, except that each mistake now carries different weight. It is related to the weighted error in the following way:<text:s/></text:span></text:p>
      <text:p text:style-name="P574"><text:span text:style-name="T575">E(</text:span><text:span text:style-name="T576">α</text:span><text:span text:style-name="T577">,</text:span><text:span text:style-name="T578">ŷ </text:span><text:span text:style-name="T579">)=WM(</text:span><text:span text:style-name="T580">α</text:span><text:span text:style-name="T581">,</text:span><text:span text:style-name="T582">ŷ </text:span><text:span text:style-name="T583">)</text:span><text:span text:style-name="T584">∑</text:span><text:span text:style-name="T585">ni</text:span><text:span text:style-name="T586">=1</text:span><text:span text:style-name="T587">α</text:span><text:span text:style-name="T588">i</text:span></text:p>
      <text:p text:style-name="P589"><text:span text:style-name="T590">The function<text:s/></text:span><text:span text:style-name="T591">intermediate_node_weighted_mistakes</text:span><text:span text:style-name="T592"><text:s/>should first compute two weights:<text:s/></text:span></text:p>
      <text:list text:style-name="LFO11" text:continue-numbering="true">
        <text:list-item>
          <text:p text:style-name="P593"><text:span text:style-name="T594">WM</text:span><text:span text:style-name="T595">−1</text:span><text:span text:style-name="T596"><text:s/>: weight of mistakes when all predictions are<text:s/></text:span><text:span text:style-name="T597">y</text:span><text:span text:style-name="T598">̂ </text:span><text:span text:style-name="T599">i</text:span><text:span text:style-name="T600">=−1</text:span><text:span text:style-name="T601"><text:s/>i.e<text:s/></text:span><text:span text:style-name="T602">WM(</text:span><text:span text:style-name="T603">α</text:span><text:span text:style-name="T604">,</text:span><text:span text:style-name="T605">−1</text:span><text:span text:style-name="T606"><text:s/>)</text:span></text:p>
        </text:list-item>
        <text:list-item>
          <text:p text:style-name="P607"><text:span text:style-name="T608">WM</text:span><text:span text:style-name="T609">+1</text:span><text:span text:style-name="T610"><text:s/>: weight of mistakes when all predictions are<text:s/></text:span><text:span text:style-name="T611">y</text:span><text:span text:style-name="T612">̂ </text:span><text:span text:style-name="T613">i</text:span><text:span text:style-name="T614">=+1</text:span><text:span text:style-name="T615"><text:s/>i.e<text:s/></text:span><text:span text:style-name="T616">WM(</text:span><text:span text:style-name="T617">α</text:span><text:span text:style-name="T618">,</text:span><text:span text:style-name="T619">+1</text:span><text:span text:style-name="T620"><text:s/>)</text:span></text:p>
        </text:list-item>
      </text:list>
      <text:p text:style-name="P621"><text:span text:style-name="T622">where<text:s/></text:span><text:span text:style-name="T623">−1</text:span><text:span text:style-name="T624"><text:s/>and<text:s/></text:span><text:span text:style-name="T625">+1</text:span><text:span text:style-name="T626"><text:s/>are vectors where all values are -1 and +1 respectively.</text:span></text:p>
      <text:p text:style-name="P627"><text:span text:style-name="T628">After computing<text:s/></text:span><text:span text:style-name="T629">WM</text:span><text:span text:style-name="T630">−1</text:span><text:span text:style-name="T631"><text:s/>and<text:s/></text:span><text:span text:style-name="T632">WM</text:span><text:span text:style-name="T633">+1</text:span><text:span text:style-name="T634"><text:s/>, the function<text:s/></text:span><text:span text:style-name="T635">intermediate_node_weighted_mistakes</text:span><text:span text:style-name="T636"><text:s/>should return the lower of the two weights of mistakes, along with the class associated with that weight.</text:span></text:p>
      <text:list text:style-name="LFO9" text:continue-numbering="true">
        <text:list-item>
          <text:p text:style-name="P637">Write a Function to pick best feature to split on¶</text:p>
          <text:list text:continue-numbering="true">
            <text:list-item>
              <text:p text:style-name="P638">We continue modifying our decision tree code from the earlier assignment to incorporate weighting of individual data points. The next step is to pick the best feature to split on.</text:p>
              <text:list text:continue-numbering="true">
                <text:list-item>
                  <text:p text:style-name="P639">The best_splitting_feature function is similar to the one from the earlier assignment with two minor modifications:</text:p>
                </text:list-item>
                <text:list-item>
                  <text:p text:style-name="P640">The function best_splitting_feature should now accept an extra parameter data_weights to take account of weights of data points.</text:p>
                </text:list-item>
                <text:list-item>
                  <text:p text:style-name="P641">Instead of computing the number of mistakes in the left and right side of the split, we compute the weight of mistakes for both sides, add up the two weights, and divide it by the total weight of the data.</text:p>
                </text:list-item>
              </text:list>
            </text:list-item>
          </text:list>
        </text:list-item>
      </text:list>
      <text:p text:style-name="P642">Pseudo-code:</text:p>
      <text:list text:style-name="LFO9" text:continue-numbering="true">
        <text:list-item>
          <text:list>
            <text:list-item>
              <text:list>
                <text:list-item>
                  <text:p text:style-name="P643">Loop through each feature to consider splitting on that feature</text:p>
                </text:list-item>
                <text:list-item>
                  <text:p text:style-name="P644">Apply the same filtering to data_weights to create left_data_weights, right_data_weights</text:p>
                </text:list-item>
                <text:list-item>
                  <text:p text:style-name="P645">Calculate the weight of mistakes for left and right sides using intermediate_node_weighted_mistakes</text:p>
                </text:list-item>
                <text:list-item>
                  <text:p text:style-name="P646">Compute weighted error by computing</text:p>
                </text:list-item>
              </text:list>
            </text:list-item>
          </text:list>
        </text:list-item>
      </text:list>
      <text:p text:style-name="P647"><text:s text:c="5"/># <text:s/>( [weight of mistakes (left)] + [weight of mistakes (right)] ) / [total weight of all data points]</text:p>
      <text:list text:style-name="LFO9" text:continue-numbering="true">
        <text:list-item>
          <text:list>
            <text:list-item>
              <text:list>
                <text:list-item>
                  <text:p text:style-name="P648">If this is the best error we have found so far, store the feature and the error</text:p>
                </text:list-item>
              </text:list>
            </text:list-item>
          </text:list>
        </text:list-item>
      </text:list>
      <text:p text:style-name="P649"/>
      <text:list text:style-name="LFO9" text:continue-numbering="true">
        <text:list-item>
          <text:p text:style-name="P650"><text:span text:style-name="T651"><text:s/>Build the tree with<text:s/></text:span><text:span text:style-name="T652">weighted_decision_tree_create</text:span><text:span text:style-name="T653">.</text:span></text:p>
        </text:list-item>
      </text:list>
      <text:p text:style-name="P654">We provide a function that learns a weighted decision tree recursively and implements 3 stopping conditions:</text:p>
      <text:list text:style-name="LFO9" text:continue-numbering="true">
        <text:list-item>
          <text:list>
            <text:list-item>
              <text:p text:style-name="P655">All data points in a node are from the same class.</text:p>
            </text:list-item>
            <text:list-item>
              <text:p text:style-name="P656">No more features to split on.</text:p>
            </text:list-item>
            <text:list-item>
              <text:p text:style-name="P657">Stop growing the tree when the tree depth reaches max_depth.<text:s/></text:p>
            </text:list-item>
          </text:list>
        </text:list-item>
        <text:list-item>
          <text:p text:style-name="P658">Predict and Evaluate the tree</text:p>
        </text:list-item>
      </text:list>
      <text:soft-page-break/>
      <text:p text:style-name="P659">Note:</text:p>
      <text:list text:style-name="LFO9" text:continue-numbering="true">
        <text:list-item>
          <text:p text:style-name="P660">The model small_data_decision_tree_subset_20 performs a lot better on subset_20 than on train_data.</text:p>
        </text:list-item>
        <text:list-item>
          <text:p text:style-name="P661">So, what does this mean?</text:p>
        </text:list-item>
        <text:list-item>
          <text:p text:style-name="P662">The points with higher weights are the ones that are more important during the training process of the weighted decision tree.</text:p>
        </text:list-item>
        <text:list-item>
          <text:p text:style-name="P663">The points with zero weights are basically ignored during training.</text:p>
        </text:list-item>
        <text:list-item>
          <text:p text:style-name="P664"><text:span text:style-name="T665">Implementing your own Adaboost (on decision stumps) -</text:span><text:s/><text:span text:style-name="T666">adaboost_with_tree_stumps</text:span></text:p>
        </text:list-item>
        <text:list-item>
          <text:p text:style-name="P667">Checking the Adaboost code¶.</text:p>
          <text:list text:continue-numbering="true">
            <text:list-item>
              <text:p text:style-name="P668">Train an ensemble of two tree stumps and see which features those stumps split on. We will run the algorithm with the following parameters:</text:p>
              <text:list text:continue-numbering="true">
                <text:list-item>
                  <text:p text:style-name="P669">train_data</text:p>
                </text:list-item>
                <text:list-item>
                  <text:p text:style-name="P670">features</text:p>
                </text:list-item>
                <text:list-item>
                  <text:p text:style-name="P671">target</text:p>
                </text:list-item>
                <text:list-item>
                  <text:p text:style-name="P672">num_tree_stumps = 2</text:p>
                </text:list-item>
              </text:list>
            </text:list-item>
          </text:list>
        </text:list-item>
      </text:list>
      <text:p text:style-name="P673">Code:</text:p>
      <text:p text:style-name="P674">stump_weights, tree_stumps = adaboost_with_tree_stumps(train_data, features, target, num_tree_stumps=2)</text:p>
      <text:p text:style-name="P675"><text:span text:style-name="T676">Important Reminders:</text:span></text:p>
      <text:list text:style-name="LFO9" text:continue-numbering="true">
        <text:list-item>
          <text:list>
            <text:list-item>
              <text:p text:style-name="P677">Stump weights (ŵ ) and data point weights (α) are two different concepts.</text:p>
            </text:list-item>
            <text:list-item>
              <text:p text:style-name="P678">Stump weights (ŵ ) tell you how important each stump is while making predictions with the entire boosted ensemble.</text:p>
            </text:list-item>
            <text:list-item>
              <text:p text:style-name="P679">Data point weights (α) tell you how important each data point is while training a decision stump.</text:p>
            </text:list-item>
          </text:list>
        </text:list-item>
        <text:list-item>
          <text:p text:style-name="P680">Training a boosted ensemble of 10 stumps and making predictions.</text:p>
        </text:list-item>
        <text:list-item>
          <text:p text:style-name="P681">Computing training error at the end of each iteration</text:p>
        </text:list-item>
      </text:list>
      <text:p text:style-name="P682"><text:s/><text:tab/>error_all = []</text:p>
      <text:p text:style-name="P683">for n in xrange(1, 31):</text:p>
      <text:p text:style-name="P684"><text:s text:c="4"/>predictions = predict_adaboost(stump_weights[:n], tree_stumps[:n], train_data)</text:p>
      <text:p text:style-name="P685"><text:s text:c="4"/>error = 1.0 - graphlab.evaluation.accuracy(train_data[target], predictions)</text:p>
      <text:p text:style-name="P686"><text:s text:c="4"/>error_all.append(error)</text:p>
      <text:p text:style-name="P687"><text:s text:c="4"/>print "Iteration %s, training error = %s" % (n, error_all[n-1])</text:p>
      <text:list text:style-name="LFO9" text:continue-numbering="true">
        <text:list-item>
          <text:p text:style-name="P688">Visualizing training error vs number of iterations</text:p>
        </text:list-item>
        <text:list-item>
          <text:p text:style-name="P689">Evaluate on the test data</text:p>
        </text:list-item>
      </text:list>
      <text:p text:style-name="P690">test_error_all = []</text:p>
      <text:p text:style-name="P691">for n in xrange(1, 31):</text:p>
      <text:p text:style-name="P692"><text:s text:c="4"/>predictions = predict_adaboost(stump_weights[:n], tree_stumps[:n], test_data)</text:p>
      <text:soft-page-break/>
      <text:p text:style-name="P693"><text:s text:c="4"/>error = 1.0 - graphlab.evaluation.accuracy(test_data[target], predictions)</text:p>
      <text:p text:style-name="P694"><text:s text:c="4"/>test_error_all.append(error)</text:p>
      <text:p text:style-name="P695"><text:s text:c="4"/>print "Iteration %s, test error = %s" % (n, test_error_all[n-1])</text:p>
      <text:list text:style-name="LFO9" text:continue-numbering="true">
        <text:list-item>
          <text:p text:style-name="P696">Visualize both the training and test error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Main-bold" svg:font-family="STIXMathJax_Main-bold" style:font-family-generic="roman"/>
    <style:font-face style:name="STIXMathJax_Size1" svg:font-family="STIXMathJax_Size1" style:font-family-generic="roman"/>
    <style:font-face style:name="STIXMathJax_Operators" svg:font-family="STIXMathJax_Operator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Calibri" style:font-name-complex="Arial" fo:font-weight="bold" style:font-weight-asian="bold"/>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Calibri" style:font-name-complex="Arial" fo:font-weight="bold" style:font-weight-asian="bold"/>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Aria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8T07:28:00Z</meta:creation-date>
    <dc:date>2019-04-22T13:27:00Z</dc:date>
    <meta:template xlink:href="Normal" xlink:type="simple"/>
    <meta:editing-cycles>25</meta:editing-cycles>
    <meta:editing-duration>PT3900S</meta:editing-duration>
    <meta:document-statistic meta:page-count="18" meta:paragraph-count="70" meta:word-count="5287" meta:character-count="35358" meta:row-count="251" meta:non-whitespace-character-count="30141"/>
  </office:meta>
</office:document-meta>
</file>